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9.072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6.747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1.903cm"/>
    </style:style>
    <style:style style:name="co7" style:family="table-column">
      <style:table-column-properties fo:break-before="auto" style:column-width="2.32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PAR_20_NUMERO">
      <style:table-properties table:display="true" style:writing-mode="lr-tb"/>
    </style:style>
    <style:style style:name="ta2" style:family="table" style:master-page-name="PageStyle_5f_PAR_20_ALPHABE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Comma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01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 NUMER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5"/>
        <table:table-column table:style-name="co6" table:default-cell-style-name="ce2"/>
        <table:table-column table:style-name="co1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N° Pat.</text:p>
          </table:table-cell>
          <table:table-cell table:style-name="ce1" office:value-type="string">
            <text:p>Libellé </text:p>
          </table:table-cell>
          <table:table-cell table:style-name="ce1" office:value-type="string">
            <text:p>Adresse</text:p>
          </table:table-cell>
          <table:table-cell table:style-name="ce2" office:value-type="string">
            <text:p>Colonne1</text:p>
          </table:table-cell>
          <table:table-cell table:style-name="ce2" office:value-type="string">
            <text:p>Colonne2</text:p>
          </table:table-cell>
          <table:table-cell table:style-name="ce3" office:value-type="string" office:string-value="SHOB">
            <text:p><text:s/>SHOB </text:p>
          </table:table-cell>
          <table:table-cell table:style-name="ce1" office:value-type="string">
            <text:p>Quartier</text:p>
          </table:table-cell>
          <table:table-cell table:style-name="ce2" office:value-type="string">
            <text:p>Colonne3</text:p>
          </table:table-cell>
          <table:table-cell table:style-name="ce2" office:value-type="string">
            <text:p>Colonne4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000290</text:p>
          </table:table-cell>
          <table:table-cell office:value-type="string">
            <text:p>Batiment Associatif Du Gabut</text:p>
          </table:table-cell>
          <table:table-cell office:value-type="string">
            <text:p>2</text:p>
          </table:table-cell>
          <table:table-cell office:value-type="string">
            <text:p>PLACE DE LA PETITE SIRENE</text:p>
          </table:table-cell>
          <table:table-cell office:value-type="string">
            <text:p>LRE</text:p>
          </table:table-cell>
          <table:table-cell table:style-name="ce4" office:value-type="float" office:value="657">
            <text:p><text:s/>657,00 <text:s text:c="3"/></text:p>
          </table:table-cell>
          <table:table-cell office:value-type="string">
            <text:p>19</text:p>
          </table:table-cell>
          <table:table-cell office:value-type="float" office:value="0">
            <text:p>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301</text:p>
          </table:table-cell>
          <table:table-cell office:value-type="string">
            <text:p>Immeuble Nanette</text:p>
          </table:table-cell>
          <table:table-cell office:value-type="string">
            <text:p>5</text:p>
          </table:table-cell>
          <table:table-cell office:value-type="string">
            <text:p>RUE DE L'AIMABLE NANETTE</text:p>
          </table:table-cell>
          <table:table-cell office:value-type="string">
            <text:p>LRE</text:p>
          </table:table-cell>
          <table:table-cell/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55</text:p>
          </table:table-cell>
          <table:table-cell office:value-type="string">
            <text:p>Grand Arsenal Nord</text:p>
          </table:table-cell>
          <table:table-cell office:value-type="string">
            <text:p>10</text:p>
          </table:table-cell>
          <table:table-cell office:value-type="string">
            <text:p>RUE AMELOT</text:p>
          </table:table-cell>
          <table:table-cell office:value-type="string">
            <text:p>LRE</text:p>
          </table:table-cell>
          <table:table-cell table:style-name="ce4" office:value-type="float" office:value="4487">
            <text:p><text:s/>4 487,00 <text:s text:c="3"/></text:p>
          </table:table-cell>
          <table:table-cell office:value-type="string">
            <text:p>4</text:p>
          </table:table-cell>
          <table:table-cell office:value-type="float" office:value="5">
            <text:p>5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96</text:p>
          </table:table-cell>
          <table:table-cell office:value-type="string">
            <text:p>Musée du Nouveau Monde</text:p>
          </table:table-cell>
          <table:table-cell office:value-type="string">
            <text:p>10 - 12</text:p>
          </table:table-cell>
          <table:table-cell office:value-type="string">
            <text:p>RUE FLEURIAU</text:p>
          </table:table-cell>
          <table:table-cell office:value-type="string">
            <text:p>LRE</text:p>
          </table:table-cell>
          <table:table-cell table:style-name="ce4" office:value-type="float" office:value="2229">
            <text:p><text:s/>2 229,00 <text:s text:c="3"/></text:p>
          </table:table-cell>
          <table:table-cell office:value-type="string">
            <text:p>3</text:p>
          </table:table-cell>
          <table:table-cell office:value-type="float" office:value="5">
            <text:p>5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114</text:p>
          </table:table-cell>
          <table:table-cell office:value-type="string">
            <text:p>Vélodrome Maurice Delaunay</text:p>
          </table:table-cell>
          <table:table-cell office:value-type="string">
            <text:p>92</text:p>
          </table:table-cell>
          <table:table-cell office:value-type="string">
            <text:p>RUE DU VELODROME</text:p>
          </table:table-cell>
          <table:table-cell office:value-type="string">
            <text:p>LRE</text:p>
          </table:table-cell>
          <table:table-cell table:style-name="ce4" office:value-type="float" office:value="328">
            <text:p><text:s/>328,00 <text:s text:c="3"/></text:p>
          </table:table-cell>
          <table:table-cell office:value-type="string">
            <text:p>9</text:p>
          </table:table-cell>
          <table:table-cell office:value-type="float" office:value="10">
            <text:p>1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117</text:p>
          </table:table-cell>
          <table:table-cell office:value-type="string">
            <text:p>Piscine municipale Lucien Maylin</text:p>
          </table:table-cell>
          <table:table-cell office:value-type="string">
            <text:p>5</text:p>
          </table:table-cell>
          <table:table-cell office:value-type="string">
            <text:p>RUE LEONCE MAILHO</text:p>
          </table:table-cell>
          <table:table-cell office:value-type="string">
            <text:p>LRE</text:p>
          </table:table-cell>
          <table:table-cell table:style-name="ce4" office:value-type="float" office:value="8134">
            <text:p><text:s/>8 134,00 <text:s text:c="3"/></text:p>
          </table:table-cell>
          <table:table-cell office:value-type="string">
            <text:p>08</text:p>
          </table:table-cell>
          <table:table-cell office:value-type="float" office:value="10">
            <text:p>1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320</text:p>
          </table:table-cell>
          <table:table-cell office:value-type="string">
            <text:p>La Passerelle</text:p>
          </table:table-cell>
          <table:table-cell office:value-type="string">
            <text:p>2</text:p>
          </table:table-cell>
          <table:table-cell office:value-type="string">
            <text:p>PCE DE L EUROPE</text:p>
          </table:table-cell>
          <table:table-cell office:value-type="string">
            <text:p>LRE</text:p>
          </table:table-cell>
          <table:table-cell table:style-name="ce4" office:value-type="float" office:value="2390">
            <text:p><text:s/>2 390,00 <text:s text:c="3"/></text:p>
          </table:table-cell>
          <table:table-cell office:value-type="string">
            <text:p>4</text:p>
          </table:table-cell>
          <table:table-cell office:value-type="float" office:value="10">
            <text:p>1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327</text:p>
          </table:table-cell>
          <table:table-cell office:value-type="string">
            <text:p>Bibliothèque de Mireuil</text:p>
          </table:table-cell>
          <table:table-cell office:value-type="string">
            <text:p>28</text:p>
          </table:table-cell>
          <table:table-cell office:value-type="string">
            <text:p>PCE DE L EUROPE</text:p>
          </table:table-cell>
          <table:table-cell office:value-type="string">
            <text:p>LRE</text:p>
          </table:table-cell>
          <table:table-cell table:style-name="ce4" office:value-type="float" office:value="600">
            <text:p><text:s/>600,00 <text:s text:c="3"/></text:p>
          </table:table-cell>
          <table:table-cell office:value-type="string">
            <text:p>4</text:p>
          </table:table-cell>
          <table:table-cell office:value-type="float" office:value="10">
            <text:p>1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225</text:p>
          </table:table-cell>
          <table:table-cell office:value-type="string">
            <text:p>Bibliothèque de Laleu - la Pallice</text:p>
          </table:table-cell>
          <table:table-cell office:value-type="string">
            <text:p>10</text:p>
          </table:table-cell>
          <table:table-cell office:value-type="string">
            <text:p>RUE DE MONTREAL</text:p>
          </table:table-cell>
          <table:table-cell office:value-type="string">
            <text:p>LRE</text:p>
          </table:table-cell>
          <table:table-cell table:style-name="ce4" office:value-type="float" office:value="400">
            <text:p><text:s/>400,00 <text:s text:c="3"/></text:p>
          </table:table-cell>
          <table:table-cell office:value-type="string">
            <text:p>11</text:p>
          </table:table-cell>
          <table:table-cell office:value-type="float" office:value="15">
            <text:p>15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284</text:p>
          </table:table-cell>
          <table:table-cell office:value-type="string">
            <text:p>Bibliothèque Médiathèque Villeneuve les Salines</text:p>
          </table:table-cell>
          <table:table-cell office:value-type="string">
            <text:p>16</text:p>
          </table:table-cell>
          <table:table-cell office:value-type="string">
            <text:p>PCE DU QUATORZE JUILLET</text:p>
          </table:table-cell>
          <table:table-cell office:value-type="string">
            <text:p>LRE</text:p>
          </table:table-cell>
          <table:table-cell table:style-name="ce4" office:value-type="float" office:value="1400">
            <text:p><text:s/>1 400,00 <text:s text:c="3"/></text:p>
          </table:table-cell>
          <table:table-cell office:value-type="string">
            <text:p>11</text:p>
          </table:table-cell>
          <table:table-cell office:value-type="float" office:value="15">
            <text:p>15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67</text:p>
          </table:table-cell>
          <table:table-cell office:value-type="string">
            <text:p>Dépôt EV parc de la gare</text:p>
          </table:table-cell>
          <table:table-cell/>
          <table:table-cell office:value-type="string">
            <text:p>AVE DU 123E R I</text:p>
          </table:table-cell>
          <table:table-cell office:value-type="string">
            <text:p>LRE</text:p>
          </table:table-cell>
          <table:table-cell table:style-name="ce4" office:value-type="float" office:value="124">
            <text:p><text:s/>124,00 <text:s text:c="3"/></text:p>
          </table:table-cell>
          <table:table-cell office:value-type="string">
            <text:p>2</text:p>
          </table:table-cell>
          <table:table-cell office:value-type="float" office:value="20">
            <text:p>2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70</text:p>
          </table:table-cell>
          <table:table-cell office:value-type="string">
            <text:p>Dépôt EV jardin des plantes</text:p>
          </table:table-cell>
          <table:table-cell office:value-type="string">
            <text:p>23</text:p>
          </table:table-cell>
          <table:table-cell office:value-type="string">
            <text:p>RUE ALCIDE D'ORBIGNY</text:p>
          </table:table-cell>
          <table:table-cell office:value-type="string">
            <text:p>LRE</text:p>
          </table:table-cell>
          <table:table-cell table:style-name="ce4" office:value-type="float" office:value="222">
            <text:p><text:s/>222,00 <text:s text:c="3"/></text:p>
          </table:table-cell>
          <table:table-cell office:value-type="string">
            <text:p>18</text:p>
          </table:table-cell>
          <table:table-cell office:value-type="float" office:value="20">
            <text:p>2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87</text:p>
          </table:table-cell>
          <table:table-cell office:value-type="string">
            <text:p>Dépôt EV de Mireuil</text:p>
          </table:table-cell>
          <table:table-cell office:value-type="string">
            <text:p>19</text:p>
          </table:table-cell>
          <table:table-cell office:value-type="string">
            <text:p>AVE GAL MANGIN</text:p>
          </table:table-cell>
          <table:table-cell office:value-type="string">
            <text:p>LRE</text:p>
          </table:table-cell>
          <table:table-cell table:style-name="ce4" office:value-type="float" office:value="536">
            <text:p><text:s/>536,00 <text:s text:c="3"/></text:p>
          </table:table-cell>
          <table:table-cell office:value-type="string">
            <text:p>04</text:p>
          </table:table-cell>
          <table:table-cell office:value-type="float" office:value="20">
            <text:p>2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89</text:p>
          </table:table-cell>
          <table:table-cell office:value-type="string">
            <text:p>Dépôt EV de Laleu</text:p>
          </table:table-cell>
          <table:table-cell office:value-type="string">
            <text:p>25</text:p>
          </table:table-cell>
          <table:table-cell office:value-type="string">
            <text:p>RUE PAUL YVON</text:p>
          </table:table-cell>
          <table:table-cell office:value-type="string">
            <text:p>LRE</text:p>
          </table:table-cell>
          <table:table-cell table:style-name="ce4" office:value-type="float" office:value="472">
            <text:p><text:s/>472,00 <text:s text:c="3"/></text:p>
          </table:table-cell>
          <table:table-cell office:value-type="string">
            <text:p>11</text:p>
          </table:table-cell>
          <table:table-cell office:value-type="float" office:value="20">
            <text:p>2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92</text:p>
          </table:table-cell>
          <table:table-cell office:value-type="string">
            <text:p>Muséum d'histoire naturelle</text:p>
          </table:table-cell>
          <table:table-cell office:value-type="string">
            <text:p>28</text:p>
          </table:table-cell>
          <table:table-cell office:value-type="string">
            <text:p>RUE ALBERT 1ER</text:p>
          </table:table-cell>
          <table:table-cell office:value-type="string">
            <text:p>LRE</text:p>
          </table:table-cell>
          <table:table-cell table:style-name="ce4" office:value-type="float" office:value="4662">
            <text:p><text:s/>4 662,00 <text:s text:c="3"/></text:p>
          </table:table-cell>
          <table:table-cell office:value-type="string">
            <text:p>18</text:p>
          </table:table-cell>
          <table:table-cell office:value-type="float" office:value="20">
            <text:p>2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160</text:p>
          </table:table-cell>
          <table:table-cell office:value-type="string">
            <text:p>Cimetière de la Rossignolette</text:p>
          </table:table-cell>
          <table:table-cell/>
          <table:table-cell office:value-type="string">
            <text:p>AVE D'ATHENES</text:p>
          </table:table-cell>
          <table:table-cell office:value-type="string">
            <text:p>LRE</text:p>
          </table:table-cell>
          <table:table-cell table:style-name="ce4" office:value-type="float" office:value="135">
            <text:p><text:s/>135,00 <text:s text:c="3"/></text:p>
          </table:table-cell>
          <table:table-cell office:value-type="string">
            <text:p>4</text:p>
          </table:table-cell>
          <table:table-cell office:value-type="float" office:value="20">
            <text:p>2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197</text:p>
          </table:table-cell>
          <table:table-cell office:value-type="string">
            <text:p>Zoo Parc Charruyer</text:p>
          </table:table-cell>
          <table:table-cell/>
          <table:table-cell office:value-type="string">
            <text:p>PARC CHARRUYER</text:p>
          </table:table-cell>
          <table:table-cell office:value-type="string">
            <text:p>LRE</text:p>
          </table:table-cell>
          <table:table-cell table:style-name="ce4" office:value-type="float" office:value="250">
            <text:p><text:s/>250,00 <text:s text:c="3"/></text:p>
          </table:table-cell>
          <table:table-cell/>
          <table:table-cell office:value-type="float" office:value="20">
            <text:p>2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256</text:p>
          </table:table-cell>
          <table:table-cell office:value-type="string">
            <text:p>Dépôt E.V. <text:s/>Richelieu</text:p>
          </table:table-cell>
          <table:table-cell office:value-type="string">
            <text:p>43</text:p>
          </table:table-cell>
          <table:table-cell office:value-type="string">
            <text:p>RUE RICHELIEU</text:p>
          </table:table-cell>
          <table:table-cell office:value-type="string">
            <text:p>LRE</text:p>
          </table:table-cell>
          <table:table-cell table:style-name="ce4" office:value-type="float" office:value="993">
            <text:p><text:s/>993,00 <text:s text:c="3"/></text:p>
          </table:table-cell>
          <table:table-cell office:value-type="string">
            <text:p>07</text:p>
          </table:table-cell>
          <table:table-cell office:value-type="float" office:value="20">
            <text:p>2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273</text:p>
          </table:table-cell>
          <table:table-cell office:value-type="string">
            <text:p>Dépôt EV des Minimes</text:p>
          </table:table-cell>
          <table:table-cell office:value-type="string">
            <text:p>3</text:p>
          </table:table-cell>
          <table:table-cell office:value-type="string">
            <text:p>AVE DES MINIMES</text:p>
          </table:table-cell>
          <table:table-cell office:value-type="string">
            <text:p>LRE</text:p>
          </table:table-cell>
          <table:table-cell table:style-name="ce4" office:value-type="float" office:value="328">
            <text:p><text:s/>328,00 <text:s text:c="3"/></text:p>
          </table:table-cell>
          <table:table-cell office:value-type="string">
            <text:p>14</text:p>
          </table:table-cell>
          <table:table-cell office:value-type="float" office:value="20">
            <text:p>2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285</text:p>
          </table:table-cell>
          <table:table-cell office:value-type="string">
            <text:p>Dépôt EV Jeux et Mobiliers Urbains</text:p>
          </table:table-cell>
          <table:table-cell/>
          <table:table-cell office:value-type="string">
            <text:p>rue Blaise Pascal</text:p>
          </table:table-cell>
          <table:table-cell office:value-type="string">
            <text:p>PER</text:p>
          </table:table-cell>
          <table:table-cell table:style-name="ce4" office:value-type="float" office:value="285">
            <text:p><text:s/>285,00 <text:s text:c="3"/></text:p>
          </table:table-cell>
          <table:table-cell/>
          <table:table-cell office:value-type="float" office:value="20">
            <text:p>2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95</text:p>
          </table:table-cell>
          <table:table-cell office:value-type="string">
            <text:p>Musée d'Orbigny-Bernon</text:p>
          </table:table-cell>
          <table:table-cell office:value-type="string">
            <text:p>2</text:p>
          </table:table-cell>
          <table:table-cell office:value-type="string">
            <text:p>RUE SAINT COME</text:p>
          </table:table-cell>
          <table:table-cell office:value-type="string">
            <text:p>LRE</text:p>
          </table:table-cell>
          <table:table-cell table:style-name="ce4" office:value-type="float" office:value="1350">
            <text:p><text:s/>1 350,00 <text:s text:c="3"/></text:p>
          </table:table-cell>
          <table:table-cell office:value-type="string">
            <text:p>1</text:p>
          </table:table-cell>
          <table:table-cell office:value-type="float" office:value="30">
            <text:p>3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01</text:p>
          </table:table-cell>
          <table:table-cell office:value-type="string">
            <text:p>Hotel de Ville</text:p>
          </table:table-cell>
          <table:table-cell office:value-type="string">
            <text:p>1</text:p>
          </table:table-cell>
          <table:table-cell office:value-type="string">
            <text:p>PCE DE L'HOTEL DE VILLE</text:p>
          </table:table-cell>
          <table:table-cell office:value-type="string">
            <text:p>LRE</text:p>
          </table:table-cell>
          <table:table-cell table:style-name="ce4" office:value-type="float" office:value="6667.9">
            <text:p><text:s/>6 667,90 <text:s text:c="3"/></text:p>
          </table:table-cell>
          <table:table-cell office:value-type="string">
            <text:p>4</text:p>
          </table:table-cell>
          <table:table-cell office:value-type="float" office:value="33">
            <text:p>33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136</text:p>
          </table:table-cell>
          <table:table-cell office:value-type="string">
            <text:p>Petit Arsenal Sud</text:p>
          </table:table-cell>
          <table:table-cell office:value-type="string">
            <text:p>4</text:p>
          </table:table-cell>
          <table:table-cell office:value-type="string">
            <text:p>PCE JEAN BAPTISTE MARCET</text:p>
          </table:table-cell>
          <table:table-cell office:value-type="string">
            <text:p>LRE</text:p>
          </table:table-cell>
          <table:table-cell table:style-name="ce4" office:value-type="float" office:value="672">
            <text:p><text:s/>672,00 <text:s text:c="3"/></text:p>
          </table:table-cell>
          <table:table-cell office:value-type="string">
            <text:p>20</text:p>
          </table:table-cell>
          <table:table-cell office:value-type="float" office:value="50">
            <text:p>5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159</text:p>
          </table:table-cell>
          <table:table-cell office:value-type="string">
            <text:p>Cimetière de Saint Eloi</text:p>
          </table:table-cell>
          <table:table-cell office:value-type="string">
            <text:p>37</text:p>
          </table:table-cell>
          <table:table-cell office:value-type="string">
            <text:p>AVE DU CIMETIERE</text:p>
          </table:table-cell>
          <table:table-cell office:value-type="string">
            <text:p>LRE</text:p>
          </table:table-cell>
          <table:table-cell table:style-name="ce4" office:value-type="float" office:value="425">
            <text:p><text:s/>425,00 <text:s text:c="3"/></text:p>
          </table:table-cell>
          <table:table-cell office:value-type="string">
            <text:p>10</text:p>
          </table:table-cell>
          <table:table-cell office:value-type="float" office:value="50">
            <text:p>5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04</text:p>
          </table:table-cell>
          <table:table-cell office:value-type="string">
            <text:p>Mairie de Laleu</text:p>
          </table:table-cell>
          <table:table-cell office:value-type="string">
            <text:p>21</text:p>
          </table:table-cell>
          <table:table-cell office:value-type="string">
            <text:p>RUE DE LA MUSE</text:p>
          </table:table-cell>
          <table:table-cell office:value-type="string">
            <text:p>LRE</text:p>
          </table:table-cell>
          <table:table-cell table:style-name="ce4" office:value-type="float" office:value="300">
            <text:p><text:s/>300,00 <text:s text:c="3"/></text:p>
          </table:table-cell>
          <table:table-cell office:value-type="string">
            <text:p>11</text:p>
          </table:table-cell>
          <table:table-cell office:value-type="float" office:value="60">
            <text:p>6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56</text:p>
          </table:table-cell>
          <table:table-cell office:value-type="string">
            <text:p>Grand Arsenal Sud</text:p>
          </table:table-cell>
          <table:table-cell office:value-type="string">
            <text:p>8</text:p>
          </table:table-cell>
          <table:table-cell office:value-type="string">
            <text:p>PCE JEAN BAPTISTE MARCET</text:p>
          </table:table-cell>
          <table:table-cell office:value-type="string">
            <text:p>LRE</text:p>
          </table:table-cell>
          <table:table-cell table:style-name="ce4" office:value-type="float" office:value="6390">
            <text:p><text:s/>6 390,00 <text:s text:c="3"/></text:p>
          </table:table-cell>
          <table:table-cell office:value-type="string">
            <text:p>20</text:p>
          </table:table-cell>
          <table:table-cell office:value-type="float" office:value="75">
            <text:p>75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86</text:p>
          </table:table-cell>
          <table:table-cell office:value-type="string">
            <text:p>Villa Fort-Louis</text:p>
          </table:table-cell>
          <table:table-cell office:value-type="string">
            <text:p>24</text:p>
          </table:table-cell>
          <table:table-cell office:value-type="string">
            <text:p>AVE DU FORT LOUIS</text:p>
          </table:table-cell>
          <table:table-cell office:value-type="string">
            <text:p>LRE</text:p>
          </table:table-cell>
          <table:table-cell table:style-name="ce4" office:value-type="float" office:value="1100">
            <text:p><text:s/>1 100,00 <text:s text:c="3"/></text:p>
          </table:table-cell>
          <table:table-cell office:value-type="string">
            <text:p>5</text:p>
          </table:table-cell>
          <table:table-cell office:value-type="float" office:value="80">
            <text:p>8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02</text:p>
          </table:table-cell>
          <table:table-cell office:value-type="string">
            <text:p>Bâtiment Administratif de la Grille</text:p>
          </table:table-cell>
          <table:table-cell office:value-type="string">
            <text:p>3</text:p>
          </table:table-cell>
          <table:table-cell office:value-type="string">
            <text:p>RUE DE LA GRILLE</text:p>
          </table:table-cell>
          <table:table-cell office:value-type="string">
            <text:p>LRE</text:p>
          </table:table-cell>
          <table:table-cell table:style-name="ce4" office:value-type="float" office:value="396">
            <text:p><text:s/>396,00 <text:s text:c="3"/></text:p>
          </table:table-cell>
          <table:table-cell office:value-type="string">
            <text:p>4</text:p>
          </table:table-cell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05</text:p>
          </table:table-cell>
          <table:table-cell office:value-type="string">
            <text:p>Centre technique municipal</text:p>
          </table:table-cell>
          <table:table-cell/>
          <table:table-cell office:value-type="string">
            <text:p>rue Blaise Pascal</text:p>
          </table:table-cell>
          <table:table-cell office:value-type="string">
            <text:p>PER</text:p>
          </table:table-cell>
          <table:table-cell table:style-name="ce4" office:value-type="float" office:value="10044">
            <text:p><text:s/>10 044,00 <text:s text:c="3"/></text:p>
          </table:table-cell>
          <table:table-cell/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006</text:p>
          </table:table-cell>
          <table:table-cell office:value-type="string">
            <text:p>Maison Nicolas VENETTE</text:p>
          </table:table-cell>
          <table:table-cell office:value-type="string">
            <text:p>1</text:p>
          </table:table-cell>
          <table:table-cell office:value-type="string">
            <text:p>RUE NICOLAS VENETTE</text:p>
          </table:table-cell>
          <table:table-cell office:value-type="string">
            <text:p>LRE</text:p>
          </table:table-cell>
          <table:table-cell table:style-name="ce4" office:value-type="float" office:value="544">
            <text:p><text:s/>544,00 <text:s text:c="3"/></text:p>
          </table:table-cell>
          <table:table-cell office:value-type="string">
            <text:p>15</text:p>
          </table:table-cell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121</text:p>
          </table:table-cell>
          <table:table-cell office:value-type="string">
            <text:p>Arsenal</text:p>
          </table:table-cell>
          <table:table-cell office:value-type="string">
            <text:p>22</text:p>
          </table:table-cell>
          <table:table-cell office:value-type="string">
            <text:p>PCE SAINT MICHEL</text:p>
          </table:table-cell>
          <table:table-cell office:value-type="string">
            <text:p>LRE</text:p>
          </table:table-cell>
          <table:table-cell table:style-name="ce4" office:value-type="float" office:value="776">
            <text:p><text:s/>776,00 <text:s text:c="3"/></text:p>
          </table:table-cell>
          <table:table-cell office:value-type="string">
            <text:p>4</text:p>
          </table:table-cell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248</text:p>
          </table:table-cell>
          <table:table-cell office:value-type="string">
            <text:p>Dépôt restaurant scolaires</text:p>
          </table:table-cell>
          <table:table-cell/>
          <table:table-cell office:value-type="string">
            <text:p>rue Blaise Pascal</text:p>
          </table:table-cell>
          <table:table-cell office:value-type="string">
            <text:p>PER</text:p>
          </table:table-cell>
          <table:table-cell table:style-name="ce4" office:value-type="float" office:value="1337">
            <text:p><text:s/>1 337,00 <text:s text:c="3"/></text:p>
          </table:table-cell>
          <table:table-cell/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272</text:p>
          </table:table-cell>
          <table:table-cell office:value-type="string">
            <text:p>Relais nature " Ferme de la Moulinette "</text:p>
          </table:table-cell>
          <table:table-cell table:number-columns-repeated="2"/>
          <table:table-cell office:value-type="string">
            <text:p>AYT</text:p>
          </table:table-cell>
          <table:table-cell table:style-name="ce4" office:value-type="float" office:value="837">
            <text:p><text:s/>837,00 <text:s text:c="3"/></text:p>
          </table:table-cell>
          <table:table-cell office:value-type="string">
            <text:p>17</text:p>
          </table:table-cell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280</text:p>
          </table:table-cell>
          <table:table-cell office:value-type="string">
            <text:p>Mairie annexe de Villeneuve Les Salines et du Peti</text:p>
          </table:table-cell>
          <table:table-cell office:value-type="string">
            <text:p>34</text:p>
          </table:table-cell>
          <table:table-cell office:value-type="string">
            <text:p>AVE BILLAUD VARENNE</text:p>
          </table:table-cell>
          <table:table-cell office:value-type="string">
            <text:p>LRE</text:p>
          </table:table-cell>
          <table:table-cell table:style-name="ce4" office:value-type="float" office:value="149">
            <text:p><text:s/>149,00 <text:s text:c="3"/></text:p>
          </table:table-cell>
          <table:table-cell office:value-type="string">
            <text:p>17</text:p>
          </table:table-cell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299</text:p>
          </table:table-cell>
          <table:table-cell office:value-type="string">
            <text:p>Dépôt service voirie et Propreté Urbaine</text:p>
          </table:table-cell>
          <table:table-cell office:value-type="string">
            <text:p>68</text:p>
          </table:table-cell>
          <table:table-cell office:value-type="string">
            <text:p>RUE REMPART DES VOILIERS</text:p>
          </table:table-cell>
          <table:table-cell office:value-type="string">
            <text:p>LRE</text:p>
          </table:table-cell>
          <table:table-cell table:style-name="ce4" office:value-type="float" office:value="542">
            <text:p><text:s/>542,00 <text:s text:c="3"/></text:p>
          </table:table-cell>
          <table:table-cell office:value-type="string">
            <text:p>4</text:p>
          </table:table-cell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323</text:p>
          </table:table-cell>
          <table:table-cell office:value-type="string">
            <text:p>Petit Arsenal Nord</text:p>
          </table:table-cell>
          <table:table-cell office:value-type="string">
            <text:p>3</text:p>
          </table:table-cell>
          <table:table-cell office:value-type="string">
            <text:p>PCE JEAN BAPTISTE MARCET</text:p>
          </table:table-cell>
          <table:table-cell office:value-type="string">
            <text:p>LRE</text:p>
          </table:table-cell>
          <table:table-cell table:style-name="ce4" office:value-type="float" office:value="840">
            <text:p><text:s/>840,00 <text:s text:c="3"/></text:p>
          </table:table-cell>
          <table:table-cell office:value-type="string">
            <text:p>20</text:p>
          </table:table-cell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358</text:p>
          </table:table-cell>
          <table:table-cell office:value-type="string">
            <text:p>Bâtiment Administratif St Michel</text:p>
          </table:table-cell>
          <table:table-cell office:value-type="string">
            <text:p>10</text:p>
          </table:table-cell>
          <table:table-cell office:value-type="string">
            <text:p>RUE SAINT MICHEL</text:p>
          </table:table-cell>
          <table:table-cell office:value-type="string">
            <text:p>LRE</text:p>
          </table:table-cell>
          <table:table-cell table:style-name="ce4" office:value-type="float" office:value="137">
            <text:p><text:s/>137,00 <text:s text:c="3"/></text:p>
          </table:table-cell>
          <table:table-cell office:value-type="string">
            <text:p>4</text:p>
          </table:table-cell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402</text:p>
          </table:table-cell>
          <table:table-cell office:value-type="string">
            <text:p>Pavillon Mangin</text:p>
          </table:table-cell>
          <table:table-cell office:value-type="string">
            <text:p>67</text:p>
          </table:table-cell>
          <table:table-cell office:value-type="string">
            <text:p>AVE DES CORDELIERS</text:p>
          </table:table-cell>
          <table:table-cell office:value-type="string">
            <text:p>LRE</text:p>
          </table:table-cell>
          <table:table-cell table:style-name="ce4" office:value-type="float" office:value="252">
            <text:p><text:s/>252,00 <text:s text:c="3"/></text:p>
          </table:table-cell>
          <table:table-cell office:value-type="string">
            <text:p>16</text:p>
          </table:table-cell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0417</text:p>
          </table:table-cell>
          <table:table-cell office:value-type="string">
            <text:p>Serres Municipales</text:p>
          </table:table-cell>
          <table:table-cell/>
          <table:table-cell office:value-type="string">
            <text:p>RUE DE LA BERGERIE</text:p>
          </table:table-cell>
          <table:table-cell office:value-type="string">
            <text:p>LRE</text:p>
          </table:table-cell>
          <table:table-cell table:style-name="ce4" office:value-type="float" office:value="10290">
            <text:p><text:s/>10 290,00 <text:s text:c="3"/></text:p>
          </table:table-cell>
          <table:table-cell/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office:value-type="string">
            <text:p>001011</text:p>
          </table:table-cell>
          <table:table-cell office:value-type="string">
            <text:p>Service Stationnement</text:p>
          </table:table-cell>
          <table:table-cell office:value-type="string">
            <text:p>14</text:p>
          </table:table-cell>
          <table:table-cell office:value-type="string">
            <text:p>RUE DE L'ARSENAL</text:p>
          </table:table-cell>
          <table:table-cell office:value-type="string">
            <text:p>LRE</text:p>
          </table:table-cell>
          <table:table-cell table:number-columns-repeated="2"/>
          <table:table-cell office:value-type="float" office:value="100">
            <text:p>100</text:p>
          </table:table-cell>
          <table:table-cell table:style-name="ce7" table:formula="of:=Tableau1[[#this row];[shob]]*Tableau1[[#this row];[colonne3]]/100" office:value-type="float" office:value="0">
            <text:p>Err :50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table:formula="of:=SUM([.F2:.F41])" office:value-type="float" office:value="71680.9">
            <text:p><text:s/>71 681 <text:s text:c="3"/></text:p>
          </table:table-cell>
          <table:table-cell table:number-columns-repeated="2"/>
          <table:table-cell table:style-name="ce6" table:formula="of:=SUM([.I2:.I42])" office:value-type="float" office:value="38502.807">
            <text:p><text:s/>38 503 <text:s text:c="3"/></text:p>
          </table:table-cell>
          <table:table-cell table:number-columns-repeated="101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 ALPHABET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ce5"/>
        <table:table-column table:style-name="co6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N° Pat.</text:p>
          </table:table-cell>
          <table:table-cell table:style-name="ce1" office:value-type="string">
            <text:p>Libellé </text:p>
          </table:table-cell>
          <table:table-cell table:style-name="ce1" office:value-type="string">
            <text:p>Adresse</text:p>
          </table:table-cell>
          <table:table-cell table:style-name="ce2" office:value-type="string">
            <text:p>Colonne1</text:p>
          </table:table-cell>
          <table:table-cell table:style-name="ce2" office:value-type="string">
            <text:p>Colonne2</text:p>
          </table:table-cell>
          <table:table-cell table:style-name="ce3" office:value-type="string" office:string-value="SHOB">
            <text:p><text:s/>SHOB </text:p>
          </table:table-cell>
          <table:table-cell table:style-name="ce1" office:value-type="string">
            <text:p>Quartier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000091</text:p>
          </table:table-cell>
          <table:table-cell office:value-type="string">
            <text:p>Accueil de jour Porte Dauphine</text:p>
          </table:table-cell>
          <table:table-cell/>
          <table:table-cell office:value-type="string">
            <text:p>AVE DE LA PORTE DAUPHINE</text:p>
          </table:table-cell>
          <table:table-cell office:value-type="string">
            <text:p>LRE</text:p>
          </table:table-cell>
          <table:table-cell table:style-name="ce4" office:value-type="float" office:value="142">
            <text:p><text:s/>142,00 <text:s text:c="3"/></text:p>
          </table:table-cell>
          <table:table-cell office:value-type="string">
            <text:p>16</text:p>
          </table:table-cell>
          <table:table-cell table:number-columns-repeated="1017"/>
        </table:table-row>
        <table:table-row table:style-name="ro1">
          <table:table-cell office:value-type="string">
            <text:p>000240</text:p>
          </table:table-cell>
          <table:table-cell office:value-type="string">
            <text:p>Accueil de nuit l''escale</text:p>
          </table:table-cell>
          <table:table-cell office:value-type="string">
            <text:p>15</text:p>
          </table:table-cell>
          <table:table-cell office:value-type="string">
            <text:p>AVE DU CHAMP DE MARS</text:p>
          </table:table-cell>
          <table:table-cell office:value-type="string">
            <text:p>LRE</text:p>
          </table:table-cell>
          <table:table-cell table:style-name="ce4" office:value-type="float" office:value="269">
            <text:p><text:s/>269,00 <text:s text:c="3"/></text:p>
          </table:table-cell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00155</text:p>
          </table:table-cell>
          <table:table-cell office:value-type="string">
            <text:p>ADHM ( assoc. départementale handicapés moteurs )</text:p>
          </table:table-cell>
          <table:table-cell office:value-type="string">
            <text:p>74</text:p>
          </table:table-cell>
          <table:table-cell office:value-type="string">
            <text:p>AVE DE BOURGOGNE</text:p>
          </table:table-cell>
          <table:table-cell office:value-type="string">
            <text:p>LRE</text:p>
          </table:table-cell>
          <table:table-cell table:style-name="ce4" office:value-type="float" office:value="185">
            <text:p><text:s/>185,00 <text:s text:c="3"/>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000339</text:p>
          </table:table-cell>
          <table:table-cell office:value-type="string">
            <text:p>ALPMS VLS</text:p>
          </table:table-cell>
          <table:table-cell office:value-type="string">
            <text:p>19</text:p>
          </table:table-cell>
          <table:table-cell office:value-type="string">
            <text:p>AVE DU QUATORZE JUILLET</text:p>
          </table:table-cell>
          <table:table-cell office:value-type="string">
            <text:p>LRE</text:p>
          </table:table-cell>
          <table:table-cell/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444</text:p>
          </table:table-cell>
          <table:table-cell office:value-type="string">
            <text:p>Angoumois</text:p>
          </table:table-cell>
          <table:table-cell/>
          <table:table-cell office:value-type="string">
            <text:p>RUE SENAC DE MEILHAN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43</text:p>
          </table:table-cell>
          <table:table-cell office:value-type="string">
            <text:p>APAPAR Odysée 17</text:p>
          </table:table-cell>
          <table:table-cell/>
          <table:table-cell office:value-type="string">
            <text:p>RUE DE PERIGNY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121</text:p>
          </table:table-cell>
          <table:table-cell office:value-type="string">
            <text:p>Arsenal</text:p>
          </table:table-cell>
          <table:table-cell office:value-type="string">
            <text:p>22</text:p>
          </table:table-cell>
          <table:table-cell office:value-type="string">
            <text:p>PCE SAINT MICHEL</text:p>
          </table:table-cell>
          <table:table-cell office:value-type="string">
            <text:p>LRE</text:p>
          </table:table-cell>
          <table:table-cell table:style-name="ce4" office:value-type="float" office:value="776">
            <text:p><text:s/>776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003</text:p>
          </table:table-cell>
          <table:table-cell office:value-type="string">
            <text:p>Arsenal : Service technique Bât A &amp; B</text:p>
          </table:table-cell>
          <table:table-cell office:value-type="string">
            <text:p>25</text:p>
          </table:table-cell>
          <table:table-cell office:value-type="string">
            <text:p>QUAI MAUBEC</text:p>
          </table:table-cell>
          <table:table-cell office:value-type="string">
            <text:p>LRE</text:p>
          </table:table-cell>
          <table:table-cell table:style-name="ce4" office:value-type="float" office:value="999">
            <text:p><text:s/>999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230</text:p>
          </table:table-cell>
          <table:table-cell office:value-type="string">
            <text:p>Association collectif <text:s/>HLM / VLS</text:p>
          </table:table-cell>
          <table:table-cell office:value-type="string">
            <text:p>48</text:p>
          </table:table-cell>
          <table:table-cell office:value-type="string">
            <text:p>AVE DANTON</text:p>
          </table:table-cell>
          <table:table-cell office:value-type="string">
            <text:p>LRE</text:p>
          </table:table-cell>
          <table:table-cell/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328</text:p>
          </table:table-cell>
          <table:table-cell office:value-type="string">
            <text:p>Association collectif HLM / Mireuil</text:p>
          </table:table-cell>
          <table:table-cell/>
          <table:table-cell office:value-type="string">
            <text:p>RUE JULES CHERET</text:p>
          </table:table-cell>
          <table:table-cell office:value-type="string">
            <text:p>LRE</text:p>
          </table:table-cell>
          <table:table-cell/>
          <table:table-cell office:value-type="string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000145</text:p>
          </table:table-cell>
          <table:table-cell office:value-type="string">
            <text:p>Association des Sourds et Muets</text:p>
          </table:table-cell>
          <table:table-cell office:value-type="string">
            <text:p>87</text:p>
          </table:table-cell>
          <table:table-cell office:value-type="string">
            <text:p>RUE MARIUS LACROIX</text:p>
          </table:table-cell>
          <table:table-cell office:value-type="string">
            <text:p>LRE</text:p>
          </table:table-cell>
          <table:table-cell table:style-name="ce4" office:value-type="float" office:value="121">
            <text:p><text:s/>121,00 <text:s text:c="3"/></text:p>
          </table:table-cell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00386</text:p>
          </table:table-cell>
          <table:table-cell office:value-type="string">
            <text:p>Associations rue de Montréal</text:p>
          </table:table-cell>
          <table:table-cell office:value-type="string">
            <text:p>10</text:p>
          </table:table-cell>
          <table:table-cell office:value-type="string">
            <text:p>RUE DE MONTREAL</text:p>
          </table:table-cell>
          <table:table-cell office:value-type="string">
            <text:p>LRE</text:p>
          </table:table-cell>
          <table:table-cell table:style-name="ce4" office:value-type="float" office:value="789">
            <text:p><text:s/>789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128</text:p>
          </table:table-cell>
          <table:table-cell office:value-type="string">
            <text:p>Astrolabe</text:p>
          </table:table-cell>
          <table:table-cell office:value-type="string">
            <text:p>2</text:p>
          </table:table-cell>
          <table:table-cell office:value-type="string">
            <text:p>AVE DE DUBLIN</text:p>
          </table:table-cell>
          <table:table-cell office:value-type="string">
            <text:p>LRE</text:p>
          </table:table-cell>
          <table:table-cell table:style-name="ce4" office:value-type="float" office:value="1375">
            <text:p><text:s/>1 375,00 <text:s text:c="3"/></text:p>
          </table:table-cell>
          <table:table-cell office:value-type="string">
            <text:p>04</text:p>
          </table:table-cell>
          <table:table-cell table:number-columns-repeated="1017"/>
        </table:table-row>
        <table:table-row table:style-name="ro1">
          <table:table-cell office:value-type="string">
            <text:p>000267</text:p>
          </table:table-cell>
          <table:table-cell office:value-type="string">
            <text:p>Ateliers des Peintres</text:p>
          </table:table-cell>
          <table:table-cell office:value-type="string">
            <text:p>11</text:p>
          </table:table-cell>
          <table:table-cell office:value-type="string">
            <text:p>RUE BLETTERIE</text:p>
          </table:table-cell>
          <table:table-cell office:value-type="string">
            <text:p>LRE</text:p>
          </table:table-cell>
          <table:table-cell table:style-name="ce4" office:value-type="float" office:value="282">
            <text:p><text:s/>282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061</text:p>
          </table:table-cell>
          <table:table-cell office:value-type="string">
            <text:p>Bains douches de la Pallice</text:p>
          </table:table-cell>
          <table:table-cell office:value-type="string">
            <text:p>5</text:p>
          </table:table-cell>
          <table:table-cell office:value-type="string">
            <text:p>RUE D'OTTAWA</text:p>
          </table:table-cell>
          <table:table-cell office:value-type="string">
            <text:p>LRE</text:p>
          </table:table-cell>
          <table:table-cell table:style-name="ce4" office:value-type="float" office:value="300">
            <text:p><text:s/>300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002</text:p>
          </table:table-cell>
          <table:table-cell office:value-type="string">
            <text:p>Bâtiment Administratif de la Grille</text:p>
          </table:table-cell>
          <table:table-cell office:value-type="string">
            <text:p>3</text:p>
          </table:table-cell>
          <table:table-cell office:value-type="string">
            <text:p>RUE DE LA GRILLE</text:p>
          </table:table-cell>
          <table:table-cell office:value-type="string">
            <text:p>LRE</text:p>
          </table:table-cell>
          <table:table-cell table:style-name="ce4" office:value-type="float" office:value="396">
            <text:p><text:s/>396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358</text:p>
          </table:table-cell>
          <table:table-cell office:value-type="string">
            <text:p>Bâtiment Administratif St Michel</text:p>
          </table:table-cell>
          <table:table-cell office:value-type="string">
            <text:p>10</text:p>
          </table:table-cell>
          <table:table-cell office:value-type="string">
            <text:p>RUE SAINT MICHEL</text:p>
          </table:table-cell>
          <table:table-cell office:value-type="string">
            <text:p>LRE</text:p>
          </table:table-cell>
          <table:table-cell table:style-name="ce4" office:value-type="float" office:value="137">
            <text:p><text:s/>137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290</text:p>
          </table:table-cell>
          <table:table-cell office:value-type="string">
            <text:p>Batiment Associatif Du Gabut</text:p>
          </table:table-cell>
          <table:table-cell office:value-type="string">
            <text:p>2</text:p>
          </table:table-cell>
          <table:table-cell office:value-type="string">
            <text:p>PLACE DE LA PETITE SIRENE</text:p>
          </table:table-cell>
          <table:table-cell office:value-type="string">
            <text:p>LRE</text:p>
          </table:table-cell>
          <table:table-cell table:style-name="ce4" office:value-type="float" office:value="657">
            <text:p><text:s/>657,00 <text:s text:c="3"/></text:p>
          </table:table-cell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011</text:p>
          </table:table-cell>
          <table:table-cell office:value-type="string">
            <text:p>Bâtiment Eugène Dor</text:p>
          </table:table-cell>
          <table:table-cell office:value-type="string">
            <text:p>24</text:p>
          </table:table-cell>
          <table:table-cell office:value-type="string">
            <text:p>RUE ST JEAN DU PEROT</text:p>
          </table:table-cell>
          <table:table-cell office:value-type="string">
            <text:p>LRE</text:p>
          </table:table-cell>
          <table:table-cell table:style-name="ce4" office:value-type="float" office:value="870">
            <text:p><text:s/>870,00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1012</text:p>
          </table:table-cell>
          <table:table-cell office:value-type="string">
            <text:p>Batiment le Bossuet</text:p>
          </table:table-cell>
          <table:table-cell office:value-type="string">
            <text:p>18</text:p>
          </table:table-cell>
          <table:table-cell office:value-type="string">
            <text:p>AVE DES GRANDES VARENNES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383</text:p>
          </table:table-cell>
          <table:table-cell office:value-type="string">
            <text:p>Batiment rue des Augustins (ex CDT)</text:p>
          </table:table-cell>
          <table:table-cell office:value-type="string">
            <text:p>11</text:p>
          </table:table-cell>
          <table:table-cell office:value-type="string">
            <text:p>RUE DES AUGUSTINS</text:p>
          </table:table-cell>
          <table:table-cell office:value-type="string">
            <text:p>LRE</text:p>
          </table:table-cell>
          <table:table-cell table:style-name="ce4" office:value-type="float" office:value="784">
            <text:p><text:s/>784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999</text:p>
          </table:table-cell>
          <table:table-cell office:value-type="string">
            <text:p>Bâtiments divers</text:p>
          </table:table-cell>
          <table:table-cell table:number-columns-repeated="2"/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225</text:p>
          </table:table-cell>
          <table:table-cell office:value-type="string">
            <text:p>Bibliothèque de Laleu - la Pallice</text:p>
          </table:table-cell>
          <table:table-cell office:value-type="string">
            <text:p>10</text:p>
          </table:table-cell>
          <table:table-cell office:value-type="string">
            <text:p>RUE DE MONTREAL</text:p>
          </table:table-cell>
          <table:table-cell office:value-type="string">
            <text:p>LRE</text:p>
          </table:table-cell>
          <table:table-cell table:style-name="ce4" office:value-type="float" office:value="400">
            <text:p><text:s/>400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327</text:p>
          </table:table-cell>
          <table:table-cell office:value-type="string">
            <text:p>Bibliothèque de Mireuil</text:p>
          </table:table-cell>
          <table:table-cell office:value-type="string">
            <text:p>28</text:p>
          </table:table-cell>
          <table:table-cell office:value-type="string">
            <text:p>PCE DE L EUROPE</text:p>
          </table:table-cell>
          <table:table-cell office:value-type="string">
            <text:p>LRE</text:p>
          </table:table-cell>
          <table:table-cell table:style-name="ce4" office:value-type="float" office:value="600">
            <text:p><text:s/>600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284</text:p>
          </table:table-cell>
          <table:table-cell office:value-type="string">
            <text:p>Bibliothèque Médiathèque Villeneuve les Salines</text:p>
          </table:table-cell>
          <table:table-cell office:value-type="string">
            <text:p>16</text:p>
          </table:table-cell>
          <table:table-cell office:value-type="string">
            <text:p>PCE DU QUATORZE JUILLET</text:p>
          </table:table-cell>
          <table:table-cell office:value-type="string">
            <text:p>LRE</text:p>
          </table:table-cell>
          <table:table-cell table:style-name="ce4" office:value-type="float" office:value="1400">
            <text:p><text:s/>1 400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310</text:p>
          </table:table-cell>
          <table:table-cell office:value-type="string">
            <text:p>Blockhaus</text:p>
          </table:table-cell>
          <table:table-cell/>
          <table:table-cell office:value-type="string">
            <text:p>RUE TOCQUEVILLE</text:p>
          </table:table-cell>
          <table:table-cell office:value-type="string">
            <text:p>LRE</text:p>
          </table:table-cell>
          <table:table-cell/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081</text:p>
          </table:table-cell>
          <table:table-cell office:value-type="string">
            <text:p>Blockhaus du Casino</text:p>
          </table:table-cell>
          <table:table-cell office:value-type="string">
            <text:p>17</text:p>
          </table:table-cell>
          <table:table-cell office:value-type="string">
            <text:p>ALLEE DU MAIL</text:p>
          </table:table-cell>
          <table:table-cell office:value-type="string">
            <text:p>LRE</text:p>
          </table:table-cell>
          <table:table-cell table:style-name="ce4" office:value-type="float" office:value="420.97">
            <text:p><text:s/>420,97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216</text:p>
          </table:table-cell>
          <table:table-cell office:value-type="string">
            <text:p>Bouliste du Centre Ville</text:p>
          </table:table-cell>
          <table:table-cell/>
          <table:table-cell office:value-type="string">
            <text:p>PARC CHARRUYER</text:p>
          </table:table-cell>
          <table:table-cell office:value-type="string">
            <text:p>LRE</text:p>
          </table:table-cell>
          <table:table-cell table:style-name="ce4" office:value-type="float" office:value="43">
            <text:p><text:s/>43,0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253</text:p>
          </table:table-cell>
          <table:table-cell office:value-type="string">
            <text:p>Boulistes de Port-Neuf</text:p>
          </table:table-cell>
          <table:table-cell/>
          <table:table-cell office:value-type="string">
            <text:p>PCE DE L'ILE DE FRANCE</text:p>
          </table:table-cell>
          <table:table-cell office:value-type="string">
            <text:p>LRE</text:p>
          </table:table-cell>
          <table:table-cell table:style-name="ce4" office:value-type="float" office:value="125">
            <text:p><text:s/>125,0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300</text:p>
          </table:table-cell>
          <table:table-cell office:value-type="string">
            <text:p>Boulistes de Villeneuve les salines</text:p>
          </table:table-cell>
          <table:table-cell/>
          <table:table-cell office:value-type="string">
            <text:p>AVE DANTON</text:p>
          </table:table-cell>
          <table:table-cell office:value-type="string">
            <text:p>LRE</text:p>
          </table:table-cell>
          <table:table-cell table:style-name="ce4" office:value-type="float" office:value="30">
            <text:p><text:s/>30,00 <text:s text:c="3"/></text:p>
          </table:table-cell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209</text:p>
          </table:table-cell>
          <table:table-cell office:value-type="string">
            <text:p>Boulistes Mireuil</text:p>
          </table:table-cell>
          <table:table-cell office:value-type="string">
            <text:p>4</text:p>
          </table:table-cell>
          <table:table-cell office:value-type="string">
            <text:p>AVE DE DUBLIN</text:p>
          </table:table-cell>
          <table:table-cell office:value-type="string">
            <text:p>LRE</text:p>
          </table:table-cell>
          <table:table-cell table:style-name="ce4" office:value-type="float" office:value="113">
            <text:p><text:s/>113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344</text:p>
          </table:table-cell>
          <table:table-cell office:value-type="string">
            <text:p>Boulodrome la Pallice</text:p>
          </table:table-cell>
          <table:table-cell office:value-type="string">
            <text:p>400</text:p>
          </table:table-cell>
          <table:table-cell office:value-type="string">
            <text:p>AVE JEAN GUITON</text:p>
          </table:table-cell>
          <table:table-cell office:value-type="string">
            <text:p>LRE</text:p>
          </table:table-cell>
          <table:table-cell table:style-name="ce4" office:value-type="float" office:value="1106">
            <text:p><text:s/>1 106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013</text:p>
          </table:table-cell>
          <table:table-cell office:value-type="string">
            <text:p>Bureau de Poste de Laleu</text:p>
          </table:table-cell>
          <table:table-cell office:value-type="string">
            <text:p>6</text:p>
          </table:table-cell>
          <table:table-cell office:value-type="string">
            <text:p>RUE FORAN</text:p>
          </table:table-cell>
          <table:table-cell office:value-type="string">
            <text:p>LRE</text:p>
          </table:table-cell>
          <table:table-cell table:style-name="ce4" office:value-type="float" office:value="200">
            <text:p><text:s/>200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450</text:p>
          </table:table-cell>
          <table:table-cell office:value-type="string">
            <text:p>Bureau des éclusiers</text:p>
          </table:table-cell>
          <table:table-cell/>
          <table:table-cell office:value-type="string">
            <text:p>QUAI GEORGES SIMENON</text:p>
          </table:table-cell>
          <table:table-cell office:value-type="string">
            <text:p>lre</text:p>
          </table:table-cell>
          <table:table-cell table:style-name="ce4" office:value-type="float" office:value="75.3">
            <text:p><text:s/>75,3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206</text:p>
          </table:table-cell>
          <table:table-cell office:value-type="string">
            <text:p>Bureau du Port</text:p>
          </table:table-cell>
          <table:table-cell office:value-type="string">
            <text:p>1</text:p>
          </table:table-cell>
          <table:table-cell office:value-type="string">
            <text:p>RUE DE L'ARMIDE</text:p>
          </table:table-cell>
          <table:table-cell office:value-type="string">
            <text:p>LRE</text:p>
          </table:table-cell>
          <table:table-cell table:style-name="ce4" office:value-type="float" office:value="104">
            <text:p><text:s/>104,00 <text:s text:c="3"/>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000063</text:p>
          </table:table-cell>
          <table:table-cell office:value-type="string">
            <text:p>Camping municipal de Port-Neuf</text:p>
          </table:table-cell>
          <table:table-cell office:value-type="string">
            <text:p>6</text:p>
          </table:table-cell>
          <table:table-cell office:value-type="string">
            <text:p>BD ARISTIDE RONDEAU</text:p>
          </table:table-cell>
          <table:table-cell office:value-type="string">
            <text:p>LRE</text:p>
          </table:table-cell>
          <table:table-cell table:style-name="ce4" office:value-type="float" office:value="646">
            <text:p><text:s/>646,00 <text:s text:c="3"/>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000255</text:p>
          </table:table-cell>
          <table:table-cell office:value-type="string">
            <text:p>Camping municipal des Minimes</text:p>
          </table:table-cell>
          <table:table-cell/>
          <table:table-cell office:value-type="string">
            <text:p>AVE MICHEL CREPEAU</text:p>
          </table:table-cell>
          <table:table-cell office:value-type="string">
            <text:p>LRE</text:p>
          </table:table-cell>
          <table:table-cell table:style-name="ce4" office:value-type="float" office:value="283">
            <text:p><text:s/>283,00 <text:s text:c="3"/></text:p>
          </table:table-cell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080</text:p>
          </table:table-cell>
          <table:table-cell office:value-type="string">
            <text:p>Casino municipal</text:p>
          </table:table-cell>
          <table:table-cell office:value-type="string">
            <text:p>15</text:p>
          </table:table-cell>
          <table:table-cell office:value-type="string">
            <text:p>ALLEE DU MAIL</text:p>
          </table:table-cell>
          <table:table-cell office:value-type="string">
            <text:p>LRE</text:p>
          </table:table-cell>
          <table:table-cell table:style-name="ce4" office:value-type="float" office:value="1800">
            <text:p><text:s/>1 800,00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053</text:p>
          </table:table-cell>
          <table:table-cell office:value-type="string">
            <text:p>Centre aéré de Cheusse</text:p>
          </table:table-cell>
          <table:table-cell/>
          <table:table-cell office:value-type="string">
            <text:p>route de Cheusse la Gabardelière</text:p>
          </table:table-cell>
          <table:table-cell office:value-type="string">
            <text:p>SSO</text:p>
          </table:table-cell>
          <table:table-cell table:style-name="ce4" office:value-type="float" office:value="2442">
            <text:p><text:s/>2 442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1003</text:p>
          </table:table-cell>
          <table:table-cell office:value-type="string">
            <text:p>Centre Associatif des Cordeliers</text:p>
          </table:table-cell>
          <table:table-cell office:value-type="string">
            <text:p>21</text:p>
          </table:table-cell>
          <table:table-cell office:value-type="string">
            <text:p>AVE DES CORDELIERS</text:p>
          </table:table-cell>
          <table:table-cell office:value-type="string">
            <text:p>LRE</text:p>
          </table:table-cell>
          <table:table-cell/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414</text:p>
          </table:table-cell>
          <table:table-cell office:value-type="string">
            <text:p>Centre Commercial La Chope</text:p>
          </table:table-cell>
          <table:table-cell office:value-type="string">
            <text:p>146</text:p>
          </table:table-cell>
          <table:table-cell office:value-type="string">
            <text:p>AVE DES CORSAIRES</text:p>
          </table:table-cell>
          <table:table-cell office:value-type="string">
            <text:p>LRE</text:p>
          </table:table-cell>
          <table:table-cell/>
          <table:table-cell office:value-type="string">
            <text:p>06</text:p>
          </table:table-cell>
          <table:table-cell table:number-columns-repeated="1017"/>
        </table:table-row>
        <table:table-row table:style-name="ro1">
          <table:table-cell office:value-type="string">
            <text:p>000405</text:p>
          </table:table-cell>
          <table:table-cell office:value-type="string">
            <text:p>Centre Commercial Louis Guillet</text:p>
          </table:table-cell>
          <table:table-cell office:value-type="string">
            <text:p>40</text:p>
          </table:table-cell>
          <table:table-cell office:value-type="string">
            <text:p>AVE LOUIS GUILLET</text:p>
          </table:table-cell>
          <table:table-cell office:value-type="string">
            <text:p>LRE</text:p>
          </table:table-cell>
          <table:table-cell/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412</text:p>
          </table:table-cell>
          <table:table-cell office:value-type="string">
            <text:p>Centre Commercial Résistance</text:p>
          </table:table-cell>
          <table:table-cell office:value-type="string">
            <text:p>43</text:p>
          </table:table-cell>
          <table:table-cell office:value-type="string">
            <text:p>AVE DE LA RESISTANCE</text:p>
          </table:table-cell>
          <table:table-cell office:value-type="string">
            <text:p>LRE</text:p>
          </table:table-cell>
          <table:table-cell/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221</text:p>
          </table:table-cell>
          <table:table-cell office:value-type="string">
            <text:p>Centre Communal Action Social</text:p>
          </table:table-cell>
          <table:table-cell office:value-type="string">
            <text:p>31</text:p>
          </table:table-cell>
          <table:table-cell office:value-type="string">
            <text:p>RUE AMELOT</text:p>
          </table:table-cell>
          <table:table-cell office:value-type="string">
            <text:p>LRE</text:p>
          </table:table-cell>
          <table:table-cell table:style-name="ce4" office:value-type="float" office:value="1638">
            <text:p><text:s/>1 638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372</text:p>
          </table:table-cell>
          <table:table-cell office:value-type="string">
            <text:p>Centre Funéraire Municipal</text:p>
          </table:table-cell>
          <table:table-cell office:value-type="string">
            <text:p>27</text:p>
          </table:table-cell>
          <table:table-cell office:value-type="string">
            <text:p>RUE DU DOCTEUR SCHWEITZER</text:p>
          </table:table-cell>
          <table:table-cell office:value-type="string">
            <text:p>LRE</text:p>
          </table:table-cell>
          <table:table-cell table:style-name="ce4" office:value-type="float" office:value="2555">
            <text:p><text:s/>2 555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104</text:p>
          </table:table-cell>
          <table:table-cell office:value-type="string">
            <text:p>Centre international de séjour</text:p>
          </table:table-cell>
          <table:table-cell office:value-type="string">
            <text:p>4</text:p>
          </table:table-cell>
          <table:table-cell office:value-type="string">
            <text:p>AVE DES MINIMES</text:p>
          </table:table-cell>
          <table:table-cell office:value-type="string">
            <text:p>LRE</text:p>
          </table:table-cell>
          <table:table-cell table:style-name="ce4" office:value-type="float" office:value="3060">
            <text:p><text:s/>3 060,00 <text:s text:c="3"/></text:p>
          </table:table-cell>
          <table:table-cell office:value-type="string">
            <text:p>14</text:p>
          </table:table-cell>
          <table:table-cell table:number-columns-repeated="1017"/>
        </table:table-row>
        <table:table-row table:style-name="ro1">
          <table:table-cell office:value-type="string">
            <text:p>000077</text:p>
          </table:table-cell>
          <table:table-cell office:value-type="string">
            <text:p>Centre loisirs jeunesse concurrence</text:p>
          </table:table-cell>
          <table:table-cell/>
          <table:table-cell office:value-type="string">
            <text:p>PROMENADE DE LA CONCURRENCE</text:p>
          </table:table-cell>
          <table:table-cell office:value-type="string">
            <text:p>LRE</text:p>
          </table:table-cell>
          <table:table-cell table:style-name="ce4" office:value-type="float" office:value="283">
            <text:p><text:s/>283,0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049</text:p>
          </table:table-cell>
          <table:table-cell office:value-type="string">
            <text:p>Centre medico psy.peda.Verdun</text:p>
          </table:table-cell>
          <table:table-cell office:value-type="string">
            <text:p>49</text:p>
          </table:table-cell>
          <table:table-cell office:value-type="string">
            <text:p>PCE DE VERDUN</text:p>
          </table:table-cell>
          <table:table-cell office:value-type="string">
            <text:p>LRE</text:p>
          </table:table-cell>
          <table:table-cell table:style-name="ce4" office:value-type="float" office:value="648">
            <text:p><text:s/>648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050</text:p>
          </table:table-cell>
          <table:table-cell office:value-type="string">
            <text:p>Centre medico scolaire</text:p>
          </table:table-cell>
          <table:table-cell office:value-type="string">
            <text:p>10</text:p>
          </table:table-cell>
          <table:table-cell office:value-type="string">
            <text:p>AVE DE ROMPSAY</text:p>
          </table:table-cell>
          <table:table-cell office:value-type="string">
            <text:p>LRE</text:p>
          </table:table-cell>
          <table:table-cell table:style-name="ce4" office:value-type="float" office:value="291">
            <text:p><text:s/>291,00 <text:s text:c="3"/></text:p>
          </table:table-cell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317</text:p>
          </table:table-cell>
          <table:table-cell office:value-type="string">
            <text:p>Centre national entraine.voile</text:p>
          </table:table-cell>
          <table:table-cell/>
          <table:table-cell office:value-type="string">
            <text:p>AVE DE LA CAPITAINERIE</text:p>
          </table:table-cell>
          <table:table-cell office:value-type="string">
            <text:p>LRE</text:p>
          </table:table-cell>
          <table:table-cell table:style-name="ce4" office:value-type="float" office:value="452">
            <text:p><text:s/>452,00 <text:s text:c="3"/></text:p>
          </table:table-cell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258</text:p>
          </table:table-cell>
          <table:table-cell office:value-type="string">
            <text:p>Centre nautique corporatif</text:p>
          </table:table-cell>
          <table:table-cell/>
          <table:table-cell office:value-type="string">
            <text:p>ESPL SAINT JEAN D'ACRE</text:p>
          </table:table-cell>
          <table:table-cell office:value-type="string">
            <text:p>LRE</text:p>
          </table:table-cell>
          <table:table-cell table:style-name="ce4" office:value-type="float" office:value="582">
            <text:p><text:s/>582,00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029</text:p>
          </table:table-cell>
          <table:table-cell office:value-type="string">
            <text:p>Centre social - Crèche , La Pallice</text:p>
          </table:table-cell>
          <table:table-cell office:value-type="string">
            <text:p>36</text:p>
          </table:table-cell>
          <table:table-cell office:value-type="string">
            <text:p>RUE ABRAHAM DUQUESNE</text:p>
          </table:table-cell>
          <table:table-cell office:value-type="string">
            <text:p>LRE</text:p>
          </table:table-cell>
          <table:table-cell table:style-name="ce4" office:value-type="float" office:value="2566">
            <text:p><text:s/>2 566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452</text:p>
          </table:table-cell>
          <table:table-cell office:value-type="string">
            <text:p>Centre Social de Mireuil</text:p>
          </table:table-cell>
          <table:table-cell office:value-type="string">
            <text:p>3</text:p>
          </table:table-cell>
          <table:table-cell office:value-type="string">
            <text:p>RUE FRANCOIS BOUCHER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313</text:p>
          </table:table-cell>
          <table:table-cell office:value-type="string">
            <text:p>Centre Social de Mireuil - Le Pertuis</text:p>
          </table:table-cell>
          <table:table-cell office:value-type="string">
            <text:p>11</text:p>
          </table:table-cell>
          <table:table-cell office:value-type="string">
            <text:p>AVE DE MOSCOU</text:p>
          </table:table-cell>
          <table:table-cell office:value-type="string">
            <text:p>LRE</text:p>
          </table:table-cell>
          <table:table-cell table:style-name="ce4" office:value-type="float" office:value="329">
            <text:p><text:s/>329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430</text:p>
          </table:table-cell>
          <table:table-cell office:value-type="string">
            <text:p>Centre Social de Tasdon (nouveau)</text:p>
          </table:table-cell>
          <table:table-cell office:value-type="string">
            <text:p>1</text:p>
          </table:table-cell>
          <table:table-cell office:value-type="string">
            <text:p>SQUAR MARIE-CLAUDE MEMON</text:p>
          </table:table-cell>
          <table:table-cell office:value-type="string">
            <text:p>LRE</text:p>
          </table:table-cell>
          <table:table-cell table:style-name="ce4" office:value-type="float" office:value="1588">
            <text:p><text:s/>1 588,0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060</text:p>
          </table:table-cell>
          <table:table-cell office:value-type="string">
            <text:p>Centre social de tasdon : annexe</text:p>
          </table:table-cell>
          <table:table-cell office:value-type="string">
            <text:p>2</text:p>
          </table:table-cell>
          <table:table-cell office:value-type="string">
            <text:p>RUE DES FRENES</text:p>
          </table:table-cell>
          <table:table-cell office:value-type="string">
            <text:p>LRE</text:p>
          </table:table-cell>
          <table:table-cell table:style-name="ce4" office:value-type="float" office:value="192">
            <text:p><text:s/>192,00 <text:s text:c="3"/></text:p>
          </table:table-cell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400</text:p>
          </table:table-cell>
          <table:table-cell office:value-type="string">
            <text:p>Centre Social de Tasdon/Bongraine</text:p>
          </table:table-cell>
          <table:table-cell office:value-type="string">
            <text:p>1</text:p>
          </table:table-cell>
          <table:table-cell office:value-type="string">
            <text:p>RUE DE VAUTREUIL</text:p>
          </table:table-cell>
          <table:table-cell office:value-type="string">
            <text:p>LRE</text:p>
          </table:table-cell>
          <table:table-cell table:style-name="ce4" office:value-type="float" office:value="271">
            <text:p><text:s/>271,0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274</text:p>
          </table:table-cell>
          <table:table-cell office:value-type="string">
            <text:p>Centre Social de VLS - L''Agora</text:p>
          </table:table-cell>
          <table:table-cell office:value-type="string">
            <text:p>14</text:p>
          </table:table-cell>
          <table:table-cell office:value-type="string">
            <text:p>PCE DU QUATORZE JUILLET</text:p>
          </table:table-cell>
          <table:table-cell office:value-type="string">
            <text:p>LRE</text:p>
          </table:table-cell>
          <table:table-cell table:style-name="ce4" office:value-type="float" office:value="1338">
            <text:p><text:s/>1 338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239</text:p>
          </table:table-cell>
          <table:table-cell office:value-type="string">
            <text:p>Centre social La Rochelle ville</text:p>
          </table:table-cell>
          <table:table-cell office:value-type="string">
            <text:p>41</text:p>
          </table:table-cell>
          <table:table-cell office:value-type="string">
            <text:p>RUE THIERS</text:p>
          </table:table-cell>
          <table:table-cell office:value-type="string">
            <text:p>LRE</text:p>
          </table:table-cell>
          <table:table-cell table:style-name="ce4" office:value-type="float" office:value="1185">
            <text:p><text:s/>1 185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115</text:p>
          </table:table-cell>
          <table:table-cell office:value-type="string">
            <text:p>Centre Social Le Noroit</text:p>
          </table:table-cell>
          <table:table-cell office:value-type="string">
            <text:p>35</text:p>
          </table:table-cell>
          <table:table-cell office:value-type="string">
            <text:p>RUE LEONCE MAILHO</text:p>
          </table:table-cell>
          <table:table-cell office:value-type="string">
            <text:p>LRE</text:p>
          </table:table-cell>
          <table:table-cell table:style-name="ce4" office:value-type="float" office:value="696">
            <text:p><text:s/>696,00 <text:s text:c="3"/></text:p>
          </table:table-cell>
          <table:table-cell office:value-type="string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000048</text:p>
          </table:table-cell>
          <table:table-cell office:value-type="string">
            <text:p>Centre sportif d'animation</text:p>
          </table:table-cell>
          <table:table-cell office:value-type="string">
            <text:p>48</text:p>
          </table:table-cell>
          <table:table-cell office:value-type="string">
            <text:p>AVE DE LA CAPITAINERIE</text:p>
          </table:table-cell>
          <table:table-cell office:value-type="string">
            <text:p>LRE</text:p>
          </table:table-cell>
          <table:table-cell table:style-name="ce4" office:value-type="float" office:value="1994">
            <text:p><text:s/>1 994,00 <text:s text:c="3"/></text:p>
          </table:table-cell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005</text:p>
          </table:table-cell>
          <table:table-cell office:value-type="string">
            <text:p>Centre technique municipal</text:p>
          </table:table-cell>
          <table:table-cell/>
          <table:table-cell office:value-type="string">
            <text:p>rue Blaise Pascal</text:p>
          </table:table-cell>
          <table:table-cell office:value-type="string">
            <text:p>PER</text:p>
          </table:table-cell>
          <table:table-cell table:style-name="ce4" office:value-type="float" office:value="10044">
            <text:p><text:s/>10 044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406</text:p>
          </table:table-cell>
          <table:table-cell office:value-type="string">
            <text:p>Chantier des Francos</text:p>
          </table:table-cell>
          <table:table-cell/>
          <table:table-cell office:value-type="string">
            <text:p>ESPL SAINT JEAN D'ACRE</text:p>
          </table:table-cell>
          <table:table-cell office:value-type="string">
            <text:p>LRE</text:p>
          </table:table-cell>
          <table:table-cell table:style-name="ce4" office:value-type="float" office:value="250">
            <text:p><text:s/>250,00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182</text:p>
          </table:table-cell>
          <table:table-cell office:value-type="string">
            <text:p>Chapelle du lycée Fromentin</text:p>
          </table:table-cell>
          <table:table-cell office:value-type="string">
            <text:p>14</text:p>
          </table:table-cell>
          <table:table-cell office:value-type="string">
            <text:p>RUE DU COLLEGE</text:p>
          </table:table-cell>
          <table:table-cell office:value-type="string">
            <text:p>LRE</text:p>
          </table:table-cell>
          <table:table-cell table:style-name="ce4" office:value-type="float" office:value="900">
            <text:p><text:s/>900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157</text:p>
          </table:table-cell>
          <table:table-cell office:value-type="string">
            <text:p>Chateau de Laleu</text:p>
          </table:table-cell>
          <table:table-cell office:value-type="string">
            <text:p>1</text:p>
          </table:table-cell>
          <table:table-cell office:value-type="string">
            <text:p>AVE RAYMOND POINCARE</text:p>
          </table:table-cell>
          <table:table-cell office:value-type="string">
            <text:p>LRE</text:p>
          </table:table-cell>
          <table:table-cell table:style-name="ce4" office:value-type="float" office:value="556">
            <text:p><text:s/>556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169</text:p>
          </table:table-cell>
          <table:table-cell office:value-type="string">
            <text:p>Château d''eau av. Cordeliers</text:p>
          </table:table-cell>
          <table:table-cell office:value-type="string">
            <text:p>2</text:p>
          </table:table-cell>
          <table:table-cell office:value-type="string">
            <text:p>RUE GASTON PERIER</text:p>
          </table:table-cell>
          <table:table-cell office:value-type="string">
            <text:p>LRE</text:p>
          </table:table-cell>
          <table:table-cell table:style-name="ce4" office:value-type="float" office:value="789">
            <text:p><text:s/>789,00 <text:s text:c="3"/></text:p>
          </table:table-cell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00172</text:p>
          </table:table-cell>
          <table:table-cell office:value-type="string">
            <text:p>Château d''eau de Laleu</text:p>
          </table:table-cell>
          <table:table-cell/>
          <table:table-cell office:value-type="string">
            <text:p>CH.DES CHIRONS LONGS</text:p>
          </table:table-cell>
          <table:table-cell office:value-type="string">
            <text:p>LRE</text:p>
          </table:table-cell>
          <table:table-cell table:style-name="ce4" office:value-type="float" office:value="209">
            <text:p><text:s/>209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171</text:p>
          </table:table-cell>
          <table:table-cell office:value-type="string">
            <text:p>Château d''eau de Mireuil</text:p>
          </table:table-cell>
          <table:table-cell office:value-type="string">
            <text:p>4</text:p>
          </table:table-cell>
          <table:table-cell office:value-type="string">
            <text:p>RUE EDOUARD MANET</text:p>
          </table:table-cell>
          <table:table-cell office:value-type="string">
            <text:p>LRE</text:p>
          </table:table-cell>
          <table:table-cell table:style-name="ce4" office:value-type="float" office:value="338">
            <text:p><text:s/>338,00 <text:s text:c="3"/></text:p>
          </table:table-cell>
          <table:table-cell office:value-type="string">
            <text:p>04</text:p>
          </table:table-cell>
          <table:table-cell table:number-columns-repeated="1017"/>
        </table:table-row>
        <table:table-row table:style-name="ro1">
          <table:table-cell office:value-type="string">
            <text:p>000170</text:p>
          </table:table-cell>
          <table:table-cell office:value-type="string">
            <text:p>Château d''eau rue Lamartine</text:p>
          </table:table-cell>
          <table:table-cell office:value-type="string">
            <text:p>9</text:p>
          </table:table-cell>
          <table:table-cell office:value-type="string">
            <text:p>RUE DU CHEMIN VERT</text:p>
          </table:table-cell>
          <table:table-cell office:value-type="string">
            <text:p>LRE</text:p>
          </table:table-cell>
          <table:table-cell/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365</text:p>
          </table:table-cell>
          <table:table-cell office:value-type="string">
            <text:p>Chaufferie Centrale de Villeneuve les Salines</text:p>
          </table:table-cell>
          <table:table-cell office:value-type="string">
            <text:p>92</text:p>
          </table:table-cell>
          <table:table-cell office:value-type="string">
            <text:p>AVE BILLAUD VARENNE</text:p>
          </table:table-cell>
          <table:table-cell office:value-type="string">
            <text:p>LRE</text:p>
          </table:table-cell>
          <table:table-cell table:style-name="ce4" office:value-type="float" office:value="1300">
            <text:p><text:s/>1 300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160</text:p>
          </table:table-cell>
          <table:table-cell office:value-type="string">
            <text:p>Cimetière de la Rossignolette</text:p>
          </table:table-cell>
          <table:table-cell/>
          <table:table-cell office:value-type="string">
            <text:p>AVE D'ATHENES</text:p>
          </table:table-cell>
          <table:table-cell office:value-type="string">
            <text:p>LRE</text:p>
          </table:table-cell>
          <table:table-cell table:style-name="ce4" office:value-type="float" office:value="135">
            <text:p><text:s/>135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189</text:p>
          </table:table-cell>
          <table:table-cell office:value-type="string">
            <text:p>Cimetière de Laleu</text:p>
          </table:table-cell>
          <table:table-cell/>
          <table:table-cell office:value-type="string">
            <text:p>AVE RAYMOND POINCARE</text:p>
          </table:table-cell>
          <table:table-cell office:value-type="string">
            <text:p>LRE</text:p>
          </table:table-cell>
          <table:table-cell/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159</text:p>
          </table:table-cell>
          <table:table-cell office:value-type="string">
            <text:p>Cimetière de Saint Eloi</text:p>
          </table:table-cell>
          <table:table-cell office:value-type="string">
            <text:p>37</text:p>
          </table:table-cell>
          <table:table-cell office:value-type="string">
            <text:p>AVE DU CIMETIERE</text:p>
          </table:table-cell>
          <table:table-cell office:value-type="string">
            <text:p>LRE</text:p>
          </table:table-cell>
          <table:table-cell table:style-name="ce4" office:value-type="float" office:value="425">
            <text:p><text:s/>425,00 <text:s text:c="3"/></text:p>
          </table:table-cell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227</text:p>
          </table:table-cell>
          <table:table-cell office:value-type="string">
            <text:p>Cimetière de Saint Maurice</text:p>
          </table:table-cell>
          <table:table-cell office:value-type="string">
            <text:p>81</text:p>
          </table:table-cell>
          <table:table-cell office:value-type="string">
            <text:p>RUE DE QUATREFAGES</text:p>
          </table:table-cell>
          <table:table-cell office:value-type="string">
            <text:p>LRE</text:p>
          </table:table-cell>
          <table:table-cell table:style-name="ce4" office:value-type="float" office:value="135">
            <text:p><text:s/>135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244</text:p>
          </table:table-cell>
          <table:table-cell office:value-type="string">
            <text:p>Cimetière Paysager de Mireuil</text:p>
          </table:table-cell>
          <table:table-cell/>
          <table:table-cell office:value-type="string">
            <text:p>RUE DE LA BERGERIE</text:p>
          </table:table-cell>
          <table:table-cell office:value-type="string">
            <text:p>LRE</text:p>
          </table:table-cell>
          <table:table-cell table:style-name="ce4" office:value-type="float" office:value="1034">
            <text:p><text:s/>1 034,00 <text:s text:c="3"/></text:p>
          </table:table-cell>
          <table:table-cell office:value-type="string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000434</text:p>
          </table:table-cell>
          <table:table-cell office:value-type="string">
            <text:p>Cinemas Dragon</text:p>
          </table:table-cell>
          <table:table-cell/>
          <table:table-cell office:value-type="string">
            <text:p>COURS DES DAMES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57</text:p>
          </table:table-cell>
          <table:table-cell office:value-type="string">
            <text:p>City Stade de Mireuil</text:p>
          </table:table-cell>
          <table:table-cell/>
          <table:table-cell office:value-type="string">
            <text:p>AVE PDT J.F.KENNEDY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55</text:p>
          </table:table-cell>
          <table:table-cell office:value-type="string">
            <text:p>City Stade de Tasdon</text:p>
          </table:table-cell>
          <table:table-cell/>
          <table:table-cell office:value-type="string">
            <text:p>SQUAR MARIE-CLAUDE MEMON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59</text:p>
          </table:table-cell>
          <table:table-cell office:value-type="string">
            <text:p>City Stade de Villeneuve Les Salines</text:p>
          </table:table-cell>
          <table:table-cell/>
          <table:table-cell office:value-type="string">
            <text:p>RUE MIRABEAU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56</text:p>
          </table:table-cell>
          <table:table-cell office:value-type="string">
            <text:p>City Stade La pallice - les Sablons</text:p>
          </table:table-cell>
          <table:table-cell/>
          <table:table-cell office:value-type="string">
            <text:p>RUE DU BOIS FLEURI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58</text:p>
          </table:table-cell>
          <table:table-cell office:value-type="string">
            <text:p>City Stade Saint Eloi</text:p>
          </table:table-cell>
          <table:table-cell/>
          <table:table-cell office:value-type="string">
            <text:p>RUE PILATRE DE ROZIER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219</text:p>
          </table:table-cell>
          <table:table-cell office:value-type="string">
            <text:p>Club de modélisme de Port-Neuf</text:p>
          </table:table-cell>
          <table:table-cell office:value-type="string">
            <text:p>22</text:p>
          </table:table-cell>
          <table:table-cell office:value-type="string">
            <text:p>BD WINSTON CHURCHILL</text:p>
          </table:table-cell>
          <table:table-cell office:value-type="string">
            <text:p>LRE</text:p>
          </table:table-cell>
          <table:table-cell table:style-name="ce4" office:value-type="float" office:value="465">
            <text:p><text:s/>465,0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054</text:p>
          </table:table-cell>
          <table:table-cell office:value-type="string">
            <text:p>Colonie de vacances de Theil</text:p>
          </table:table-cell>
          <table:table-cell/>
          <table:table-cell office:value-type="string">
            <text:p>le TheilSaint Pardoux</text:p>
          </table:table-cell>
          <table:table-cell office:value-type="string">
            <text:p>SPC</text:p>
          </table:table-cell>
          <table:table-cell table:style-name="ce4" office:value-type="float" office:value="2507">
            <text:p><text:s/>2 507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345</text:p>
          </table:table-cell>
          <table:table-cell office:value-type="string">
            <text:p>Comité de quartier de Fétilly</text:p>
          </table:table-cell>
          <table:table-cell office:value-type="string">
            <text:p>6</text:p>
          </table:table-cell>
          <table:table-cell office:value-type="string">
            <text:p>RUE DU FAISAN</text:p>
          </table:table-cell>
          <table:table-cell office:value-type="string">
            <text:p>LRE</text:p>
          </table:table-cell>
          <table:table-cell table:style-name="ce4" office:value-type="float" office:value="225">
            <text:p><text:s/>225,00 <text:s text:c="3"/></text:p>
          </table:table-cell>
          <table:table-cell office:value-type="string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000215</text:p>
          </table:table-cell>
          <table:table-cell office:value-type="string">
            <text:p>Comité de quartier de Tasdon</text:p>
          </table:table-cell>
          <table:table-cell office:value-type="string">
            <text:p>38</text:p>
          </table:table-cell>
          <table:table-cell office:value-type="string">
            <text:p>RUE DES FRENES</text:p>
          </table:table-cell>
          <table:table-cell office:value-type="string">
            <text:p>LRE</text:p>
          </table:table-cell>
          <table:table-cell table:style-name="ce4" office:value-type="float" office:value="159">
            <text:p><text:s/>159,00 <text:s text:c="3"/></text:p>
          </table:table-cell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297</text:p>
          </table:table-cell>
          <table:table-cell office:value-type="string">
            <text:p>Comité des Fêtes de Saint Eloi</text:p>
          </table:table-cell>
          <table:table-cell office:value-type="string">
            <text:p>40</text:p>
          </table:table-cell>
          <table:table-cell office:value-type="string">
            <text:p>RUE DEBUSSY</text:p>
          </table:table-cell>
          <table:table-cell office:value-type="string">
            <text:p>LRE</text:p>
          </table:table-cell>
          <table:table-cell table:style-name="ce4" office:value-type="float" office:value="171">
            <text:p><text:s/>171,00 <text:s text:c="3"/></text:p>
          </table:table-cell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334</text:p>
          </table:table-cell>
          <table:table-cell office:value-type="string">
            <text:p>Comité des Fêtes de Saint Maurice</text:p>
          </table:table-cell>
          <table:table-cell office:value-type="string">
            <text:p>5</text:p>
          </table:table-cell>
          <table:table-cell office:value-type="string">
            <text:p>AVE PIERRE DE COUBERTIN</text:p>
          </table:table-cell>
          <table:table-cell office:value-type="string">
            <text:p>LRE</text:p>
          </table:table-cell>
          <table:table-cell table:style-name="ce4" office:value-type="float" office:value="177">
            <text:p><text:s/>177,00 <text:s text:c="3"/></text:p>
          </table:table-cell>
          <table:table-cell office:value-type="string">
            <text:p>06</text:p>
          </table:table-cell>
          <table:table-cell table:number-columns-repeated="1017"/>
        </table:table-row>
        <table:table-row table:style-name="ro1">
          <table:table-cell office:value-type="string">
            <text:p>000404</text:p>
          </table:table-cell>
          <table:table-cell office:value-type="string">
            <text:p>Complexe Sportif de la Pinelière</text:p>
          </table:table-cell>
          <table:table-cell table:number-columns-repeated="2"/>
          <table:table-cell office:value-type="string">
            <text:p>LHO</text:p>
          </table:table-cell>
          <table:table-cell table:style-name="ce4" office:value-type="float" office:value="2950">
            <text:p><text:s/>2 950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302</text:p>
          </table:table-cell>
          <table:table-cell office:value-type="string">
            <text:p>Complexe sportif de Laleu Sablon</text:p>
          </table:table-cell>
          <table:table-cell office:value-type="string">
            <text:p>17</text:p>
          </table:table-cell>
          <table:table-cell office:value-type="string">
            <text:p>RUE DU BOIS FLEURI</text:p>
          </table:table-cell>
          <table:table-cell office:value-type="string">
            <text:p>LRE</text:p>
          </table:table-cell>
          <table:table-cell table:style-name="ce4" office:value-type="float" office:value="786">
            <text:p><text:s/>786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218</text:p>
          </table:table-cell>
          <table:table-cell office:value-type="string">
            <text:p>Complexe Sportif Gino FALORNI (Minimes)</text:p>
          </table:table-cell>
          <table:table-cell office:value-type="string">
            <text:p>120</text:p>
          </table:table-cell>
          <table:table-cell office:value-type="string">
            <text:p>RUE DE ROUX</text:p>
          </table:table-cell>
          <table:table-cell office:value-type="string">
            <text:p>LRE</text:p>
          </table:table-cell>
          <table:table-cell table:style-name="ce4" office:value-type="float" office:value="2564">
            <text:p><text:s/>2 564,00 <text:s text:c="3"/></text:p>
          </table:table-cell>
          <table:table-cell office:value-type="string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000454</text:p>
          </table:table-cell>
          <table:table-cell office:value-type="string">
            <text:p>Complexe sportif RUIBET</text:p>
          </table:table-cell>
          <table:table-cell/>
          <table:table-cell office:value-type="string">
            <text:p>RUE REMPART DES VOILIERS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25</text:p>
          </table:table-cell>
          <table:table-cell office:value-type="string">
            <text:p>Crèche des Cordeliers</text:p>
          </table:table-cell>
          <table:table-cell office:value-type="string">
            <text:p>87</text:p>
          </table:table-cell>
          <table:table-cell office:value-type="string">
            <text:p>AVE DES CORDELIERS</text:p>
          </table:table-cell>
          <table:table-cell office:value-type="string">
            <text:p>LRE</text:p>
          </table:table-cell>
          <table:table-cell table:style-name="ce4" office:value-type="float" office:value="400">
            <text:p><text:s/>400,00 <text:s text:c="3"/></text:p>
          </table:table-cell>
          <table:table-cell office:value-type="string">
            <text:p>16</text:p>
          </table:table-cell>
          <table:table-cell table:number-columns-repeated="1017"/>
        </table:table-row>
        <table:table-row table:style-name="ro1">
          <table:table-cell office:value-type="string">
            <text:p>000391</text:p>
          </table:table-cell>
          <table:table-cell office:value-type="string">
            <text:p>crèche des Minimes</text:p>
          </table:table-cell>
          <table:table-cell office:value-type="string">
            <text:p>56</text:p>
          </table:table-cell>
          <table:table-cell office:value-type="string">
            <text:p>RUE DE ROUX</text:p>
          </table:table-cell>
          <table:table-cell office:value-type="string">
            <text:p>LRE</text:p>
          </table:table-cell>
          <table:table-cell table:style-name="ce4" office:value-type="float" office:value="630">
            <text:p><text:s/>630,00 <text:s text:c="3"/></text:p>
          </table:table-cell>
          <table:table-cell office:value-type="string">
            <text:p>14</text:p>
          </table:table-cell>
          <table:table-cell table:number-columns-repeated="1017"/>
        </table:table-row>
        <table:table-row table:style-name="ro1">
          <table:table-cell office:value-type="string">
            <text:p>000238</text:p>
          </table:table-cell>
          <table:table-cell office:value-type="string">
            <text:p>Crèche du Champ de Mars</text:p>
          </table:table-cell>
          <table:table-cell office:value-type="string">
            <text:p>19</text:p>
          </table:table-cell>
          <table:table-cell office:value-type="string">
            <text:p>AVE DU CHAMP DE MARS</text:p>
          </table:table-cell>
          <table:table-cell office:value-type="string">
            <text:p>LRE</text:p>
          </table:table-cell>
          <table:table-cell table:style-name="ce4" office:value-type="float" office:value="1372">
            <text:p><text:s/>1 372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228</text:p>
          </table:table-cell>
          <table:table-cell office:value-type="string">
            <text:p>CRMM</text:p>
          </table:table-cell>
          <table:table-cell office:value-type="string">
            <text:p>49</text:p>
          </table:table-cell>
          <table:table-cell office:value-type="string">
            <text:p>AVE DU LAZARET</text:p>
          </table:table-cell>
          <table:table-cell office:value-type="string">
            <text:p>LRE</text:p>
          </table:table-cell>
          <table:table-cell table:style-name="ce4" office:value-type="float" office:value="825">
            <text:p><text:s/>825,00 <text:s text:c="3"/></text:p>
          </table:table-cell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379</text:p>
          </table:table-cell>
          <table:table-cell office:value-type="string">
            <text:p>Croisières Inter Iles</text:p>
          </table:table-cell>
          <table:table-cell/>
          <table:table-cell office:value-type="string">
            <text:p>ESPL SAINT JEAN D'ACRE</text:p>
          </table:table-cell>
          <table:table-cell office:value-type="string">
            <text:p>LRE</text:p>
          </table:table-cell>
          <table:table-cell table:style-name="ce4" office:value-type="float" office:value="45">
            <text:p><text:s/>45,00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154</text:p>
          </table:table-cell>
          <table:table-cell office:value-type="string">
            <text:p>Crypte cour des Anglais</text:p>
          </table:table-cell>
          <table:table-cell office:value-type="string">
            <text:p>15</text:p>
          </table:table-cell>
          <table:table-cell office:value-type="string">
            <text:p>COUR DES ANGLAIS</text:p>
          </table:table-cell>
          <table:table-cell office:value-type="string">
            <text:p>LRE</text:p>
          </table:table-cell>
          <table:table-cell/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291</text:p>
          </table:table-cell>
          <table:table-cell office:value-type="string">
            <text:p>Dames Blanches</text:p>
          </table:table-cell>
          <table:table-cell office:value-type="string">
            <text:p>6</text:p>
          </table:table-cell>
          <table:table-cell office:value-type="string">
            <text:p>RUE SAINT MICHEL</text:p>
          </table:table-cell>
          <table:table-cell office:value-type="string">
            <text:p>LRE</text:p>
          </table:table-cell>
          <table:table-cell table:style-name="ce4" office:value-type="float" office:value="484">
            <text:p><text:s/>484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282</text:p>
          </table:table-cell>
          <table:table-cell office:value-type="string">
            <text:p>DEFI</text:p>
          </table:table-cell>
          <table:table-cell office:value-type="string">
            <text:p>1</text:p>
          </table:table-cell>
          <table:table-cell office:value-type="string">
            <text:p>PCE DE L EUROPE</text:p>
          </table:table-cell>
          <table:table-cell office:value-type="string">
            <text:p>LRE</text:p>
          </table:table-cell>
          <table:table-cell table:style-name="ce4" office:value-type="float" office:value="610">
            <text:p><text:s/>610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256</text:p>
          </table:table-cell>
          <table:table-cell office:value-type="string">
            <text:p>Dépôt E.V. <text:s/>Richelieu</text:p>
          </table:table-cell>
          <table:table-cell office:value-type="string">
            <text:p>43</text:p>
          </table:table-cell>
          <table:table-cell office:value-type="string">
            <text:p>RUE RICHELIEU</text:p>
          </table:table-cell>
          <table:table-cell office:value-type="string">
            <text:p>LRE</text:p>
          </table:table-cell>
          <table:table-cell table:style-name="ce4" office:value-type="float" office:value="993">
            <text:p><text:s/>993,00 <text:s text:c="3"/></text:p>
          </table:table-cell>
          <table:table-cell office:value-type="string">
            <text:p>07</text:p>
          </table:table-cell>
          <table:table-cell table:number-columns-repeated="1017"/>
        </table:table-row>
        <table:table-row table:style-name="ro1">
          <table:table-cell office:value-type="string">
            <text:p>000201</text:p>
          </table:table-cell>
          <table:table-cell office:value-type="string">
            <text:p>Dépôt EV Champ des Ardennes</text:p>
          </table:table-cell>
          <table:table-cell office:value-type="string">
            <text:p>8</text:p>
          </table:table-cell>
          <table:table-cell office:value-type="string">
            <text:p>RUE DES BLEUETS</text:p>
          </table:table-cell>
          <table:table-cell office:value-type="string">
            <text:p>LRE</text:p>
          </table:table-cell>
          <table:table-cell table:style-name="ce4" office:value-type="float" office:value="3891">
            <text:p><text:s/>3 891,00 <text:s text:c="3"/></text:p>
          </table:table-cell>
          <table:table-cell office:value-type="string">
            <text:p>09</text:p>
          </table:table-cell>
          <table:table-cell table:number-columns-repeated="1017"/>
        </table:table-row>
        <table:table-row table:style-name="ro1">
          <table:table-cell office:value-type="string">
            <text:p>000089</text:p>
          </table:table-cell>
          <table:table-cell office:value-type="string">
            <text:p>Dépôt EV de Laleu</text:p>
          </table:table-cell>
          <table:table-cell office:value-type="string">
            <text:p>25</text:p>
          </table:table-cell>
          <table:table-cell office:value-type="string">
            <text:p>RUE PAUL YVON</text:p>
          </table:table-cell>
          <table:table-cell office:value-type="string">
            <text:p>LRE</text:p>
          </table:table-cell>
          <table:table-cell table:style-name="ce4" office:value-type="float" office:value="472">
            <text:p><text:s/>472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087</text:p>
          </table:table-cell>
          <table:table-cell office:value-type="string">
            <text:p>Dépôt EV de Mireuil</text:p>
          </table:table-cell>
          <table:table-cell office:value-type="string">
            <text:p>19</text:p>
          </table:table-cell>
          <table:table-cell office:value-type="string">
            <text:p>AVE GAL MANGIN</text:p>
          </table:table-cell>
          <table:table-cell office:value-type="string">
            <text:p>LRE</text:p>
          </table:table-cell>
          <table:table-cell table:style-name="ce4" office:value-type="float" office:value="536">
            <text:p><text:s/>536,00 <text:s text:c="3"/></text:p>
          </table:table-cell>
          <table:table-cell office:value-type="string">
            <text:p>04</text:p>
          </table:table-cell>
          <table:table-cell table:number-columns-repeated="1017"/>
        </table:table-row>
        <table:table-row table:style-name="ro1">
          <table:table-cell office:value-type="string">
            <text:p>000273</text:p>
          </table:table-cell>
          <table:table-cell office:value-type="string">
            <text:p>Dépôt EV des Minimes</text:p>
          </table:table-cell>
          <table:table-cell office:value-type="string">
            <text:p>3</text:p>
          </table:table-cell>
          <table:table-cell office:value-type="string">
            <text:p>AVE DES MINIMES</text:p>
          </table:table-cell>
          <table:table-cell office:value-type="string">
            <text:p>LRE</text:p>
          </table:table-cell>
          <table:table-cell table:style-name="ce4" office:value-type="float" office:value="328">
            <text:p><text:s/>328,00 <text:s text:c="3"/></text:p>
          </table:table-cell>
          <table:table-cell office:value-type="string">
            <text:p>14</text:p>
          </table:table-cell>
          <table:table-cell table:number-columns-repeated="1017"/>
        </table:table-row>
        <table:table-row table:style-name="ro1">
          <table:table-cell office:value-type="string">
            <text:p>000070</text:p>
          </table:table-cell>
          <table:table-cell office:value-type="string">
            <text:p>Dépôt EV jardin des plantes</text:p>
          </table:table-cell>
          <table:table-cell office:value-type="string">
            <text:p>23</text:p>
          </table:table-cell>
          <table:table-cell office:value-type="string">
            <text:p>RUE ALCIDE D'ORBIGNY</text:p>
          </table:table-cell>
          <table:table-cell office:value-type="string">
            <text:p>LRE</text:p>
          </table:table-cell>
          <table:table-cell table:style-name="ce4" office:value-type="float" office:value="222">
            <text:p><text:s/>222,00 <text:s text:c="3"/></text:p>
          </table:table-cell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285</text:p>
          </table:table-cell>
          <table:table-cell office:value-type="string">
            <text:p>Dépôt EV Jeux et Mobiliers Urbains</text:p>
          </table:table-cell>
          <table:table-cell/>
          <table:table-cell office:value-type="string">
            <text:p>rue Blaise Pascal</text:p>
          </table:table-cell>
          <table:table-cell office:value-type="string">
            <text:p>PER</text:p>
          </table:table-cell>
          <table:table-cell table:style-name="ce4" office:value-type="float" office:value="285">
            <text:p><text:s/>285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067</text:p>
          </table:table-cell>
          <table:table-cell office:value-type="string">
            <text:p>Dépôt EV parc de la gare</text:p>
          </table:table-cell>
          <table:table-cell/>
          <table:table-cell office:value-type="string">
            <text:p>AVE DU 123E R I</text:p>
          </table:table-cell>
          <table:table-cell office:value-type="string">
            <text:p>LRE</text:p>
          </table:table-cell>
          <table:table-cell table:style-name="ce4" office:value-type="float" office:value="124">
            <text:p><text:s/>124,00 <text:s text:c="3"/>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000073</text:p>
          </table:table-cell>
          <table:table-cell office:value-type="string">
            <text:p>Dépôt EV parc de la pergola</text:p>
          </table:table-cell>
          <table:table-cell/>
          <table:table-cell office:value-type="string">
            <text:p>PROMENADE DE LA CONCURRENCE</text:p>
          </table:table-cell>
          <table:table-cell office:value-type="string">
            <text:p>LRE</text:p>
          </table:table-cell>
          <table:table-cell table:style-name="ce4" office:value-type="float" office:value="32">
            <text:p><text:s/>32,0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248</text:p>
          </table:table-cell>
          <table:table-cell office:value-type="string">
            <text:p>Dépôt restaurant scolaires</text:p>
          </table:table-cell>
          <table:table-cell/>
          <table:table-cell office:value-type="string">
            <text:p>rue Blaise Pascal</text:p>
          </table:table-cell>
          <table:table-cell office:value-type="string">
            <text:p>PER</text:p>
          </table:table-cell>
          <table:table-cell table:style-name="ce4" office:value-type="float" office:value="1337">
            <text:p><text:s/>1 337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326</text:p>
          </table:table-cell>
          <table:table-cell office:value-type="string">
            <text:p>Dépôt sce eaux rue des jars</text:p>
          </table:table-cell>
          <table:table-cell office:value-type="string">
            <text:p>99</text:p>
          </table:table-cell>
          <table:table-cell office:value-type="string">
            <text:p>RUE EMILE NORMANDIN</text:p>
          </table:table-cell>
          <table:table-cell office:value-type="string">
            <text:p>LRE</text:p>
          </table:table-cell>
          <table:table-cell/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305</text:p>
          </table:table-cell>
          <table:table-cell office:value-type="string">
            <text:p>Dépôt sce hygiène dératisation</text:p>
          </table:table-cell>
          <table:table-cell/>
          <table:table-cell office:value-type="string">
            <text:p>PLACE CACAUD</text:p>
          </table:table-cell>
          <table:table-cell office:value-type="string">
            <text:p>LRE</text:p>
          </table:table-cell>
          <table:table-cell table:style-name="ce4" office:value-type="float" office:value="36">
            <text:p><text:s/>36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299</text:p>
          </table:table-cell>
          <table:table-cell office:value-type="string">
            <text:p>Dépôt service voirie et Propreté Urbaine</text:p>
          </table:table-cell>
          <table:table-cell office:value-type="string">
            <text:p>68</text:p>
          </table:table-cell>
          <table:table-cell office:value-type="string">
            <text:p>RUE REMPART DES VOILIERS</text:p>
          </table:table-cell>
          <table:table-cell office:value-type="string">
            <text:p>LRE</text:p>
          </table:table-cell>
          <table:table-cell table:style-name="ce4" office:value-type="float" office:value="542">
            <text:p><text:s/>542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368</text:p>
          </table:table-cell>
          <table:table-cell office:value-type="string">
            <text:p>Dragon Plus</text:p>
          </table:table-cell>
          <table:table-cell office:value-type="string">
            <text:p>4</text:p>
          </table:table-cell>
          <table:table-cell office:value-type="string">
            <text:p>RUE LEONCE VIELJEUX</text:p>
          </table:table-cell>
          <table:table-cell office:value-type="string">
            <text:p>LRE</text:p>
          </table:table-cell>
          <table:table-cell table:style-name="ce4" office:value-type="float" office:value="971">
            <text:p><text:s/>971,00 <text:s text:c="3"/></text:p>
          </table:table-cell>
          <table:table-cell office:value-type="string">
            <text:p>15</text:p>
          </table:table-cell>
          <table:table-cell table:number-columns-repeated="1017"/>
        </table:table-row>
        <table:table-row table:style-name="ro1">
          <table:table-cell office:value-type="string">
            <text:p>000449</text:p>
          </table:table-cell>
          <table:table-cell office:value-type="string">
            <text:p>Drague a vapeur D6</text:p>
          </table:table-cell>
          <table:table-cell table:number-columns-repeated="1022"/>
        </table:table-row>
        <table:table-row table:style-name="ro1">
          <table:table-cell office:value-type="string">
            <text:p>000340</text:p>
          </table:table-cell>
          <table:table-cell office:value-type="string">
            <text:p>École de Voile Rochelaise</text:p>
          </table:table-cell>
          <table:table-cell/>
          <table:table-cell office:value-type="string">
            <text:p>AVE DE LA CAPITAINERIE</text:p>
          </table:table-cell>
          <table:table-cell office:value-type="string">
            <text:p>LRE</text:p>
          </table:table-cell>
          <table:table-cell table:style-name="ce4" office:value-type="float" office:value="2248">
            <text:p><text:s/>2 248,00 <text:s text:c="3"/></text:p>
          </table:table-cell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038</text:p>
          </table:table-cell>
          <table:table-cell office:value-type="string">
            <text:p>École du Bois des Protestants</text:p>
          </table:table-cell>
          <table:table-cell office:value-type="string">
            <text:p>103</text:p>
          </table:table-cell>
          <table:table-cell office:value-type="string">
            <text:p>RUE DU VELODROME</text:p>
          </table:table-cell>
          <table:table-cell office:value-type="string">
            <text:p>LRE</text:p>
          </table:table-cell>
          <table:table-cell table:style-name="ce4" office:value-type="float" office:value="985">
            <text:p><text:s/>985,00 <text:s text:c="3"/></text:p>
          </table:table-cell>
          <table:table-cell office:value-type="string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000018</text:p>
          </table:table-cell>
          <table:table-cell office:value-type="string">
            <text:p>École élémentaire la Genette</text:p>
          </table:table-cell>
          <table:table-cell office:value-type="string">
            <text:p>30-50</text:p>
          </table:table-cell>
          <table:table-cell office:value-type="string">
            <text:p>RUE MICHELET</text:p>
          </table:table-cell>
          <table:table-cell office:value-type="string">
            <text:p>LRE</text:p>
          </table:table-cell>
          <table:table-cell table:style-name="ce4" office:value-type="float" office:value="950">
            <text:p><text:s/>950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032</text:p>
          </table:table-cell>
          <table:table-cell office:value-type="string">
            <text:p>École Gaston Balande</text:p>
          </table:table-cell>
          <table:table-cell office:value-type="string">
            <text:p>32</text:p>
          </table:table-cell>
          <table:table-cell office:value-type="string">
            <text:p>RUE NICOLAS LARGILLIERE</text:p>
          </table:table-cell>
          <table:table-cell office:value-type="string">
            <text:p>LRE</text:p>
          </table:table-cell>
          <table:table-cell table:style-name="ce4" office:value-type="float" office:value="1567">
            <text:p><text:s/>1 567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016</text:p>
          </table:table-cell>
          <table:table-cell office:value-type="string">
            <text:p>École Massiou</text:p>
          </table:table-cell>
          <table:table-cell office:value-type="string">
            <text:p>26</text:p>
          </table:table-cell>
          <table:table-cell office:value-type="string">
            <text:p>RUE MASSIOU</text:p>
          </table:table-cell>
          <table:table-cell office:value-type="string">
            <text:p>LRE</text:p>
          </table:table-cell>
          <table:table-cell table:style-name="ce4" office:value-type="float" office:value="980">
            <text:p><text:s/>980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035</text:p>
          </table:table-cell>
          <table:table-cell office:value-type="string">
            <text:p>École mat.Kennedy/Guyardes/Rossignolette</text:p>
          </table:table-cell>
          <table:table-cell office:value-type="string">
            <text:p>35</text:p>
          </table:table-cell>
          <table:table-cell office:value-type="string">
            <text:p>AVE PDT J.F.KENNEDY</text:p>
          </table:table-cell>
          <table:table-cell office:value-type="string">
            <text:p>LRE</text:p>
          </table:table-cell>
          <table:table-cell table:style-name="ce4" office:value-type="float" office:value="2733">
            <text:p><text:s/>2 733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015</text:p>
          </table:table-cell>
          <table:table-cell office:value-type="string">
            <text:p>École Maternelle Arcère</text:p>
          </table:table-cell>
          <table:table-cell office:value-type="string">
            <text:p>1</text:p>
          </table:table-cell>
          <table:table-cell office:value-type="string">
            <text:p>RUE ARCERE</text:p>
          </table:table-cell>
          <table:table-cell office:value-type="string">
            <text:p>LRE</text:p>
          </table:table-cell>
          <table:table-cell table:style-name="ce4" office:value-type="float" office:value="792">
            <text:p><text:s/>792,00 <text:s text:c="3"/></text:p>
          </table:table-cell>
          <table:table-cell office:value-type="string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000017</text:p>
          </table:table-cell>
          <table:table-cell office:value-type="string">
            <text:p>École maternelle la Genette</text:p>
          </table:table-cell>
          <table:table-cell office:value-type="string">
            <text:p>21-35</text:p>
          </table:table-cell>
          <table:table-cell office:value-type="string">
            <text:p>RUE MICHELET</text:p>
          </table:table-cell>
          <table:table-cell office:value-type="string">
            <text:p>LRE</text:p>
          </table:table-cell>
          <table:table-cell table:style-name="ce4" office:value-type="float" office:value="573.29">
            <text:p><text:s/>573,29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037</text:p>
          </table:table-cell>
          <table:table-cell office:value-type="string">
            <text:p>École maternelle Lafond</text:p>
          </table:table-cell>
          <table:table-cell office:value-type="string">
            <text:p>23</text:p>
          </table:table-cell>
          <table:table-cell office:value-type="string">
            <text:p>AVE DU CHAMP DE MARS</text:p>
          </table:table-cell>
          <table:table-cell office:value-type="string">
            <text:p>LRE</text:p>
          </table:table-cell>
          <table:table-cell table:style-name="ce4" office:value-type="float" office:value="674">
            <text:p><text:s/>674,00 <text:s text:c="3"/></text:p>
          </table:table-cell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00027</text:p>
          </table:table-cell>
          <table:table-cell office:value-type="string">
            <text:p>École maternelle Laleu 2</text:p>
          </table:table-cell>
          <table:table-cell office:value-type="string">
            <text:p>28</text:p>
          </table:table-cell>
          <table:table-cell office:value-type="string">
            <text:p>RUE DE ROYAN</text:p>
          </table:table-cell>
          <table:table-cell office:value-type="string">
            <text:p>LRE</text:p>
          </table:table-cell>
          <table:table-cell table:style-name="ce4" office:value-type="float" office:value="1158">
            <text:p><text:s/>1 158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047</text:p>
          </table:table-cell>
          <table:table-cell office:value-type="string">
            <text:p>Ecole Nationale de Musique et de Danse</text:p>
          </table:table-cell>
          <table:table-cell office:value-type="string">
            <text:p>15</text:p>
          </table:table-cell>
          <table:table-cell office:value-type="string">
            <text:p>RUE DES FONDERIES</text:p>
          </table:table-cell>
          <table:table-cell office:value-type="string">
            <text:p>LRE</text:p>
          </table:table-cell>
          <table:table-cell table:style-name="ce4" office:value-type="float" office:value="4307.5">
            <text:p><text:s/>4 307,5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010</text:p>
          </table:table-cell>
          <table:table-cell office:value-type="string">
            <text:p>École Réaumur</text:p>
          </table:table-cell>
          <table:table-cell office:value-type="string">
            <text:p>42</text:p>
          </table:table-cell>
          <table:table-cell office:value-type="string">
            <text:p>RUE RAMBAUD</text:p>
          </table:table-cell>
          <table:table-cell office:value-type="string">
            <text:p>LRE</text:p>
          </table:table-cell>
          <table:table-cell table:style-name="ce4" office:value-type="float" office:value="1424">
            <text:p><text:s/>1 424,00 <text:s text:c="3"/></text:p>
          </table:table-cell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012</text:p>
          </table:table-cell>
          <table:table-cell office:value-type="string">
            <text:p>École Rey-Valin</text:p>
          </table:table-cell>
          <table:table-cell/>
          <table:table-cell office:value-type="string">
            <text:p>COURS LADAUGE</text:p>
          </table:table-cell>
          <table:table-cell office:value-type="string">
            <text:p>LRE</text:p>
          </table:table-cell>
          <table:table-cell table:style-name="ce4" office:value-type="float" office:value="3310">
            <text:p><text:s/>3 310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100</text:p>
          </table:table-cell>
          <table:table-cell office:value-type="string">
            <text:p>Église du Sacre Coeur la Genette</text:p>
          </table:table-cell>
          <table:table-cell office:value-type="string">
            <text:p>1</text:p>
          </table:table-cell>
          <table:table-cell office:value-type="string">
            <text:p>PCE DE LA GENETTE</text:p>
          </table:table-cell>
          <table:table-cell office:value-type="string">
            <text:p>LRE</text:p>
          </table:table-cell>
          <table:table-cell table:style-name="ce4" office:value-type="float" office:value="723.01">
            <text:p><text:s/>723,01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099</text:p>
          </table:table-cell>
          <table:table-cell office:value-type="string">
            <text:p>Église Notre Dame de Cougnes</text:p>
          </table:table-cell>
          <table:table-cell office:value-type="string">
            <text:p>57</text:p>
          </table:table-cell>
          <table:table-cell office:value-type="string">
            <text:p>RUE ALCIDE D'ORBIGNY</text:p>
          </table:table-cell>
          <table:table-cell office:value-type="string">
            <text:p>LRE</text:p>
          </table:table-cell>
          <table:table-cell table:style-name="ce4" office:value-type="float" office:value="1975">
            <text:p><text:s/>1 975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103</text:p>
          </table:table-cell>
          <table:table-cell office:value-type="string">
            <text:p>Église Notre Dame des Tranchées( Ruines )</text:p>
          </table:table-cell>
          <table:table-cell/>
          <table:table-cell office:value-type="string">
            <text:p>RUE DE L'EGLISE</text:p>
          </table:table-cell>
          <table:table-cell office:value-type="string">
            <text:p>LRE</text:p>
          </table:table-cell>
          <table:table-cell/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098</text:p>
          </table:table-cell>
          <table:table-cell office:value-type="string">
            <text:p>Église Saint Sauveur</text:p>
          </table:table-cell>
          <table:table-cell office:value-type="string">
            <text:p>15</text:p>
          </table:table-cell>
          <table:table-cell office:value-type="string">
            <text:p>RUE SAINT SAUVEUR</text:p>
          </table:table-cell>
          <table:table-cell office:value-type="string">
            <text:p>LRE</text:p>
          </table:table-cell>
          <table:table-cell table:style-name="ce4" office:value-type="float" office:value="1440">
            <text:p><text:s/>1 440,00 <text:s text:c="3"/></text:p>
          </table:table-cell>
          <table:table-cell office:value-type="string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000101</text:p>
          </table:table-cell>
          <table:table-cell office:value-type="string">
            <text:p>Église st Nicolas de Tasdon</text:p>
          </table:table-cell>
          <table:table-cell office:value-type="string">
            <text:p>1</text:p>
          </table:table-cell>
          <table:table-cell office:value-type="string">
            <text:p>PCE DES BRITANNIQUES</text:p>
          </table:table-cell>
          <table:table-cell office:value-type="string">
            <text:p>LRE</text:p>
          </table:table-cell>
          <table:table-cell table:style-name="ce4" office:value-type="float" office:value="337">
            <text:p><text:s/>337,0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102</text:p>
          </table:table-cell>
          <table:table-cell office:value-type="string">
            <text:p>Église st Pierre de Laleu</text:p>
          </table:table-cell>
          <table:table-cell office:value-type="string">
            <text:p>12</text:p>
          </table:table-cell>
          <table:table-cell office:value-type="string">
            <text:p>RUE JACQUES HENRY</text:p>
          </table:table-cell>
          <table:table-cell office:value-type="string">
            <text:p>LRE</text:p>
          </table:table-cell>
          <table:table-cell table:style-name="ce4" office:value-type="float" office:value="860">
            <text:p><text:s/>860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354</text:p>
          </table:table-cell>
          <table:table-cell office:value-type="string">
            <text:p>Encan (Ancienne Halle à marée - Dépendances)</text:p>
          </table:table-cell>
          <table:table-cell office:value-type="string">
            <text:p>90</text:p>
          </table:table-cell>
          <table:table-cell office:value-type="string">
            <text:p>QUAI LOUIS PRUNIER</text:p>
          </table:table-cell>
          <table:table-cell office:value-type="string">
            <text:p>LRE</text:p>
          </table:table-cell>
          <table:table-cell table:style-name="ce4" office:value-type="float" office:value="28300">
            <text:p><text:s/>28 300,00 <text:s text:c="3"/></text:p>
          </table:table-cell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382</text:p>
          </table:table-cell>
          <table:table-cell office:value-type="string">
            <text:p>Espace Aventure de la Mer</text:p>
          </table:table-cell>
          <table:table-cell office:value-type="string">
            <text:p>2</text:p>
          </table:table-cell>
          <table:table-cell office:value-type="string">
            <text:p>Avenue Michel Crépeau</text:p>
          </table:table-cell>
          <table:table-cell office:value-type="string">
            <text:p>LRE</text:p>
          </table:table-cell>
          <table:table-cell table:style-name="ce4" office:value-type="float" office:value="23">
            <text:p><text:s/>23,00 <text:s text:c="3"/></text:p>
          </table:table-cell>
          <table:table-cell office:value-type="string">
            <text:p>14</text:p>
          </table:table-cell>
          <table:table-cell table:number-columns-repeated="1017"/>
        </table:table-row>
        <table:table-row table:style-name="ro1">
          <table:table-cell office:value-type="string">
            <text:p>000446</text:p>
          </table:table-cell>
          <table:table-cell office:value-type="string">
            <text:p>Espace Bernard GIRAUDEAU</text:p>
          </table:table-cell>
          <table:table-cell/>
          <table:table-cell office:value-type="string">
            <text:p>AVE PDT J.F.KENNEDY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01</text:p>
          </table:table-cell>
          <table:table-cell office:value-type="string">
            <text:p>EX CNVE</text:p>
          </table:table-cell>
          <table:table-cell office:value-type="string">
            <text:p>42</text:p>
          </table:table-cell>
          <table:table-cell office:value-type="string">
            <text:p>RUE DES VOILIERS</text:p>
          </table:table-cell>
          <table:table-cell office:value-type="string">
            <text:p>LRE</text:p>
          </table:table-cell>
          <table:table-cell table:style-name="ce4" office:value-type="float" office:value="400">
            <text:p><text:s/>400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360</text:p>
          </table:table-cell>
          <table:table-cell office:value-type="string">
            <text:p>Ex. Centre Commercial de Villeneuve les Salines</text:p>
          </table:table-cell>
          <table:table-cell/>
          <table:table-cell office:value-type="string">
            <text:p>AVE BILLAUD VARENNE</text:p>
          </table:table-cell>
          <table:table-cell office:value-type="string">
            <text:p>LRE</text:p>
          </table:table-cell>
          <table:table-cell/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132</text:p>
          </table:table-cell>
          <table:table-cell office:value-type="string">
            <text:p>Ex. château d''eau rue m. Paul</text:p>
          </table:table-cell>
          <table:table-cell office:value-type="string">
            <text:p>1</text:p>
          </table:table-cell>
          <table:table-cell office:value-type="string">
            <text:p>RUE MARCEL PAUL</text:p>
          </table:table-cell>
          <table:table-cell office:value-type="string">
            <text:p>LRE</text:p>
          </table:table-cell>
          <table:table-cell table:style-name="ce4" office:value-type="float" office:value="518">
            <text:p><text:s/>518,00 <text:s text:c="3"/></text:p>
          </table:table-cell>
          <table:table-cell office:value-type="string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000072</text:p>
          </table:table-cell>
          <table:table-cell office:value-type="string">
            <text:p>Ex. dépôt EV parc Charruyer nor</text:p>
          </table:table-cell>
          <table:table-cell/>
          <table:table-cell office:value-type="string">
            <text:p>PARC CHARRUYER</text:p>
          </table:table-cell>
          <table:table-cell office:value-type="string">
            <text:p>LRE</text:p>
          </table:table-cell>
          <table:table-cell/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361</text:p>
          </table:table-cell>
          <table:table-cell office:value-type="string">
            <text:p>Ex. DID - Le Gabut</text:p>
          </table:table-cell>
          <table:table-cell office:value-type="string">
            <text:p>8</text:p>
          </table:table-cell>
          <table:table-cell office:value-type="string">
            <text:p>RUE DE L'ARCHIMEDE</text:p>
          </table:table-cell>
          <table:table-cell office:value-type="string">
            <text:p>LRE</text:p>
          </table:table-cell>
          <table:table-cell table:style-name="ce4" office:value-type="float" office:value="2065">
            <text:p><text:s/>2 065,00 <text:s text:c="3"/>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000026</text:p>
          </table:table-cell>
          <table:table-cell office:value-type="string">
            <text:p>Ex. maternelle Laleu</text:p>
          </table:table-cell>
          <table:table-cell office:value-type="string">
            <text:p>55</text:p>
          </table:table-cell>
          <table:table-cell office:value-type="string">
            <text:p>RUE AMIRAL DUPERRE</text:p>
          </table:table-cell>
          <table:table-cell office:value-type="string">
            <text:p>LRE</text:p>
          </table:table-cell>
          <table:table-cell table:style-name="ce4" office:value-type="float" office:value="831">
            <text:p><text:s/>831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359</text:p>
          </table:table-cell>
          <table:table-cell office:value-type="string">
            <text:p>Ex. Transport Sarrion</text:p>
          </table:table-cell>
          <table:table-cell office:value-type="string">
            <text:p>48</text:p>
          </table:table-cell>
          <table:table-cell office:value-type="string">
            <text:p>CH.DES CHIRONS LONGS</text:p>
          </table:table-cell>
          <table:table-cell office:value-type="string">
            <text:p>LRE</text:p>
          </table:table-cell>
          <table:table-cell table:style-name="ce4" office:value-type="float" office:value="757">
            <text:p><text:s/>757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264</text:p>
          </table:table-cell>
          <table:table-cell office:value-type="string">
            <text:p>Ferme du Clos Margat</text:p>
          </table:table-cell>
          <table:table-cell office:value-type="string">
            <text:p>42</text:p>
          </table:table-cell>
          <table:table-cell office:value-type="string">
            <text:p>RUE DU MARGAT</text:p>
          </table:table-cell>
          <table:table-cell office:value-type="string">
            <text:p>LRE</text:p>
          </table:table-cell>
          <table:table-cell table:style-name="ce4" office:value-type="float" office:value="1038">
            <text:p><text:s/>1 038,00 <text:s text:c="3"/></text:p>
          </table:table-cell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214</text:p>
          </table:table-cell>
          <table:table-cell office:value-type="string">
            <text:p>Ferme du Petit Brouage</text:p>
          </table:table-cell>
          <table:table-cell office:value-type="string">
            <text:p>17</text:p>
          </table:table-cell>
          <table:table-cell office:value-type="string">
            <text:p>RUE DU PRADO</text:p>
          </table:table-cell>
          <table:table-cell office:value-type="string">
            <text:p>LRE</text:p>
          </table:table-cell>
          <table:table-cell table:style-name="ce4" office:value-type="float" office:value="1159">
            <text:p><text:s/>1 159,00 <text:s text:c="3"/></text:p>
          </table:table-cell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195</text:p>
          </table:table-cell>
          <table:table-cell office:value-type="string">
            <text:p>Fontaines diverses</text:p>
          </table:table-cell>
          <table:table-cell table:number-columns-repeated="2"/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199</text:p>
          </table:table-cell>
          <table:table-cell office:value-type="string">
            <text:p>Fort des Dames</text:p>
          </table:table-cell>
          <table:table-cell/>
          <table:table-cell office:value-type="string">
            <text:p>PROMENADE DE LA CONCURRENCE</text:p>
          </table:table-cell>
          <table:table-cell office:value-type="string">
            <text:p>LRE</text:p>
          </table:table-cell>
          <table:table-cell table:style-name="ce4" office:value-type="float" office:value="477">
            <text:p><text:s/>477,00 <text:s text:c="3"/></text:p>
          </table:table-cell>
          <table:table-cell office:value-type="string">
            <text:p>01</text:p>
          </table:table-cell>
          <table:table-cell table:number-columns-repeated="1017"/>
        </table:table-row>
        <table:table-row table:style-name="ro1">
          <table:table-cell office:value-type="string">
            <text:p>000022</text:p>
          </table:table-cell>
          <table:table-cell office:value-type="string">
            <text:p>Forum des Pertuis</text:p>
          </table:table-cell>
          <table:table-cell/>
          <table:table-cell office:value-type="string">
            <text:p>AVE DU LAZARET</text:p>
          </table:table-cell>
          <table:table-cell office:value-type="string">
            <text:p>LRE</text:p>
          </table:table-cell>
          <table:table-cell table:style-name="ce4" office:value-type="float" office:value="2390">
            <text:p><text:s/>2 390,00 <text:s text:c="3"/></text:p>
          </table:table-cell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193</text:p>
          </table:table-cell>
          <table:table-cell office:value-type="string">
            <text:p>Foyer Fromentin</text:p>
          </table:table-cell>
          <table:table-cell office:value-type="string">
            <text:p>151</text:p>
          </table:table-cell>
          <table:table-cell office:value-type="string">
            <text:p>AVE CARNOT</text:p>
          </table:table-cell>
          <table:table-cell office:value-type="string">
            <text:p>LRE</text:p>
          </table:table-cell>
          <table:table-cell table:style-name="ce4" office:value-type="float" office:value="286">
            <text:p><text:s/>286,0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397</text:p>
          </table:table-cell>
          <table:table-cell office:value-type="string">
            <text:p>Foyer Jean BOUCHE</text:p>
          </table:table-cell>
          <table:table-cell table:number-columns-repeated="2"/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137</text:p>
          </table:table-cell>
          <table:table-cell office:value-type="string">
            <text:p>Foyer-restau. 3e age Bletterie</text:p>
          </table:table-cell>
          <table:table-cell office:value-type="string">
            <text:p>11</text:p>
          </table:table-cell>
          <table:table-cell office:value-type="string">
            <text:p>RUE BLETTERIE</text:p>
          </table:table-cell>
          <table:table-cell office:value-type="string">
            <text:p>LRE</text:p>
          </table:table-cell>
          <table:table-cell table:style-name="ce4" office:value-type="float" office:value="100">
            <text:p><text:s/>100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289</text:p>
          </table:table-cell>
          <table:table-cell office:value-type="string">
            <text:p>France 1 (Bateau)</text:p>
          </table:table-cell>
          <table:table-cell office:value-type="string">
            <text:p>1</text:p>
          </table:table-cell>
          <table:table-cell office:value-type="string">
            <text:p>RUE SENAC DE MEILHAN</text:p>
          </table:table-cell>
          <table:table-cell office:value-type="string">
            <text:p>LRE</text:p>
          </table:table-cell>
          <table:table-cell/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294</text:p>
          </table:table-cell>
          <table:table-cell office:value-type="string">
            <text:p>Galerie marchande l''aquarium</text:p>
          </table:table-cell>
          <table:table-cell/>
          <table:table-cell office:value-type="string">
            <text:p>AVE DU LAZARET</text:p>
          </table:table-cell>
          <table:table-cell office:value-type="string">
            <text:p>LRE</text:p>
          </table:table-cell>
          <table:table-cell/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432</text:p>
          </table:table-cell>
          <table:table-cell office:value-type="string">
            <text:p>Garage rue des Voiliers</text:p>
          </table:table-cell>
          <table:table-cell office:value-type="string">
            <text:p>46</text:p>
          </table:table-cell>
          <table:table-cell office:value-type="string">
            <text:p>RUE DES VOILIERS</text:p>
          </table:table-cell>
          <table:table-cell office:value-type="string">
            <text:p>LRE</text:p>
          </table:table-cell>
          <table:table-cell table:style-name="ce4" office:value-type="float" office:value="438">
            <text:p><text:s/>438,00 <text:s text:c="3"/></text:p>
          </table:table-cell>
          <table:table-cell office:value-type="string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000336</text:p>
          </table:table-cell>
          <table:table-cell office:value-type="string">
            <text:p>Garderie annexe ctre social Villeneuve les Salines</text:p>
          </table:table-cell>
          <table:table-cell office:value-type="string">
            <text:p>15</text:p>
          </table:table-cell>
          <table:table-cell office:value-type="string">
            <text:p>AVE DU QUATORZE JUILLET</text:p>
          </table:table-cell>
          <table:table-cell office:value-type="string">
            <text:p>LRE</text:p>
          </table:table-cell>
          <table:table-cell/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135</text:p>
          </table:table-cell>
          <table:table-cell office:value-type="string">
            <text:p>Gare des autobus place Verdun</text:p>
          </table:table-cell>
          <table:table-cell/>
          <table:table-cell office:value-type="string">
            <text:p>PCE DE VERDUN</text:p>
          </table:table-cell>
          <table:table-cell office:value-type="string">
            <text:p>LRE</text:p>
          </table:table-cell>
          <table:table-cell table:style-name="ce4" office:value-type="float" office:value="414">
            <text:p><text:s/>414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055</text:p>
          </table:table-cell>
          <table:table-cell office:value-type="string">
            <text:p>Grand Arsenal Nord</text:p>
          </table:table-cell>
          <table:table-cell office:value-type="string">
            <text:p>10</text:p>
          </table:table-cell>
          <table:table-cell office:value-type="string">
            <text:p>RUE AMELOT</text:p>
          </table:table-cell>
          <table:table-cell office:value-type="string">
            <text:p>LRE</text:p>
          </table:table-cell>
          <table:table-cell table:style-name="ce4" office:value-type="float" office:value="4487">
            <text:p><text:s/>4 487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056</text:p>
          </table:table-cell>
          <table:table-cell office:value-type="string">
            <text:p>Grand Arsenal Sud</text:p>
          </table:table-cell>
          <table:table-cell office:value-type="string">
            <text:p>8</text:p>
          </table:table-cell>
          <table:table-cell office:value-type="string">
            <text:p>PCE JEAN BAPTISTE MARCET</text:p>
          </table:table-cell>
          <table:table-cell office:value-type="string">
            <text:p>LRE</text:p>
          </table:table-cell>
          <table:table-cell table:style-name="ce4" office:value-type="float" office:value="6390">
            <text:p><text:s/>6 390,00 <text:s text:c="3"/></text:p>
          </table:table-cell>
          <table:table-cell office:value-type="string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000097</text:p>
          </table:table-cell>
          <table:table-cell office:value-type="string">
            <text:p>Grosse Horloge</text:p>
          </table:table-cell>
          <table:table-cell/>
          <table:table-cell office:value-type="string">
            <text:p>RUE DE LA GROSSE HORLOGE</text:p>
          </table:table-cell>
          <table:table-cell office:value-type="string">
            <text:p>LRE</text:p>
          </table:table-cell>
          <table:table-cell table:style-name="ce4" office:value-type="float" office:value="300">
            <text:p><text:s/>300,00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031</text:p>
          </table:table-cell>
          <table:table-cell office:value-type="string">
            <text:p>Groupe scol. Grandes Varennes</text:p>
          </table:table-cell>
          <table:table-cell office:value-type="string">
            <text:p>32</text:p>
          </table:table-cell>
          <table:table-cell office:value-type="string">
            <text:p>AVE DE LA RESISTANCE</text:p>
          </table:table-cell>
          <table:table-cell office:value-type="string">
            <text:p>LRE</text:p>
          </table:table-cell>
          <table:table-cell table:style-name="ce4" office:value-type="float" office:value="3694">
            <text:p><text:s/>3 694,00 <text:s text:c="3"/></text:p>
          </table:table-cell>
          <table:table-cell office:value-type="string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000041</text:p>
          </table:table-cell>
          <table:table-cell office:value-type="string">
            <text:p>Groupe scolaire Barthélémy <text:s text:c="2"/>Profit</text:p>
          </table:table-cell>
          <table:table-cell office:value-type="string">
            <text:p>30</text:p>
          </table:table-cell>
          <table:table-cell office:value-type="string">
            <text:p>RUE PIERRE JOSEPH PROUDHON</text:p>
          </table:table-cell>
          <table:table-cell office:value-type="string">
            <text:p>LRE</text:p>
          </table:table-cell>
          <table:table-cell table:style-name="ce4" office:value-type="float" office:value="5937">
            <text:p><text:s/>5 937,00 <text:s text:c="3"/></text:p>
          </table:table-cell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046</text:p>
          </table:table-cell>
          <table:table-cell office:value-type="string">
            <text:p>Groupe scolaire Bongraine</text:p>
          </table:table-cell>
          <table:table-cell office:value-type="string">
            <text:p>13</text:p>
          </table:table-cell>
          <table:table-cell office:value-type="string">
            <text:p>RUE JEAN BAPTISTE CHARCOT</text:p>
          </table:table-cell>
          <table:table-cell office:value-type="string">
            <text:p>LRE</text:p>
          </table:table-cell>
          <table:table-cell table:style-name="ce4" office:value-type="float" office:value="4050">
            <text:p><text:s/>4 050,00 <text:s text:c="3"/></text:p>
          </table:table-cell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028</text:p>
          </table:table-cell>
          <table:table-cell office:value-type="string">
            <text:p>Groupe scolaire Claude Nicolas (La Pallice )</text:p>
          </table:table-cell>
          <table:table-cell office:value-type="string">
            <text:p>19</text:p>
          </table:table-cell>
          <table:table-cell office:value-type="string">
            <text:p>RUE NICOLAS DENYS</text:p>
          </table:table-cell>
          <table:table-cell office:value-type="string">
            <text:p>LRE</text:p>
          </table:table-cell>
          <table:table-cell table:style-name="ce4" office:value-type="float" office:value="3241">
            <text:p><text:s/>3 241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043</text:p>
          </table:table-cell>
          <table:table-cell office:value-type="string">
            <text:p>Groupe scolaire Condorcet</text:p>
          </table:table-cell>
          <table:table-cell office:value-type="string">
            <text:p>40</text:p>
          </table:table-cell>
          <table:table-cell office:value-type="string">
            <text:p>AVE DANTON</text:p>
          </table:table-cell>
          <table:table-cell office:value-type="string">
            <text:p>LRE</text:p>
          </table:table-cell>
          <table:table-cell table:style-name="ce4" office:value-type="float" office:value="4852">
            <text:p><text:s/>4 852,00 <text:s text:c="3"/></text:p>
          </table:table-cell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039</text:p>
          </table:table-cell>
          <table:table-cell office:value-type="string">
            <text:p>Groupe scolaire de Beauregard</text:p>
          </table:table-cell>
          <table:table-cell office:value-type="string">
            <text:p>1</text:p>
          </table:table-cell>
          <table:table-cell office:value-type="string">
            <text:p>RUE GAL COUSSE</text:p>
          </table:table-cell>
          <table:table-cell office:value-type="string">
            <text:p>LRE</text:p>
          </table:table-cell>
          <table:table-cell table:style-name="ce4" office:value-type="float" office:value="4451">
            <text:p><text:s/>4 451,00 <text:s text:c="3"/></text:p>
          </table:table-cell>
          <table:table-cell office:value-type="string">
            <text:p>16</text:p>
          </table:table-cell>
          <table:table-cell table:number-columns-repeated="1017"/>
        </table:table-row>
        <table:table-row table:style-name="ro1">
          <table:table-cell office:value-type="string">
            <text:p>000036</text:p>
          </table:table-cell>
          <table:table-cell office:value-type="string">
            <text:p>Groupe scolaire du Prieuré</text:p>
          </table:table-cell>
          <table:table-cell office:value-type="string">
            <text:p>31</text:p>
          </table:table-cell>
          <table:table-cell office:value-type="string">
            <text:p>RUE DU CDT L'HERMINIER</text:p>
          </table:table-cell>
          <table:table-cell office:value-type="string">
            <text:p>LRE</text:p>
          </table:table-cell>
          <table:table-cell table:style-name="ce4" office:value-type="float" office:value="2663">
            <text:p><text:s/>2 663,00 <text:s text:c="3"/></text:p>
          </table:table-cell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00033</text:p>
          </table:table-cell>
          <table:table-cell office:value-type="string">
            <text:p>Groupe scolaire Jean Bart</text:p>
          </table:table-cell>
          <table:table-cell office:value-type="string">
            <text:p>38</text:p>
          </table:table-cell>
          <table:table-cell office:value-type="string">
            <text:p>AVE DES CORSAIRES</text:p>
          </table:table-cell>
          <table:table-cell office:value-type="string">
            <text:p>LRE</text:p>
          </table:table-cell>
          <table:table-cell table:style-name="ce4" office:value-type="float" office:value="4438">
            <text:p><text:s/>4 438,00 <text:s text:c="3"/></text:p>
          </table:table-cell>
          <table:table-cell office:value-type="string">
            <text:p>15</text:p>
          </table:table-cell>
          <table:table-cell table:number-columns-repeated="1017"/>
        </table:table-row>
        <table:table-row table:style-name="ro1">
          <table:table-cell office:value-type="string">
            <text:p>000025</text:p>
          </table:table-cell>
          <table:table-cell office:value-type="string">
            <text:p>Groupe scolaire Laleu</text:p>
          </table:table-cell>
          <table:table-cell office:value-type="string">
            <text:p>19</text:p>
          </table:table-cell>
          <table:table-cell office:value-type="string">
            <text:p>RUE DE LA MUSE</text:p>
          </table:table-cell>
          <table:table-cell office:value-type="string">
            <text:p>LRE</text:p>
          </table:table-cell>
          <table:table-cell table:style-name="ce4" office:value-type="float" office:value="2200">
            <text:p><text:s/>2 200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044</text:p>
          </table:table-cell>
          <table:table-cell office:value-type="string">
            <text:p>Groupe scolaire Lavoisier</text:p>
          </table:table-cell>
          <table:table-cell office:value-type="string">
            <text:p>29</text:p>
          </table:table-cell>
          <table:table-cell office:value-type="string">
            <text:p>AVE VICTOR SCHOELCHER</text:p>
          </table:table-cell>
          <table:table-cell office:value-type="string">
            <text:p>LRE</text:p>
          </table:table-cell>
          <table:table-cell table:style-name="ce4" office:value-type="float" office:value="4546">
            <text:p><text:s/>4 546,00 <text:s text:c="3"/></text:p>
          </table:table-cell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030</text:p>
          </table:table-cell>
          <table:table-cell office:value-type="string">
            <text:p>Groupe scolaire Louis Guillet</text:p>
          </table:table-cell>
          <table:table-cell office:value-type="string">
            <text:p>1</text:p>
          </table:table-cell>
          <table:table-cell office:value-type="string">
            <text:p>AVE DE DUBLIN</text:p>
          </table:table-cell>
          <table:table-cell office:value-type="string">
            <text:p>LRE</text:p>
          </table:table-cell>
          <table:table-cell table:style-name="ce4" office:value-type="float" office:value="4309">
            <text:p><text:s/>4 309,00 <text:s text:c="3"/></text:p>
          </table:table-cell>
          <table:table-cell office:value-type="string">
            <text:p>04</text:p>
          </table:table-cell>
          <table:table-cell table:number-columns-repeated="1017"/>
        </table:table-row>
        <table:table-row table:style-name="ro1">
          <table:table-cell office:value-type="string">
            <text:p>000023</text:p>
          </table:table-cell>
          <table:table-cell office:value-type="string">
            <text:p>Groupe scolaire M Berthelot</text:p>
          </table:table-cell>
          <table:table-cell office:value-type="string">
            <text:p>19 - 35</text:p>
          </table:table-cell>
          <table:table-cell office:value-type="string">
            <text:p>RUE DE VAUGOUIN</text:p>
          </table:table-cell>
          <table:table-cell office:value-type="string">
            <text:p>LRE</text:p>
          </table:table-cell>
          <table:table-cell table:style-name="ce4" office:value-type="float" office:value="3403">
            <text:p><text:s/>3 403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024</text:p>
          </table:table-cell>
          <table:table-cell office:value-type="string">
            <text:p>Groupe scolaire P Loti</text:p>
          </table:table-cell>
          <table:table-cell office:value-type="string">
            <text:p>14 - 26</text:p>
          </table:table-cell>
          <table:table-cell office:value-type="string">
            <text:p>AVE PIERRE LOTI</text:p>
          </table:table-cell>
          <table:table-cell office:value-type="string">
            <text:p>LRE</text:p>
          </table:table-cell>
          <table:table-cell table:style-name="ce4" office:value-type="float" office:value="4436">
            <text:p><text:s/>4 436,00 <text:s text:c="3"/></text:p>
          </table:table-cell>
          <table:table-cell office:value-type="string">
            <text:p>15</text:p>
          </table:table-cell>
          <table:table-cell table:number-columns-repeated="1017"/>
        </table:table-row>
        <table:table-row table:style-name="ro1">
          <table:table-cell office:value-type="string">
            <text:p>000019</text:p>
          </table:table-cell>
          <table:table-cell office:value-type="string">
            <text:p>Groupe scolaire Palissy</text:p>
          </table:table-cell>
          <table:table-cell office:value-type="string">
            <text:p>33 - 35</text:p>
          </table:table-cell>
          <table:table-cell office:value-type="string">
            <text:p>RUE DUPLEIX</text:p>
          </table:table-cell>
          <table:table-cell office:value-type="string">
            <text:p>LRE</text:p>
          </table:table-cell>
          <table:table-cell table:style-name="ce4" office:value-type="float" office:value="3869">
            <text:p><text:s/>3 869,00 <text:s text:c="3"/></text:p>
          </table:table-cell>
          <table:table-cell office:value-type="string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000040</text:p>
          </table:table-cell>
          <table:table-cell office:value-type="string">
            <text:p>Groupe scolaire Paul Doumer</text:p>
          </table:table-cell>
          <table:table-cell office:value-type="string">
            <text:p>19</text:p>
          </table:table-cell>
          <table:table-cell office:value-type="string">
            <text:p>RUE GASTON PERIER</text:p>
          </table:table-cell>
          <table:table-cell office:value-type="string">
            <text:p>LRE</text:p>
          </table:table-cell>
          <table:table-cell table:style-name="ce4" office:value-type="float" office:value="2753">
            <text:p><text:s/>2 753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020</text:p>
          </table:table-cell>
          <table:table-cell office:value-type="string">
            <text:p>Groupe scolaire R <text:s/>Descartes</text:p>
          </table:table-cell>
          <table:table-cell office:value-type="string">
            <text:p>1</text:p>
          </table:table-cell>
          <table:table-cell office:value-type="string">
            <text:p>AVE MARECHAL JUIN</text:p>
          </table:table-cell>
          <table:table-cell office:value-type="string">
            <text:p>LRE</text:p>
          </table:table-cell>
          <table:table-cell table:style-name="ce4" office:value-type="float" office:value="4695.61">
            <text:p><text:s/>4 695,61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045</text:p>
          </table:table-cell>
          <table:table-cell office:value-type="string">
            <text:p>Groupe scolaire Raymond Bouchet</text:p>
          </table:table-cell>
          <table:table-cell office:value-type="string">
            <text:p>12</text:p>
          </table:table-cell>
          <table:table-cell office:value-type="string">
            <text:p>PCE DES BRITANNIQUES</text:p>
          </table:table-cell>
          <table:table-cell office:value-type="string">
            <text:p>LRE</text:p>
          </table:table-cell>
          <table:table-cell table:style-name="ce4" office:value-type="float" office:value="4162">
            <text:p><text:s/>4 162,0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116</text:p>
          </table:table-cell>
          <table:table-cell office:value-type="string">
            <text:p>Gymnase des Parcs</text:p>
          </table:table-cell>
          <table:table-cell office:value-type="string">
            <text:p>7</text:p>
          </table:table-cell>
          <table:table-cell office:value-type="string">
            <text:p>RUE LEONCE MAILHO</text:p>
          </table:table-cell>
          <table:table-cell office:value-type="string">
            <text:p>LRE</text:p>
          </table:table-cell>
          <table:table-cell table:style-name="ce4" office:value-type="float" office:value="1742">
            <text:p><text:s/>1 742,00 <text:s text:c="3"/></text:p>
          </table:table-cell>
          <table:table-cell office:value-type="string">
            <text:p>08</text:p>
          </table:table-cell>
          <table:table-cell table:number-columns-repeated="1017"/>
        </table:table-row>
        <table:table-row table:style-name="ro1">
          <table:table-cell office:value-type="string">
            <text:p>000118</text:p>
          </table:table-cell>
          <table:table-cell office:value-type="string">
            <text:p>Gymnase Gaston Neveur</text:p>
          </table:table-cell>
          <table:table-cell office:value-type="string">
            <text:p>1</text:p>
          </table:table-cell>
          <table:table-cell office:value-type="string">
            <text:p>ESPLANADE DES PARCS</text:p>
          </table:table-cell>
          <table:table-cell office:value-type="string">
            <text:p>LRE</text:p>
          </table:table-cell>
          <table:table-cell table:style-name="ce4" office:value-type="float" office:value="1979">
            <text:p><text:s/>1 979,00 <text:s text:c="3"/></text:p>
          </table:table-cell>
          <table:table-cell office:value-type="string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000330</text:p>
          </table:table-cell>
          <table:table-cell office:value-type="string">
            <text:p>Gymnase Pas des Laquais</text:p>
          </table:table-cell>
          <table:table-cell office:value-type="string">
            <text:p>28</text:p>
          </table:table-cell>
          <table:table-cell office:value-type="string">
            <text:p>AVE DES CRAPAUDIERES</text:p>
          </table:table-cell>
          <table:table-cell office:value-type="string">
            <text:p>LAG</text:p>
          </table:table-cell>
          <table:table-cell table:style-name="ce4" office:value-type="float" office:value="1630">
            <text:p><text:s/>1 630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281</text:p>
          </table:table-cell>
          <table:table-cell office:value-type="string">
            <text:p>Halte Garderie de Mireuil les petits fûtes</text:p>
          </table:table-cell>
          <table:table-cell office:value-type="string">
            <text:p>22</text:p>
          </table:table-cell>
          <table:table-cell office:value-type="string">
            <text:p>PCE DE L EUROPE</text:p>
          </table:table-cell>
          <table:table-cell office:value-type="string">
            <text:p>LRE</text:p>
          </table:table-cell>
          <table:table-cell table:style-name="ce4" office:value-type="float" office:value="550">
            <text:p><text:s/>550,00 <text:s text:c="3"/></text:p>
          </table:table-cell>
          <table:table-cell office:value-type="string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000356</text:p>
          </table:table-cell>
          <table:table-cell office:value-type="string">
            <text:p>Halte Garderie Sucette et Galipette</text:p>
          </table:table-cell>
          <table:table-cell/>
          <table:table-cell office:value-type="string">
            <text:p>SQUARE GABRIEL LIPPMANN</text:p>
          </table:table-cell>
          <table:table-cell office:value-type="string">
            <text:p>LRE</text:p>
          </table:table-cell>
          <table:table-cell/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051</text:p>
          </table:table-cell>
          <table:table-cell office:value-type="string">
            <text:p>Haltérophilie Mireuil (baobab)</text:p>
          </table:table-cell>
          <table:table-cell office:value-type="string">
            <text:p>3</text:p>
          </table:table-cell>
          <table:table-cell office:value-type="string">
            <text:p>AVE PDT J.F.KENNEDY</text:p>
          </table:table-cell>
          <table:table-cell office:value-type="string">
            <text:p>LRE</text:p>
          </table:table-cell>
          <table:table-cell table:style-name="ce4" office:value-type="float" office:value="280">
            <text:p><text:s/>280,00 <text:s text:c="3"/></text:p>
          </table:table-cell>
          <table:table-cell office:value-type="string">
            <text:p>04</text:p>
          </table:table-cell>
          <table:table-cell table:number-columns-repeated="1017"/>
        </table:table-row>
        <table:table-row table:style-name="ro1">
          <table:table-cell office:value-type="string">
            <text:p>000001</text:p>
          </table:table-cell>
          <table:table-cell office:value-type="string">
            <text:p>Hotel de Ville</text:p>
          </table:table-cell>
          <table:table-cell office:value-type="string">
            <text:p>1</text:p>
          </table:table-cell>
          <table:table-cell office:value-type="string">
            <text:p>PCE DE L'HOTEL DE VILLE</text:p>
          </table:table-cell>
          <table:table-cell office:value-type="string">
            <text:p>LRE</text:p>
          </table:table-cell>
          <table:table-cell table:style-name="ce4" office:value-type="float" office:value="6667.9">
            <text:p><text:s/>6 667,9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1004</text:p>
          </table:table-cell>
          <table:table-cell office:value-type="string">
            <text:p>IMMEUBLE "LE DESIRE"</text:p>
          </table:table-cell>
          <table:table-cell table:number-columns-repeated="2"/>
          <table:table-cell office:value-type="string">
            <text:p>LRE</text:p>
          </table:table-cell>
          <table:table-cell/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369</text:p>
          </table:table-cell>
          <table:table-cell office:value-type="string">
            <text:p>Immeuble (21b, rue de Périgny ) <text:s/>SAO</text:p>
          </table:table-cell>
          <table:table-cell office:value-type="string">
            <text:p>21</text:p>
          </table:table-cell>
          <table:table-cell office:value-type="string">
            <text:p>RUE DE PERIGNY</text:p>
          </table:table-cell>
          <table:table-cell office:value-type="string">
            <text:p>LRE</text:p>
          </table:table-cell>
          <table:table-cell table:style-name="ce4" office:value-type="float" office:value="94">
            <text:p><text:s/>94,00 <text:s text:c="3"/></text:p>
          </table:table-cell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321</text:p>
          </table:table-cell>
          <table:table-cell office:value-type="string">
            <text:p>Immeuble (bd. Joffre)</text:p>
          </table:table-cell>
          <table:table-cell office:value-type="string">
            <text:p>71</text:p>
          </table:table-cell>
          <table:table-cell office:value-type="string">
            <text:p>BD JOFFRE</text:p>
          </table:table-cell>
          <table:table-cell office:value-type="string">
            <text:p>LRE</text:p>
          </table:table-cell>
          <table:table-cell table:style-name="ce4" office:value-type="float" office:value="323">
            <text:p><text:s/>323,00 <text:s text:c="3"/>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000355</text:p>
          </table:table-cell>
          <table:table-cell office:value-type="string">
            <text:p>Immeuble (rue Guignette)</text:p>
          </table:table-cell>
          <table:table-cell/>
          <table:table-cell office:value-type="string">
            <text:p>RUE DE LA GUIGNETTE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316</text:p>
          </table:table-cell>
          <table:table-cell office:value-type="string">
            <text:p>Immeuble Bastion Saint Nicolas</text:p>
          </table:table-cell>
          <table:table-cell office:value-type="string">
            <text:p>21</text:p>
          </table:table-cell>
          <table:table-cell office:value-type="string">
            <text:p>QUAI DE MARANS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251</text:p>
          </table:table-cell>
          <table:table-cell office:value-type="string">
            <text:p>Immeuble Ferté-Maubec</text:p>
          </table:table-cell>
          <table:table-cell office:value-type="string">
            <text:p>15</text:p>
          </table:table-cell>
          <table:table-cell office:value-type="string">
            <text:p>RUE DE LA FERTE</text:p>
          </table:table-cell>
          <table:table-cell office:value-type="string">
            <text:p>LRE</text:p>
          </table:table-cell>
          <table:table-cell table:style-name="ce4" office:value-type="float" office:value="110">
            <text:p><text:s/>110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074</text:p>
          </table:table-cell>
          <table:table-cell office:value-type="string">
            <text:p>Immeuble la Pergola</text:p>
          </table:table-cell>
          <table:table-cell/>
          <table:table-cell office:value-type="string">
            <text:p>PROMENADE DE LA CONCURRENCE</text:p>
          </table:table-cell>
          <table:table-cell office:value-type="string">
            <text:p>LRE</text:p>
          </table:table-cell>
          <table:table-cell table:style-name="ce4" office:value-type="float" office:value="1600">
            <text:p><text:s/>1 600,0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301</text:p>
          </table:table-cell>
          <table:table-cell office:value-type="string">
            <text:p>Immeuble Nanette</text:p>
          </table:table-cell>
          <table:table-cell office:value-type="string">
            <text:p>5</text:p>
          </table:table-cell>
          <table:table-cell office:value-type="string">
            <text:p>RUE DE L'AIMABLE NANETTE</text:p>
          </table:table-cell>
          <table:table-cell office:value-type="string">
            <text:p>LRE</text:p>
          </table:table-cell>
          <table:table-cell/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156</text:p>
          </table:table-cell>
          <table:table-cell office:value-type="string">
            <text:p>Institut medico pédagogique ( Port-Neuf)</text:p>
          </table:table-cell>
          <table:table-cell/>
          <table:table-cell office:value-type="string">
            <text:p>ALL MAL DE LATTRE DE TASSIGNY</text:p>
          </table:table-cell>
          <table:table-cell office:value-type="string">
            <text:p>LRE</text:p>
          </table:table-cell>
          <table:table-cell table:style-name="ce4" office:value-type="float" office:value="769">
            <text:p><text:s/>769,0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448</text:p>
          </table:table-cell>
          <table:table-cell office:value-type="string">
            <text:p>Jardin familiaux de Sautel</text:p>
          </table:table-cell>
          <table:table-cell table:number-columns-repeated="1022"/>
        </table:table-row>
        <table:table-row table:style-name="ro1">
          <table:table-cell office:value-type="string">
            <text:p>000436</text:p>
          </table:table-cell>
          <table:table-cell office:value-type="string">
            <text:p>Jardin familiaux la Moulinette</text:p>
          </table:table-cell>
          <table:table-cell table:number-columns-repeated="1022"/>
        </table:table-row>
        <table:table-row table:style-name="ro1">
          <table:table-cell office:value-type="string">
            <text:p>000451</text:p>
          </table:table-cell>
          <table:table-cell office:value-type="string">
            <text:p>Jardins familiaux de Bongraine</text:p>
          </table:table-cell>
          <table:table-cell table:number-columns-repeated="1022"/>
        </table:table-row>
        <table:table-row table:style-name="ro1">
          <table:table-cell office:value-type="string">
            <text:p>000439</text:p>
          </table:table-cell>
          <table:table-cell office:value-type="string">
            <text:p>Jardins familiaux de Mireuil</text:p>
          </table:table-cell>
          <table:table-cell table:number-columns-repeated="1022"/>
        </table:table-row>
        <table:table-row table:style-name="ro1">
          <table:table-cell office:value-type="string">
            <text:p>000441</text:p>
          </table:table-cell>
          <table:table-cell office:value-type="string">
            <text:p>Jardins familiaux de Rompsay</text:p>
          </table:table-cell>
          <table:table-cell table:number-columns-repeated="1022"/>
        </table:table-row>
        <table:table-row table:style-name="ro1">
          <table:table-cell office:value-type="string">
            <text:p>000438</text:p>
          </table:table-cell>
          <table:table-cell office:value-type="string">
            <text:p>Jardins familiaux de Vaugouin</text:p>
          </table:table-cell>
          <table:table-cell table:number-columns-repeated="1022"/>
        </table:table-row>
        <table:table-row table:style-name="ro1">
          <table:table-cell office:value-type="string">
            <text:p>000437</text:p>
          </table:table-cell>
          <table:table-cell office:value-type="string">
            <text:p>Jardins familiaux les Guyardes</text:p>
          </table:table-cell>
          <table:table-cell table:number-columns-repeated="1022"/>
        </table:table-row>
        <table:table-row table:style-name="ro1">
          <table:table-cell office:value-type="string">
            <text:p>000440</text:p>
          </table:table-cell>
          <table:table-cell office:value-type="string">
            <text:p>Jardins familiaux les Salines</text:p>
          </table:table-cell>
          <table:table-cell table:number-columns-repeated="1022"/>
        </table:table-row>
        <table:table-row table:style-name="ro1">
          <table:table-cell office:value-type="string">
            <text:p>000433</text:p>
          </table:table-cell>
          <table:table-cell office:value-type="string">
            <text:p>Kiosque Gavarni</text:p>
          </table:table-cell>
          <table:table-cell/>
          <table:table-cell office:value-type="string">
            <text:p>RUE GAVARNI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164</text:p>
          </table:table-cell>
          <table:table-cell office:value-type="string">
            <text:p>kiosque Porte Royale</text:p>
          </table:table-cell>
          <table:table-cell office:value-type="string">
            <text:p>84</text:p>
          </table:table-cell>
          <table:table-cell office:value-type="string">
            <text:p>AVE DE LA PORTE ROYALE</text:p>
          </table:table-cell>
          <table:table-cell office:value-type="string">
            <text:p>LRE</text:p>
          </table:table-cell>
          <table:table-cell table:style-name="ce4" office:value-type="float" office:value="20">
            <text:p><text:s/>20,00 <text:s text:c="3"/></text:p>
          </table:table-cell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00254</text:p>
          </table:table-cell>
          <table:table-cell office:value-type="string">
            <text:p>La Bergerie</text:p>
          </table:table-cell>
          <table:table-cell/>
          <table:table-cell office:value-type="string">
            <text:p>RUE DE LA BERGERIE</text:p>
          </table:table-cell>
          <table:table-cell office:value-type="string">
            <text:p>LRE</text:p>
          </table:table-cell>
          <table:table-cell table:style-name="ce4" office:value-type="float" office:value="136">
            <text:p><text:s/>136,00 <text:s text:c="3"/></text:p>
          </table:table-cell>
          <table:table-cell office:value-type="string">
            <text:p>15</text:p>
          </table:table-cell>
          <table:table-cell table:number-columns-repeated="1017"/>
        </table:table-row>
        <table:table-row table:style-name="ro1">
          <table:table-cell office:value-type="string">
            <text:p>000320</text:p>
          </table:table-cell>
          <table:table-cell office:value-type="string">
            <text:p>La Passerelle</text:p>
          </table:table-cell>
          <table:table-cell office:value-type="string">
            <text:p>2</text:p>
          </table:table-cell>
          <table:table-cell office:value-type="string">
            <text:p>PCE DE L EUROPE</text:p>
          </table:table-cell>
          <table:table-cell office:value-type="string">
            <text:p>LRE</text:p>
          </table:table-cell>
          <table:table-cell table:style-name="ce4" office:value-type="float" office:value="2390">
            <text:p><text:s/>2 390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371</text:p>
          </table:table-cell>
          <table:table-cell office:value-type="string">
            <text:p>Local Arc-en-Ciel</text:p>
          </table:table-cell>
          <table:table-cell office:value-type="string">
            <text:p>1</text:p>
          </table:table-cell>
          <table:table-cell office:value-type="string">
            <text:p>AVE DE LISBONNE</text:p>
          </table:table-cell>
          <table:table-cell office:value-type="string">
            <text:p>LRE</text:p>
          </table:table-cell>
          <table:table-cell table:style-name="ce4" office:value-type="float" office:value="130">
            <text:p><text:s/>130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277</text:p>
          </table:table-cell>
          <table:table-cell office:value-type="string">
            <text:p>Local Associatif - Port-Neuf</text:p>
          </table:table-cell>
          <table:table-cell office:value-type="string">
            <text:p>16</text:p>
          </table:table-cell>
          <table:table-cell office:value-type="string">
            <text:p>RUE DU LYONNAIS</text:p>
          </table:table-cell>
          <table:table-cell office:value-type="string">
            <text:p>LRE</text:p>
          </table:table-cell>
          <table:table-cell table:style-name="ce4" office:value-type="float" office:value="1000">
            <text:p><text:s/>1 000,0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173</text:p>
          </table:table-cell>
          <table:table-cell office:value-type="string">
            <text:p>Local fontainiers la Pallice</text:p>
          </table:table-cell>
          <table:table-cell/>
          <table:table-cell office:value-type="string">
            <text:p>RUE MADAGASCAR</text:p>
          </table:table-cell>
          <table:table-cell office:value-type="string">
            <text:p>LRE</text:p>
          </table:table-cell>
          <table:table-cell/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311</text:p>
          </table:table-cell>
          <table:table-cell office:value-type="string">
            <text:p>Local jeunes de vls / zig zag</text:p>
          </table:table-cell>
          <table:table-cell office:value-type="string">
            <text:p>60</text:p>
          </table:table-cell>
          <table:table-cell office:value-type="string">
            <text:p>AVE ROBESPIERRE</text:p>
          </table:table-cell>
          <table:table-cell office:value-type="string">
            <text:p>LRE</text:p>
          </table:table-cell>
          <table:table-cell table:style-name="ce4" office:value-type="float" office:value="179">
            <text:p><text:s/>179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134</text:p>
          </table:table-cell>
          <table:table-cell office:value-type="string">
            <text:p>Local vélos Esplanades Parcs</text:p>
          </table:table-cell>
          <table:table-cell/>
          <table:table-cell office:value-type="string">
            <text:p>ESPLANADE DES PARCS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130</text:p>
          </table:table-cell>
          <table:table-cell office:value-type="string">
            <text:p>Locaux Associatifs Amos Barbot</text:p>
          </table:table-cell>
          <table:table-cell office:value-type="string">
            <text:p>17</text:p>
          </table:table-cell>
          <table:table-cell office:value-type="string">
            <text:p>RUE AMOS BARBOT</text:p>
          </table:table-cell>
          <table:table-cell office:value-type="string">
            <text:p>LRE</text:p>
          </table:table-cell>
          <table:table-cell table:style-name="ce4" office:value-type="float" office:value="303">
            <text:p><text:s/>303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373</text:p>
          </table:table-cell>
          <table:table-cell office:value-type="string">
            <text:p>Locaux Associatifs Fraternité</text:p>
          </table:table-cell>
          <table:table-cell office:value-type="string">
            <text:p>19</text:p>
          </table:table-cell>
          <table:table-cell office:value-type="string">
            <text:p>RUE DE PERIGNY</text:p>
          </table:table-cell>
          <table:table-cell office:value-type="string">
            <text:p>LRE</text:p>
          </table:table-cell>
          <table:table-cell/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426</text:p>
          </table:table-cell>
          <table:table-cell office:value-type="string">
            <text:p>Locaux commerciaux Ex Beneteau</text:p>
          </table:table-cell>
          <table:table-cell/>
          <table:table-cell office:value-type="string">
            <text:p>PCE DU PETIT HUNIER</text:p>
          </table:table-cell>
          <table:table-cell office:value-type="string">
            <text:p>LRE</text:p>
          </table:table-cell>
          <table:table-cell table:style-name="ce4" office:value-type="float" office:value="700">
            <text:p><text:s/>700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413</text:p>
          </table:table-cell>
          <table:table-cell office:value-type="string">
            <text:p>Locaux DTAS - VLS</text:p>
          </table:table-cell>
          <table:table-cell office:value-type="string">
            <text:p>16</text:p>
          </table:table-cell>
          <table:table-cell office:value-type="string">
            <text:p>AVE DU QUATORZE JUILLET</text:p>
          </table:table-cell>
          <table:table-cell office:value-type="string">
            <text:p>LRE</text:p>
          </table:table-cell>
          <table:table-cell table:style-name="ce4" office:value-type="float" office:value="426">
            <text:p><text:s/>426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202</text:p>
          </table:table-cell>
          <table:table-cell office:value-type="string">
            <text:p>Locaux municipaux du Moulin de Vendôme</text:p>
          </table:table-cell>
          <table:table-cell office:value-type="string">
            <text:p>1</text:p>
          </table:table-cell>
          <table:table-cell office:value-type="string">
            <text:p>AVENUE DU MOULIN DE VENDOME</text:p>
          </table:table-cell>
          <table:table-cell office:value-type="string">
            <text:p>LAG</text:p>
          </table:table-cell>
          <table:table-cell table:style-name="ce4" office:value-type="float" office:value="1968">
            <text:p><text:s/>1 968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265</text:p>
          </table:table-cell>
          <table:table-cell office:value-type="string">
            <text:p>Logement 21 rue de Périgny</text:p>
          </table:table-cell>
          <table:table-cell office:value-type="string">
            <text:p>21</text:p>
          </table:table-cell>
          <table:table-cell office:value-type="string">
            <text:p>RUE DE PERIGNY</text:p>
          </table:table-cell>
          <table:table-cell office:value-type="string">
            <text:p>LRE</text:p>
          </table:table-cell>
          <table:table-cell table:style-name="ce4" office:value-type="float" office:value="85">
            <text:p><text:s/>85,00 <text:s text:c="3"/></text:p>
          </table:table-cell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085</text:p>
          </table:table-cell>
          <table:table-cell office:value-type="string">
            <text:p>Logement concierge Parc Delmas</text:p>
          </table:table-cell>
          <table:table-cell office:value-type="string">
            <text:p>46</text:p>
          </table:table-cell>
          <table:table-cell office:value-type="string">
            <text:p>AVE DU FORT LOUIS</text:p>
          </table:table-cell>
          <table:table-cell office:value-type="string">
            <text:p>LRE</text:p>
          </table:table-cell>
          <table:table-cell table:style-name="ce4" office:value-type="float" office:value="105.6">
            <text:p><text:s/>105,6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245</text:p>
          </table:table-cell>
          <table:table-cell office:value-type="string">
            <text:p>Logement imm. Cabestan Villeneuve les Salines</text:p>
          </table:table-cell>
          <table:table-cell office:value-type="string">
            <text:p>73</text:p>
          </table:table-cell>
          <table:table-cell office:value-type="string">
            <text:p>AVE ROBESPIERRE</text:p>
          </table:table-cell>
          <table:table-cell office:value-type="string">
            <text:p>LRE</text:p>
          </table:table-cell>
          <table:table-cell/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392</text:p>
          </table:table-cell>
          <table:table-cell office:value-type="string">
            <text:p>Logement rue Clément Marot</text:p>
          </table:table-cell>
          <table:table-cell office:value-type="string">
            <text:p>1</text:p>
          </table:table-cell>
          <table:table-cell office:value-type="string">
            <text:p>RUE CLEMENT MAROT</text:p>
          </table:table-cell>
          <table:table-cell office:value-type="string">
            <text:p>LRE</text:p>
          </table:table-cell>
          <table:table-cell table:style-name="ce4" office:value-type="float" office:value="134">
            <text:p><text:s/>134,00 <text:s text:c="3"/></text:p>
          </table:table-cell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139</text:p>
          </table:table-cell>
          <table:table-cell office:value-type="string">
            <text:p>Logement rue Vacher de la Caze</text:p>
          </table:table-cell>
          <table:table-cell office:value-type="string">
            <text:p>18</text:p>
          </table:table-cell>
          <table:table-cell office:value-type="string">
            <text:p>RUE VACHER DE LA CAZE</text:p>
          </table:table-cell>
          <table:table-cell office:value-type="string">
            <text:p>LRE</text:p>
          </table:table-cell>
          <table:table-cell/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296</text:p>
          </table:table-cell>
          <table:table-cell office:value-type="string">
            <text:p>Logement service des eaux</text:p>
          </table:table-cell>
          <table:table-cell office:value-type="string">
            <text:p>2</text:p>
          </table:table-cell>
          <table:table-cell office:value-type="string">
            <text:p>RUE CLEMENT MAROT</text:p>
          </table:table-cell>
          <table:table-cell office:value-type="string">
            <text:p>LRE</text:p>
          </table:table-cell>
          <table:table-cell table:style-name="ce4" office:value-type="float" office:value="168">
            <text:p><text:s/>168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453</text:p>
          </table:table-cell>
          <table:table-cell office:value-type="string">
            <text:p>Ludothèque de Mireuil</text:p>
          </table:table-cell>
          <table:table-cell table:number-columns-repeated="1022"/>
        </table:table-row>
        <table:table-row table:style-name="ro1">
          <table:table-cell office:value-type="string">
            <text:p>000280</text:p>
          </table:table-cell>
          <table:table-cell office:value-type="string">
            <text:p>Mairie annexe de Villeneuve Les Salines et du Peti</text:p>
          </table:table-cell>
          <table:table-cell office:value-type="string">
            <text:p>34</text:p>
          </table:table-cell>
          <table:table-cell office:value-type="string">
            <text:p>AVE BILLAUD VARENNE</text:p>
          </table:table-cell>
          <table:table-cell office:value-type="string">
            <text:p>LRE</text:p>
          </table:table-cell>
          <table:table-cell table:style-name="ce4" office:value-type="float" office:value="149">
            <text:p><text:s/>149,00 <text:s text:c="3"/></text:p>
          </table:table-cell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004</text:p>
          </table:table-cell>
          <table:table-cell office:value-type="string">
            <text:p>Mairie de Laleu</text:p>
          </table:table-cell>
          <table:table-cell office:value-type="string">
            <text:p>21</text:p>
          </table:table-cell>
          <table:table-cell office:value-type="string">
            <text:p>RUE DE LA MUSE</text:p>
          </table:table-cell>
          <table:table-cell office:value-type="string">
            <text:p>LRE</text:p>
          </table:table-cell>
          <table:table-cell table:style-name="ce4" office:value-type="float" office:value="300">
            <text:p><text:s/>300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447</text:p>
          </table:table-cell>
          <table:table-cell office:value-type="string">
            <text:p>Maison Collignon</text:p>
          </table:table-cell>
          <table:table-cell office:value-type="string">
            <text:p>15</text:p>
          </table:table-cell>
          <table:table-cell office:value-type="string">
            <text:p>RUE DE LA FERTE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03</text:p>
          </table:table-cell>
          <table:table-cell office:value-type="string">
            <text:p>Maison Cour des Anglais</text:p>
          </table:table-cell>
          <table:table-cell office:value-type="string">
            <text:p>3</text:p>
          </table:table-cell>
          <table:table-cell office:value-type="string">
            <text:p>COUR DES ANGLAIS</text:p>
          </table:table-cell>
          <table:table-cell office:value-type="string">
            <text:p>LRE</text:p>
          </table:table-cell>
          <table:table-cell table:style-name="ce4" office:value-type="float" office:value="82">
            <text:p><text:s/>82,00 <text:s text:c="3"/></text:p>
          </table:table-cell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409</text:p>
          </table:table-cell>
          <table:table-cell office:value-type="string">
            <text:p>Maison de la Voix</text:p>
          </table:table-cell>
          <table:table-cell office:value-type="string">
            <text:p>12</text:p>
          </table:table-cell>
          <table:table-cell office:value-type="string">
            <text:p>AVE DENFERT ROCHEREAU</text:p>
          </table:table-cell>
          <table:table-cell office:value-type="string">
            <text:p>LRE</text:p>
          </table:table-cell>
          <table:table-cell table:style-name="ce4" office:value-type="float" office:value="208">
            <text:p><text:s/>208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192</text:p>
          </table:table-cell>
          <table:table-cell office:value-type="string">
            <text:p>Maison de quartier de Lafond</text:p>
          </table:table-cell>
          <table:table-cell office:value-type="string">
            <text:p>92</text:p>
          </table:table-cell>
          <table:table-cell office:value-type="string">
            <text:p>RUE DU VELODROME</text:p>
          </table:table-cell>
          <table:table-cell office:value-type="string">
            <text:p>LRE</text:p>
          </table:table-cell>
          <table:table-cell table:style-name="ce4" office:value-type="float" office:value="614">
            <text:p><text:s/>614,00 <text:s text:c="3"/></text:p>
          </table:table-cell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00246</text:p>
          </table:table-cell>
          <table:table-cell office:value-type="string">
            <text:p>Maison de quartier de st Eloi</text:p>
          </table:table-cell>
          <table:table-cell office:value-type="string">
            <text:p>46</text:p>
          </table:table-cell>
          <table:table-cell office:value-type="string">
            <text:p>RUE BASSE DE ST ELOI</text:p>
          </table:table-cell>
          <table:table-cell office:value-type="string">
            <text:p>LRE</text:p>
          </table:table-cell>
          <table:table-cell table:style-name="ce4" office:value-type="float" office:value="1396">
            <text:p><text:s/>1 396,00 <text:s text:c="3"/></text:p>
          </table:table-cell>
          <table:table-cell office:value-type="string">
            <text:p>09</text:p>
          </table:table-cell>
          <table:table-cell table:number-columns-repeated="1017"/>
        </table:table-row>
        <table:table-row table:style-name="ro1">
          <table:table-cell office:value-type="string">
            <text:p>000141</text:p>
          </table:table-cell>
          <table:table-cell office:value-type="string">
            <text:p>Maison de quartier du Prieure</text:p>
          </table:table-cell>
          <table:table-cell/>
          <table:table-cell office:value-type="string">
            <text:p>AVE ANTOINE DE ST EXUPERY</text:p>
          </table:table-cell>
          <table:table-cell office:value-type="string">
            <text:p>LRE</text:p>
          </table:table-cell>
          <table:table-cell table:style-name="ce4" office:value-type="float" office:value="252">
            <text:p><text:s/>252,00 <text:s text:c="3"/></text:p>
          </table:table-cell>
          <table:table-cell office:value-type="string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000088</text:p>
          </table:table-cell>
          <table:table-cell office:value-type="string">
            <text:p>Maison de quartier Port-Neuf</text:p>
          </table:table-cell>
          <table:table-cell office:value-type="string">
            <text:p>2</text:p>
          </table:table-cell>
          <table:table-cell office:value-type="string">
            <text:p>PCE DE L'ILE DE FRANCE</text:p>
          </table:table-cell>
          <table:table-cell office:value-type="string">
            <text:p>LRE</text:p>
          </table:table-cell>
          <table:table-cell table:style-name="ce4" office:value-type="float" office:value="1727">
            <text:p><text:s/>1 727,00 <text:s text:c="3"/>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000276</text:p>
          </table:table-cell>
          <table:table-cell office:value-type="string">
            <text:p>Maison des Associations de Bongraine</text:p>
          </table:table-cell>
          <table:table-cell office:value-type="string">
            <text:p>99</text:p>
          </table:table-cell>
          <table:table-cell office:value-type="string">
            <text:p>RUE NICOLAS GARGOT</text:p>
          </table:table-cell>
          <table:table-cell office:value-type="string">
            <text:p>LRE</text:p>
          </table:table-cell>
          <table:table-cell table:style-name="ce4" office:value-type="float" office:value="892">
            <text:p><text:s/>892,00 <text:s text:c="3"/></text:p>
          </table:table-cell>
          <table:table-cell office:value-type="string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000416</text:p>
          </table:table-cell>
          <table:table-cell office:value-type="string">
            <text:p>Maison des Associations de Laleu</text:p>
          </table:table-cell>
          <table:table-cell office:value-type="string">
            <text:p>24</text:p>
          </table:table-cell>
          <table:table-cell office:value-type="string">
            <text:p>RUE DE LA MUSE</text:p>
          </table:table-cell>
          <table:table-cell office:value-type="string">
            <text:p>LRE</text:p>
          </table:table-cell>
          <table:table-cell table:style-name="ce4" office:value-type="float" office:value="426">
            <text:p><text:s/>426,00 <text:s text:c="3"/></text:p>
          </table:table-cell>
          <table:table-cell office:value-type="string">
            <text:p>03</text:p>
          </table:table-cell>
          <table:table-cell table:number-columns-repeated="1017"/>
        </table:table-row>
        <table:table-row table:style-name="ro1">
          <table:table-cell office:value-type="string">
            <text:p>000429</text:p>
          </table:table-cell>
          <table:table-cell office:value-type="string">
            <text:p>Maison des Douanes</text:p>
          </table:table-cell>
          <table:table-cell office:value-type="string">
            <text:p>2</text:p>
          </table:table-cell>
          <table:table-cell office:value-type="string">
            <text:p>RUE DE L'ARMIDE</text:p>
          </table:table-cell>
          <table:table-cell office:value-type="string">
            <text:p>lre</text:p>
          </table:table-cell>
          <table:table-cell table:style-name="ce4" office:value-type="float" office:value="200">
            <text:p><text:s/>200,00 <text:s text:c="3"/></text:p>
          </table:table-cell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306</text:p>
          </table:table-cell>
          <table:table-cell office:value-type="string">
            <text:p>Maison du <text:s/>Portugal</text:p>
          </table:table-cell>
          <table:table-cell office:value-type="string">
            <text:p>11</text:p>
          </table:table-cell>
          <table:table-cell office:value-type="string">
            <text:p>RUE MAQUIS BIR HAKEIM FOCH</text:p>
          </table:table-cell>
          <table:table-cell office:value-type="string">
            <text:p>LRE</text:p>
          </table:table-cell>
          <table:table-cell table:style-name="ce4" office:value-type="float" office:value="365">
            <text:p><text:s/>365,00 <text:s text:c="3"/></text:p>
          </table:table-cell>
          <table:table-cell office:value-type="string">
            <text:p>16</text:p>
          </table:table-cell>
          <table:table-cell table:number-columns-repeated="1017"/>
        </table:table-row>
        <table:table-row table:style-name="ro1">
          <table:table-cell office:value-type="string">
            <text:p>000138</text:p>
          </table:table-cell>
          <table:table-cell office:value-type="string">
            <text:p>Maison Henri II</text:p>
          </table:table-cell>
          <table:table-cell office:value-type="string">
            <text:p>11</text:p>
          </table:table-cell>
          <table:table-cell office:value-type="string">
            <text:p>RUE DES AUGUSTINS</text:p>
          </table:table-cell>
          <table:table-cell office:value-type="string">
            <text:p>LRE</text:p>
          </table:table-cell>
          <table:table-cell table:style-name="ce4" office:value-type="float" office:value="110">
            <text:p><text:s/>110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006</text:p>
          </table:table-cell>
          <table:table-cell office:value-type="string">
            <text:p>Maison Nicolas VENETTE</text:p>
          </table:table-cell>
          <table:table-cell office:value-type="string">
            <text:p>1</text:p>
          </table:table-cell>
          <table:table-cell office:value-type="string">
            <text:p>RUE NICOLAS VENETTE</text:p>
          </table:table-cell>
          <table:table-cell office:value-type="string">
            <text:p>LRE</text:p>
          </table:table-cell>
          <table:table-cell table:style-name="ce4" office:value-type="float" office:value="544">
            <text:p><text:s/>544,00 <text:s text:c="3"/></text:p>
          </table:table-cell>
          <table:table-cell office:value-type="string">
            <text:p>15</text:p>
          </table:table-cell>
          <table:table-cell table:number-columns-repeated="1017"/>
        </table:table-row>
        <table:table-row table:style-name="ro1">
          <table:table-cell office:value-type="string">
            <text:p>000415</text:p>
          </table:table-cell>
          <table:table-cell office:value-type="string">
            <text:p>Maison rue de Rome</text:p>
          </table:table-cell>
          <table:table-cell office:value-type="string">
            <text:p>70</text:p>
          </table:table-cell>
          <table:table-cell office:value-type="string">
            <text:p>RUE DE ROME</text:p>
          </table:table-cell>
          <table:table-cell office:value-type="string">
            <text:p>LRE</text:p>
          </table:table-cell>
          <table:table-cell table:style-name="ce4" office:value-type="float" office:value="124">
            <text:p><text:s/>124,00 <text:s text:c="3"/></text:p>
          </table:table-cell>
          <table:table-cell office:value-type="string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000057</text:p>
          </table:table-cell>
          <table:table-cell office:value-type="string">
            <text:p>Marché Central</text:p>
          </table:table-cell>
          <table:table-cell/>
          <table:table-cell office:value-type="string">
            <text:p>PCE DU MARCHE</text:p>
          </table:table-cell>
          <table:table-cell office:value-type="string">
            <text:p>LRE</text:p>
          </table:table-cell>
          <table:table-cell table:style-name="ce4" office:value-type="float" office:value="2166">
            <text:p><text:s/>2 166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059</text:p>
          </table:table-cell>
          <table:table-cell office:value-type="string">
            <text:p>Marché de gros</text:p>
          </table:table-cell>
          <table:table-cell/>
          <table:table-cell office:value-type="string">
            <text:p>rue Blaise Pascal</text:p>
          </table:table-cell>
          <table:table-cell office:value-type="string">
            <text:p>PER</text:p>
          </table:table-cell>
          <table:table-cell table:style-name="ce4" office:value-type="float" office:value="6077">
            <text:p><text:s/>6 077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058</text:p>
          </table:table-cell>
          <table:table-cell office:value-type="string">
            <text:p>Marché de la Pallice</text:p>
          </table:table-cell>
          <table:table-cell office:value-type="string">
            <text:p>20</text:p>
          </table:table-cell>
          <table:table-cell office:value-type="string">
            <text:p>BD MARECHAL LYAUTEY</text:p>
          </table:table-cell>
          <table:table-cell office:value-type="string">
            <text:p>LRE</text:p>
          </table:table-cell>
          <table:table-cell table:style-name="ce4" office:value-type="float" office:value="453">
            <text:p><text:s/>453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052</text:p>
          </table:table-cell>
          <table:table-cell office:value-type="string">
            <text:p>Mille club rue de l'Oise</text:p>
          </table:table-cell>
          <table:table-cell office:value-type="string">
            <text:p>30</text:p>
          </table:table-cell>
          <table:table-cell office:value-type="string">
            <text:p>RUE DE L'OISE</text:p>
          </table:table-cell>
          <table:table-cell office:value-type="string">
            <text:p>LRE</text:p>
          </table:table-cell>
          <table:table-cell table:style-name="ce4" office:value-type="float" office:value="203">
            <text:p><text:s/>203,00 <text:s text:c="3"/></text:p>
          </table:table-cell>
          <table:table-cell office:value-type="string">
            <text:p>09</text:p>
          </table:table-cell>
          <table:table-cell table:number-columns-repeated="1017"/>
        </table:table-row>
        <table:table-row table:style-name="ro1">
          <table:table-cell office:value-type="string">
            <text:p>000275</text:p>
          </table:table-cell>
          <table:table-cell office:value-type="string">
            <text:p>Module commercial Cour Dames</text:p>
          </table:table-cell>
          <table:table-cell/>
          <table:table-cell office:value-type="string">
            <text:p>COURS DES DAMES</text:p>
          </table:table-cell>
          <table:table-cell office:value-type="string">
            <text:p>LRE</text:p>
          </table:table-cell>
          <table:table-cell table:style-name="ce4" office:value-type="float" office:value="30">
            <text:p><text:s/>30,00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287</text:p>
          </table:table-cell>
          <table:table-cell office:value-type="string">
            <text:p>Module commercial square Valin</text:p>
          </table:table-cell>
          <table:table-cell/>
          <table:table-cell office:value-type="string">
            <text:p>SQ VALIN</text:p>
          </table:table-cell>
          <table:table-cell office:value-type="string">
            <text:p>LRE</text:p>
          </table:table-cell>
          <table:table-cell table:style-name="ce4" office:value-type="float" office:value="12">
            <text:p><text:s/>12,00 <text:s text:c="3"/>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000082</text:p>
          </table:table-cell>
          <table:table-cell office:value-type="string">
            <text:p>Monument aux morts du Mail</text:p>
          </table:table-cell>
          <table:table-cell/>
          <table:table-cell office:value-type="string">
            <text:p>ALLEE DU MAIL</text:p>
          </table:table-cell>
          <table:table-cell office:value-type="string">
            <text:p>LRE</text:p>
          </table:table-cell>
          <table:table-cell table:style-name="ce4" office:value-type="float" office:value="120">
            <text:p><text:s/>120,0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071</text:p>
          </table:table-cell>
          <table:table-cell office:value-type="string">
            <text:p>Monument aux morts Valin</text:p>
          </table:table-cell>
          <table:table-cell/>
          <table:table-cell office:value-type="string">
            <text:p>QUAI VALIN</text:p>
          </table:table-cell>
          <table:table-cell office:value-type="string">
            <text:p>LRE</text:p>
          </table:table-cell>
          <table:table-cell/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000208</text:p>
          </table:table-cell>
          <table:table-cell office:value-type="string">
            <text:p>Monument Charles de Gaulle</text:p>
          </table:table-cell>
          <table:table-cell/>
          <table:table-cell office:value-type="string">
            <text:p>PROMENADE DE LA CONCURRENCE</text:p>
          </table:table-cell>
          <table:table-cell office:value-type="string">
            <text:p>LRE</text:p>
          </table:table-cell>
          <table:table-cell/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180</text:p>
          </table:table-cell>
          <table:table-cell office:value-type="string">
            <text:p>Monument de la Cote d''Ivoire</text:p>
          </table:table-cell>
          <table:table-cell/>
          <table:table-cell office:value-type="string">
            <text:p>AVE GAL LECLERC</text:p>
          </table:table-cell>
          <table:table-cell office:value-type="string">
            <text:p>LRE</text:p>
          </table:table-cell>
          <table:table-cell/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200</text:p>
          </table:table-cell>
          <table:table-cell office:value-type="string">
            <text:p>Monument de la Résistance</text:p>
          </table:table-cell>
          <table:table-cell/>
          <table:table-cell office:value-type="string">
            <text:p>PROMENADE DE LA CONCURRENCE</text:p>
          </table:table-cell>
          <table:table-cell office:value-type="string">
            <text:p>LRE</text:p>
          </table:table-cell>
          <table:table-cell/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142</text:p>
          </table:table-cell>
          <table:table-cell office:value-type="string">
            <text:p>Mosquée de Mireuil</text:p>
          </table:table-cell>
          <table:table-cell office:value-type="string">
            <text:p>32</text:p>
          </table:table-cell>
          <table:table-cell office:value-type="string">
            <text:p>AVE DE BERNE</text:p>
          </table:table-cell>
          <table:table-cell office:value-type="string">
            <text:p>LRE</text:p>
          </table:table-cell>
          <table:table-cell table:style-name="ce4" office:value-type="float" office:value="841">
            <text:p><text:s/>841,00 <text:s text:c="3"/></text:p>
          </table:table-cell>
          <table:table-cell office:value-type="string">
            <text:p>15</text:p>
          </table:table-cell>
          <table:table-cell table:number-columns-repeated="1017"/>
        </table:table-row>
        <table:table-row table:style-name="ro1">
          <table:table-cell office:value-type="string">
            <text:p>000094</text:p>
          </table:table-cell>
          <table:table-cell office:value-type="string">
            <text:p>Musée des Beaux Arts</text:p>
          </table:table-cell>
          <table:table-cell office:value-type="string">
            <text:p>28</text:p>
          </table:table-cell>
          <table:table-cell office:value-type="string">
            <text:p>RUE GARGOULLEAU</text:p>
          </table:table-cell>
          <table:table-cell office:value-type="string">
            <text:p>LRE</text:p>
          </table:table-cell>
          <table:table-cell table:style-name="ce4" office:value-type="float" office:value="2229">
            <text:p><text:s/>2 229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095</text:p>
          </table:table-cell>
          <table:table-cell office:value-type="string">
            <text:p>Musée d'Orbigny-Bernon</text:p>
          </table:table-cell>
          <table:table-cell office:value-type="string">
            <text:p>2</text:p>
          </table:table-cell>
          <table:table-cell office:value-type="string">
            <text:p>RUE SAINT COME</text:p>
          </table:table-cell>
          <table:table-cell office:value-type="string">
            <text:p>LRE</text:p>
          </table:table-cell>
          <table:table-cell table:style-name="ce4" office:value-type="float" office:value="1350">
            <text:p><text:s/>1 350,00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096</text:p>
          </table:table-cell>
          <table:table-cell office:value-type="string">
            <text:p>Musée du Nouveau Monde</text:p>
          </table:table-cell>
          <table:table-cell office:value-type="string">
            <text:p>10 - 12</text:p>
          </table:table-cell>
          <table:table-cell office:value-type="string">
            <text:p>RUE FLEURIAU</text:p>
          </table:table-cell>
          <table:table-cell office:value-type="string">
            <text:p>LRE</text:p>
          </table:table-cell>
          <table:table-cell table:style-name="ce4" office:value-type="float" office:value="2229">
            <text:p><text:s/>2 229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092</text:p>
          </table:table-cell>
          <table:table-cell office:value-type="string">
            <text:p>Muséum d'histoire naturelle</text:p>
          </table:table-cell>
          <table:table-cell office:value-type="string">
            <text:p>28</text:p>
          </table:table-cell>
          <table:table-cell office:value-type="string">
            <text:p>RUE ALBERT 1ER</text:p>
          </table:table-cell>
          <table:table-cell office:value-type="string">
            <text:p>LRE</text:p>
          </table:table-cell>
          <table:table-cell table:style-name="ce4" office:value-type="float" office:value="4662">
            <text:p><text:s/>4 662,00 <text:s text:c="3"/></text:p>
          </table:table-cell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431</text:p>
          </table:table-cell>
          <table:table-cell office:value-type="string">
            <text:p>Office du Tourisme (nouveau)</text:p>
          </table:table-cell>
          <table:table-cell/>
          <table:table-cell office:value-type="string">
            <text:p>QUAI DE LA GEORGETTE</text:p>
          </table:table-cell>
          <table:table-cell office:value-type="string">
            <text:p>lre</text:p>
          </table:table-cell>
          <table:table-cell table:style-name="ce4" office:value-type="float" office:value="1440">
            <text:p><text:s/>1 440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125</text:p>
          </table:table-cell>
          <table:table-cell office:value-type="string">
            <text:p>Oratoire</text:p>
          </table:table-cell>
          <table:table-cell office:value-type="string">
            <text:p>6</text:p>
          </table:table-cell>
          <table:table-cell office:value-type="string">
            <text:p>RUE ALBERT 1ER</text:p>
          </table:table-cell>
          <table:table-cell office:value-type="string">
            <text:p>LRE</text:p>
          </table:table-cell>
          <table:table-cell table:style-name="ce4" office:value-type="float" office:value="4743">
            <text:p><text:s/>4 743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143</text:p>
          </table:table-cell>
          <table:table-cell office:value-type="string">
            <text:p>P.M.I de Laleu</text:p>
          </table:table-cell>
          <table:table-cell office:value-type="string">
            <text:p>26 - 28</text:p>
          </table:table-cell>
          <table:table-cell office:value-type="string">
            <text:p>RUE DE LA MUSE</text:p>
          </table:table-cell>
          <table:table-cell office:value-type="string">
            <text:p>LRE</text:p>
          </table:table-cell>
          <table:table-cell table:style-name="ce4" office:value-type="float" office:value="566">
            <text:p><text:s/>566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428</text:p>
          </table:table-cell>
          <table:table-cell office:value-type="string">
            <text:p>Parc de Laleu</text:p>
          </table:table-cell>
          <table:table-cell/>
          <table:table-cell office:value-type="string">
            <text:p>AVENUE HENRI HAUTIER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213</text:p>
          </table:table-cell>
          <table:table-cell office:value-type="string">
            <text:p>Parc des expositions</text:p>
          </table:table-cell>
          <table:table-cell/>
          <table:table-cell office:value-type="string">
            <text:p>RUE HENRI BARBUSSE</text:p>
          </table:table-cell>
          <table:table-cell office:value-type="string">
            <text:p>LRE</text:p>
          </table:table-cell>
          <table:table-cell table:style-name="ce4" office:value-type="float" office:value="11800">
            <text:p><text:s/>11 800,00 <text:s text:c="3"/></text:p>
          </table:table-cell>
          <table:table-cell office:value-type="string">
            <text:p>16</text:p>
          </table:table-cell>
          <table:table-cell table:number-columns-repeated="1017"/>
        </table:table-row>
        <table:table-row table:style-name="ro1">
          <table:table-cell office:value-type="string">
            <text:p>000460</text:p>
          </table:table-cell>
          <table:table-cell office:value-type="string">
            <text:p>Parking de l'Encan</text:p>
          </table:table-cell>
          <table:table-cell/>
          <table:table-cell office:value-type="string">
            <text:p>QUAI LOUIS PRUNIER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295</text:p>
          </table:table-cell>
          <table:table-cell office:value-type="string">
            <text:p>Parking Esplanade des Parcs</text:p>
          </table:table-cell>
          <table:table-cell/>
          <table:table-cell office:value-type="string">
            <text:p>ESPLANADE DES PARCS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61</text:p>
          </table:table-cell>
          <table:table-cell office:value-type="string">
            <text:p>Parking Saint Jean d'Acre</text:p>
          </table:table-cell>
          <table:table-cell/>
          <table:table-cell office:value-type="string">
            <text:p>ESPL SAINT JEAN D'ACRE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35</text:p>
          </table:table-cell>
          <table:table-cell office:value-type="string">
            <text:p>Parking sousterrain Saint Nicolas</text:p>
          </table:table-cell>
          <table:table-cell table:number-columns-repeated="2"/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309</text:p>
          </table:table-cell>
          <table:table-cell office:value-type="string">
            <text:p>Parking souterrain Arsenal</text:p>
          </table:table-cell>
          <table:table-cell office:value-type="string">
            <text:p>25</text:p>
          </table:table-cell>
          <table:table-cell office:value-type="string">
            <text:p>QUAI MAUBEC</text:p>
          </table:table-cell>
          <table:table-cell office:value-type="string">
            <text:p>LRE</text:p>
          </table:table-cell>
          <table:table-cell/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367</text:p>
          </table:table-cell>
          <table:table-cell office:value-type="string">
            <text:p>Parking Souterrain VERDUN</text:p>
          </table:table-cell>
          <table:table-cell/>
          <table:table-cell office:value-type="string">
            <text:p>PCE DE VERDUN</text:p>
          </table:table-cell>
          <table:table-cell office:value-type="string">
            <text:p>LRE</text:p>
          </table:table-cell>
          <table:table-cell/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402</text:p>
          </table:table-cell>
          <table:table-cell office:value-type="string">
            <text:p>Pavillon Mangin</text:p>
          </table:table-cell>
          <table:table-cell office:value-type="string">
            <text:p>67</text:p>
          </table:table-cell>
          <table:table-cell office:value-type="string">
            <text:p>AVE DES CORDELIERS</text:p>
          </table:table-cell>
          <table:table-cell office:value-type="string">
            <text:p>LRE</text:p>
          </table:table-cell>
          <table:table-cell table:style-name="ce4" office:value-type="float" office:value="252">
            <text:p><text:s/>252,00 <text:s text:c="3"/></text:p>
          </table:table-cell>
          <table:table-cell office:value-type="string">
            <text:p>16</text:p>
          </table:table-cell>
          <table:table-cell table:number-columns-repeated="1017"/>
        </table:table-row>
        <table:table-row table:style-name="ro1">
          <table:table-cell office:value-type="string">
            <text:p>000131</text:p>
          </table:table-cell>
          <table:table-cell office:value-type="string">
            <text:p>Pavillons de l'Orangerie Massiou</text:p>
          </table:table-cell>
          <table:table-cell office:value-type="string">
            <text:p>4</text:p>
          </table:table-cell>
          <table:table-cell office:value-type="string">
            <text:p>RUE MASSIOU</text:p>
          </table:table-cell>
          <table:table-cell office:value-type="string">
            <text:p>LRE</text:p>
          </table:table-cell>
          <table:table-cell/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0323</text:p>
          </table:table-cell>
          <table:table-cell office:value-type="string">
            <text:p>Petit Arsenal Nord</text:p>
          </table:table-cell>
          <table:table-cell office:value-type="string">
            <text:p>3</text:p>
          </table:table-cell>
          <table:table-cell office:value-type="string">
            <text:p>PCE JEAN BAPTISTE MARCET</text:p>
          </table:table-cell>
          <table:table-cell office:value-type="string">
            <text:p>LRE</text:p>
          </table:table-cell>
          <table:table-cell table:style-name="ce4" office:value-type="float" office:value="840">
            <text:p><text:s/>840,00 <text:s text:c="3"/></text:p>
          </table:table-cell>
          <table:table-cell office:value-type="string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000136</text:p>
          </table:table-cell>
          <table:table-cell office:value-type="string">
            <text:p>Petit Arsenal Sud</text:p>
          </table:table-cell>
          <table:table-cell office:value-type="string">
            <text:p>4</text:p>
          </table:table-cell>
          <table:table-cell office:value-type="string">
            <text:p>PCE JEAN BAPTISTE MARCET</text:p>
          </table:table-cell>
          <table:table-cell office:value-type="string">
            <text:p>LRE</text:p>
          </table:table-cell>
          <table:table-cell table:style-name="ce4" office:value-type="float" office:value="672">
            <text:p><text:s/>672,00 <text:s text:c="3"/></text:p>
          </table:table-cell>
          <table:table-cell office:value-type="string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000410</text:p>
          </table:table-cell>
          <table:table-cell office:value-type="string">
            <text:p>Phare du Bout du Monde</text:p>
          </table:table-cell>
          <table:table-cell/>
          <table:table-cell office:value-type="string">
            <text:p>POINTE DES MINIMES</text:p>
          </table:table-cell>
          <table:table-cell office:value-type="string">
            <text:p>LRE</text:p>
          </table:table-cell>
          <table:table-cell/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117</text:p>
          </table:table-cell>
          <table:table-cell office:value-type="string">
            <text:p>Piscine municipale Lucien Maylin</text:p>
          </table:table-cell>
          <table:table-cell office:value-type="string">
            <text:p>5</text:p>
          </table:table-cell>
          <table:table-cell office:value-type="string">
            <text:p>RUE LEONCE MAILHO</text:p>
          </table:table-cell>
          <table:table-cell office:value-type="string">
            <text:p>LRE</text:p>
          </table:table-cell>
          <table:table-cell table:style-name="ce4" office:value-type="float" office:value="8134">
            <text:p><text:s/>8 134,00 <text:s text:c="3"/></text:p>
          </table:table-cell>
          <table:table-cell office:value-type="string">
            <text:p>08</text:p>
          </table:table-cell>
          <table:table-cell table:number-columns-repeated="1017"/>
        </table:table-row>
        <table:table-row table:style-name="ro1">
          <table:table-cell office:value-type="string">
            <text:p>000108</text:p>
          </table:table-cell>
          <table:table-cell office:value-type="string">
            <text:p>Plaine de jeux Colette Besson</text:p>
          </table:table-cell>
          <table:table-cell office:value-type="string">
            <text:p>8</text:p>
          </table:table-cell>
          <table:table-cell office:value-type="string">
            <text:p>BD ARISTIDE RONDEAU</text:p>
          </table:table-cell>
          <table:table-cell office:value-type="string">
            <text:p>LRE</text:p>
          </table:table-cell>
          <table:table-cell table:style-name="ce4" office:value-type="float" office:value="1016.4">
            <text:p><text:s/>1 016,40 <text:s text:c="3"/>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000042</text:p>
          </table:table-cell>
          <table:table-cell office:value-type="string">
            <text:p>Pole du Lac</text:p>
          </table:table-cell>
          <table:table-cell office:value-type="string">
            <text:p>42</text:p>
          </table:table-cell>
          <table:table-cell office:value-type="string">
            <text:p>RUE PHILIPPE CHABANEIX</text:p>
          </table:table-cell>
          <table:table-cell office:value-type="string">
            <text:p>LRE</text:p>
          </table:table-cell>
          <table:table-cell table:style-name="ce4" office:value-type="float" office:value="878">
            <text:p><text:s/>878,00 <text:s text:c="3"/></text:p>
          </table:table-cell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366</text:p>
          </table:table-cell>
          <table:table-cell office:value-type="string">
            <text:p>Pôle Santé</text:p>
          </table:table-cell>
          <table:table-cell office:value-type="string">
            <text:p>11</text:p>
          </table:table-cell>
          <table:table-cell office:value-type="string">
            <text:p>Rue Franc Lapeyre</text:p>
          </table:table-cell>
          <table:table-cell office:value-type="string">
            <text:p>LRE</text:p>
          </table:table-cell>
          <table:table-cell table:style-name="ce4" office:value-type="float" office:value="1083">
            <text:p><text:s/>1 083,00 <text:s text:c="3"/></text:p>
          </table:table-cell>
          <table:table-cell office:value-type="string">
            <text:p>09</text:p>
          </table:table-cell>
          <table:table-cell table:number-columns-repeated="1017"/>
        </table:table-row>
        <table:table-row table:style-name="ro1">
          <table:table-cell office:value-type="string">
            <text:p>000325</text:p>
          </table:table-cell>
          <table:table-cell office:value-type="string">
            <text:p>Poney club de Mireuil</text:p>
          </table:table-cell>
          <table:table-cell/>
          <table:table-cell office:value-type="string">
            <text:p>LA PASSE</text:p>
          </table:table-cell>
          <table:table-cell office:value-type="string">
            <text:p>LRE</text:p>
          </table:table-cell>
          <table:table-cell table:style-name="ce4" office:value-type="float" office:value="911">
            <text:p><text:s/>911,00 <text:s text:c="3"/></text:p>
          </table:table-cell>
          <table:table-cell office:value-type="string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000090</text:p>
          </table:table-cell>
          <table:table-cell office:value-type="string">
            <text:p>Porte Dauphine et avant porte</text:p>
          </table:table-cell>
          <table:table-cell/>
          <table:table-cell office:value-type="string">
            <text:p>AVE DE LA PORTE DAUPHINE</text:p>
          </table:table-cell>
          <table:table-cell office:value-type="string">
            <text:p>LRE</text:p>
          </table:table-cell>
          <table:table-cell/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00266</text:p>
          </table:table-cell>
          <table:table-cell office:value-type="string">
            <text:p>Porte de la Commanderie</text:p>
          </table:table-cell>
          <table:table-cell office:value-type="string">
            <text:p>5</text:p>
          </table:table-cell>
          <table:table-cell office:value-type="string">
            <text:p>COUR DE LA COMMANDERIE</text:p>
          </table:table-cell>
          <table:table-cell office:value-type="string">
            <text:p>LRE</text:p>
          </table:table-cell>
          <table:table-cell/>
          <table:table-cell office:value-type="string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000198</text:p>
          </table:table-cell>
          <table:table-cell office:value-type="string">
            <text:p>Porte des Deux Moulins</text:p>
          </table:table-cell>
          <table:table-cell/>
          <table:table-cell office:value-type="string">
            <text:p>RUE DES DEUX MOULINS</text:p>
          </table:table-cell>
          <table:table-cell office:value-type="string">
            <text:p>LRE</text:p>
          </table:table-cell>
          <table:table-cell/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148</text:p>
          </table:table-cell>
          <table:table-cell office:value-type="string">
            <text:p>Porte Royale et avant porte</text:p>
          </table:table-cell>
          <table:table-cell/>
          <table:table-cell office:value-type="string">
            <text:p>PCE DE LA PORTE ROYALE</text:p>
          </table:table-cell>
          <table:table-cell office:value-type="string">
            <text:p>LRE</text:p>
          </table:table-cell>
          <table:table-cell table:style-name="ce4" office:value-type="float" office:value="795">
            <text:p><text:s/>795,00 <text:s text:c="3"/></text:p>
          </table:table-cell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288</text:p>
          </table:table-cell>
          <table:table-cell office:value-type="string">
            <text:p>Porte Saint-Nicolas - Quai Valin</text:p>
          </table:table-cell>
          <table:table-cell office:value-type="string">
            <text:p>13</text:p>
          </table:table-cell>
          <table:table-cell office:value-type="string">
            <text:p>RUE DES CANARDS</text:p>
          </table:table-cell>
          <table:table-cell office:value-type="string">
            <text:p>LRE</text:p>
          </table:table-cell>
          <table:table-cell/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196</text:p>
          </table:table-cell>
          <table:table-cell office:value-type="string">
            <text:p>Porte-Neuve</text:p>
          </table:table-cell>
          <table:table-cell/>
          <table:table-cell office:value-type="string">
            <text:p>RUE DE LA PORTE NEUVE</text:p>
          </table:table-cell>
          <table:table-cell office:value-type="string">
            <text:p>LRE</text:p>
          </table:table-cell>
          <table:table-cell/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350</text:p>
          </table:table-cell>
          <table:table-cell office:value-type="string">
            <text:p>Portes accès souterrains</text:p>
          </table:table-cell>
          <table:table-cell/>
          <table:table-cell office:value-type="string">
            <text:p>RUE DU PALAIS</text:p>
          </table:table-cell>
          <table:table-cell office:value-type="string">
            <text:p>LRE</text:p>
          </table:table-cell>
          <table:table-cell/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1009</text:p>
          </table:table-cell>
          <table:table-cell office:value-type="string">
            <text:p>Poste de Police Central</text:p>
          </table:table-cell>
          <table:table-cell office:value-type="string">
            <text:p>14</text:p>
          </table:table-cell>
          <table:table-cell office:value-type="string">
            <text:p>RUE DU PALAIS</text:p>
          </table:table-cell>
          <table:table-cell office:value-type="string">
            <text:p>LRE</text:p>
          </table:table-cell>
          <table:table-cell table:style-name="ce4" office:value-type="float" office:value="40">
            <text:p><text:s/>40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008</text:p>
          </table:table-cell>
          <table:table-cell office:value-type="string">
            <text:p>Poste de Police de Mireuil</text:p>
          </table:table-cell>
          <table:table-cell office:value-type="string">
            <text:p>17</text:p>
          </table:table-cell>
          <table:table-cell office:value-type="string">
            <text:p>AVE GAL MANGIN</text:p>
          </table:table-cell>
          <table:table-cell office:value-type="string">
            <text:p>LRE</text:p>
          </table:table-cell>
          <table:table-cell table:style-name="ce4" office:value-type="float" office:value="279">
            <text:p><text:s/>279,00 <text:s text:c="3"/></text:p>
          </table:table-cell>
          <table:table-cell office:value-type="string">
            <text:p>04</text:p>
          </table:table-cell>
          <table:table-cell table:number-columns-repeated="1017"/>
        </table:table-row>
        <table:table-row table:style-name="ro1">
          <table:table-cell office:value-type="string">
            <text:p>001010</text:p>
          </table:table-cell>
          <table:table-cell office:value-type="string">
            <text:p>Poste de Police de proximité de Saint Eloi</text:p>
          </table:table-cell>
          <table:table-cell office:value-type="string">
            <text:p>22</text:p>
          </table:table-cell>
          <table:table-cell office:value-type="string">
            <text:p>RUE JEAN PIERRE BLANCHARD</text:p>
          </table:table-cell>
          <table:table-cell office:value-type="string">
            <text:p>LRE</text:p>
          </table:table-cell>
          <table:table-cell table:style-name="ce4" office:value-type="float" office:value="43">
            <text:p><text:s/>43,00 <text:s text:c="3"/></text:p>
          </table:table-cell>
          <table:table-cell office:value-type="string">
            <text:p>09</text:p>
          </table:table-cell>
          <table:table-cell table:number-columns-repeated="1017"/>
        </table:table-row>
        <table:table-row table:style-name="ro1">
          <table:table-cell office:value-type="string">
            <text:p>000298</text:p>
          </table:table-cell>
          <table:table-cell office:value-type="string">
            <text:p>Poste de secours - Chef de Baie</text:p>
          </table:table-cell>
          <table:table-cell/>
          <table:table-cell office:value-type="string">
            <text:p>CHEF DE BAIE</text:p>
          </table:table-cell>
          <table:table-cell office:value-type="string">
            <text:p>LRE</text:p>
          </table:table-cell>
          <table:table-cell table:style-name="ce4" office:value-type="float" office:value="106">
            <text:p><text:s/>106,0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252</text:p>
          </table:table-cell>
          <table:table-cell office:value-type="string">
            <text:p>Poste de secours plage Minimes</text:p>
          </table:table-cell>
          <table:table-cell/>
          <table:table-cell office:value-type="string">
            <text:p>AVE DU LAZARET</text:p>
          </table:table-cell>
          <table:table-cell office:value-type="string">
            <text:p>LRE</text:p>
          </table:table-cell>
          <table:table-cell table:style-name="ce4" office:value-type="float" office:value="106">
            <text:p><text:s/>106,00 <text:s text:c="3"/></text:p>
          </table:table-cell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272</text:p>
          </table:table-cell>
          <table:table-cell office:value-type="string">
            <text:p>Relais nature " Ferme de la Moulinette "</text:p>
          </table:table-cell>
          <table:table-cell table:number-columns-repeated="2"/>
          <table:table-cell office:value-type="string">
            <text:p>AYT</text:p>
          </table:table-cell>
          <table:table-cell table:style-name="ce4" office:value-type="float" office:value="837">
            <text:p><text:s/>837,00 <text:s text:c="3"/></text:p>
          </table:table-cell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442</text:p>
          </table:table-cell>
          <table:table-cell office:value-type="string">
            <text:p>Réservoir d'eau sous terrain Mireuil</text:p>
          </table:table-cell>
          <table:table-cell/>
          <table:table-cell office:value-type="string">
            <text:p>AVE DE STOCKHOLM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11</text:p>
          </table:table-cell>
          <table:table-cell office:value-type="string">
            <text:p>Restaurant Administratif</text:p>
          </table:table-cell>
          <table:table-cell/>
          <table:table-cell office:value-type="string">
            <text:p>rue Blaise Pascal</text:p>
          </table:table-cell>
          <table:table-cell office:value-type="string">
            <text:p>PER</text:p>
          </table:table-cell>
          <table:table-cell table:style-name="ce4" office:value-type="float" office:value="453">
            <text:p><text:s/>453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394</text:p>
          </table:table-cell>
          <table:table-cell office:value-type="string">
            <text:p>Rochelaise et Fraternelle Réunies</text:p>
          </table:table-cell>
          <table:table-cell office:value-type="string">
            <text:p>209</text:p>
          </table:table-cell>
          <table:table-cell office:value-type="string">
            <text:p>AVE DE ROMPSAY</text:p>
          </table:table-cell>
          <table:table-cell office:value-type="string">
            <text:p>LRE</text:p>
          </table:table-cell>
          <table:table-cell table:style-name="ce4" office:value-type="float" office:value="127">
            <text:p><text:s/>127,00 <text:s text:c="3"/></text:p>
          </table:table-cell>
          <table:table-cell office:value-type="string">
            <text:p>09</text:p>
          </table:table-cell>
          <table:table-cell table:number-columns-repeated="1017"/>
        </table:table-row>
        <table:table-row table:style-name="ro1">
          <table:table-cell office:value-type="string">
            <text:p>000083</text:p>
          </table:table-cell>
          <table:table-cell office:value-type="string">
            <text:p>Rotonde Parc du Casino</text:p>
          </table:table-cell>
          <table:table-cell/>
          <table:table-cell office:value-type="string">
            <text:p>ALLEE DU MAIL</text:p>
          </table:table-cell>
          <table:table-cell office:value-type="string">
            <text:p>LRE</text:p>
          </table:table-cell>
          <table:table-cell table:style-name="ce4" office:value-type="float" office:value="54">
            <text:p><text:s/>54,0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445</text:p>
          </table:table-cell>
          <table:table-cell office:value-type="string">
            <text:p>Saint Gilles</text:p>
          </table:table-cell>
          <table:table-cell/>
          <table:table-cell office:value-type="string">
            <text:p>RUE SENAC DE MEILHAN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390</text:p>
          </table:table-cell>
          <table:table-cell office:value-type="string">
            <text:p>Salle de fêtes de VLS</text:p>
          </table:table-cell>
          <table:table-cell office:value-type="string">
            <text:p>86</text:p>
          </table:table-cell>
          <table:table-cell office:value-type="string">
            <text:p>AVE BILLAUD VARENNE</text:p>
          </table:table-cell>
          <table:table-cell office:value-type="string">
            <text:p>LRE</text:p>
          </table:table-cell>
          <table:table-cell table:style-name="ce4" office:value-type="float" office:value="747">
            <text:p><text:s/>747,00 <text:s text:c="3"/></text:p>
          </table:table-cell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007</text:p>
          </table:table-cell>
          <table:table-cell office:value-type="string">
            <text:p>Salle des Jacobins</text:p>
          </table:table-cell>
          <table:table-cell office:value-type="string">
            <text:p>1</text:p>
          </table:table-cell>
          <table:table-cell office:value-type="string">
            <text:p>PLACE CACAUD</text:p>
          </table:table-cell>
          <table:table-cell office:value-type="string">
            <text:p>LRE</text:p>
          </table:table-cell>
          <table:table-cell table:style-name="ce4" office:value-type="float" office:value="1333">
            <text:p><text:s/>1 333,00 <text:s text:c="3"/></text:p>
          </table:table-cell>
          <table:table-cell office:value-type="string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000236</text:p>
          </table:table-cell>
          <table:table-cell office:value-type="string">
            <text:p>Salle Municipale de Musculation de Mireuil</text:p>
          </table:table-cell>
          <table:table-cell office:value-type="string">
            <text:p>4 - 6</text:p>
          </table:table-cell>
          <table:table-cell office:value-type="string">
            <text:p>PCE DE L EUROPE</text:p>
          </table:table-cell>
          <table:table-cell office:value-type="string">
            <text:p>LRE</text:p>
          </table:table-cell>
          <table:table-cell/>
          <table:table-cell office:value-type="string">
            <text:p>13</text:p>
          </table:table-cell>
          <table:table-cell table:number-columns-repeated="1017"/>
        </table:table-row>
        <table:table-row table:style-name="ro1">
          <table:table-cell office:value-type="string">
            <text:p>000370</text:p>
          </table:table-cell>
          <table:table-cell office:value-type="string">
            <text:p>Salle municipale de musculation de VLS (Catharsis)</text:p>
          </table:table-cell>
          <table:table-cell office:value-type="string">
            <text:p>90</text:p>
          </table:table-cell>
          <table:table-cell office:value-type="string">
            <text:p>AVE BILLAUD VARENNE</text:p>
          </table:table-cell>
          <table:table-cell office:value-type="string">
            <text:p>LRE</text:p>
          </table:table-cell>
          <table:table-cell table:style-name="ce4" office:value-type="float" office:value="181">
            <text:p><text:s/>181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226</text:p>
          </table:table-cell>
          <table:table-cell office:value-type="string">
            <text:p>Salle polyvalente Villeneuve les Salines</text:p>
          </table:table-cell>
          <table:table-cell office:value-type="string">
            <text:p>4</text:p>
          </table:table-cell>
          <table:table-cell office:value-type="string">
            <text:p>RUE EMILE VICTOR DUVAL</text:p>
          </table:table-cell>
          <table:table-cell office:value-type="string">
            <text:p>LRE</text:p>
          </table:table-cell>
          <table:table-cell table:style-name="ce4" office:value-type="float" office:value="342">
            <text:p><text:s/>342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126</text:p>
          </table:table-cell>
          <table:table-cell office:value-type="string">
            <text:p>Salle publique de la Pallice</text:p>
          </table:table-cell>
          <table:table-cell office:value-type="string">
            <text:p>44</text:p>
          </table:table-cell>
          <table:table-cell office:value-type="string">
            <text:p>BD EMILE DELMAS</text:p>
          </table:table-cell>
          <table:table-cell office:value-type="string">
            <text:p>LRE</text:p>
          </table:table-cell>
          <table:table-cell table:style-name="ce4" office:value-type="float" office:value="551">
            <text:p><text:s/>551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124</text:p>
          </table:table-cell>
          <table:table-cell office:value-type="string">
            <text:p>Salle publique de la Trompette</text:p>
          </table:table-cell>
          <table:table-cell office:value-type="string">
            <text:p>130</text:p>
          </table:table-cell>
          <table:table-cell office:value-type="string">
            <text:p>AVE DU LT CL BERNIER</text:p>
          </table:table-cell>
          <table:table-cell office:value-type="string">
            <text:p>LRE</text:p>
          </table:table-cell>
          <table:table-cell table:style-name="ce4" office:value-type="float" office:value="360">
            <text:p><text:s/>360,00 <text:s text:c="3"/></text:p>
          </table:table-cell>
          <table:table-cell office:value-type="string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000127</text:p>
          </table:table-cell>
          <table:table-cell office:value-type="string">
            <text:p>Salle publique de Tasdon</text:p>
          </table:table-cell>
          <table:table-cell office:value-type="string">
            <text:p>18</text:p>
          </table:table-cell>
          <table:table-cell office:value-type="string">
            <text:p>RUE EMILE NORMANDIN</text:p>
          </table:table-cell>
          <table:table-cell office:value-type="string">
            <text:p>LRE</text:p>
          </table:table-cell>
          <table:table-cell table:style-name="ce4" office:value-type="float" office:value="378">
            <text:p><text:s/>378,00 <text:s text:c="3"/></text:p>
          </table:table-cell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263</text:p>
          </table:table-cell>
          <table:table-cell office:value-type="string">
            <text:p>Salle publique Émile Combes</text:p>
          </table:table-cell>
          <table:table-cell office:value-type="string">
            <text:p>40</text:p>
          </table:table-cell>
          <table:table-cell office:value-type="string">
            <text:p>RUE DE LA PEPINIERE</text:p>
          </table:table-cell>
          <table:table-cell office:value-type="string">
            <text:p>LRE</text:p>
          </table:table-cell>
          <table:table-cell table:style-name="ce4" office:value-type="float" office:value="800">
            <text:p><text:s/>800,0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421</text:p>
          </table:table-cell>
          <table:table-cell office:value-type="string">
            <text:p>Sanitaire automatique Des Minimes</text:p>
          </table:table-cell>
          <table:table-cell table:number-columns-repeated="2"/>
          <table:table-cell office:value-type="string">
            <text:p>LRE</text:p>
          </table:table-cell>
          <table:table-cell table:style-name="ce4" office:value-type="float" office:value="7">
            <text:p><text:s/>7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423</text:p>
          </table:table-cell>
          <table:table-cell office:value-type="string">
            <text:p>Sanitaire automatique esplanade des Parcs</text:p>
          </table:table-cell>
          <table:table-cell/>
          <table:table-cell office:value-type="string">
            <text:p>ESPLANADE DES PARCS</text:p>
          </table:table-cell>
          <table:table-cell office:value-type="string">
            <text:p>LRE</text:p>
          </table:table-cell>
          <table:table-cell table:style-name="ce4" office:value-type="float" office:value="7">
            <text:p><text:s/>7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419</text:p>
          </table:table-cell>
          <table:table-cell office:value-type="string">
            <text:p>Sanitaire automatique MPS De Gaulle</text:p>
          </table:table-cell>
          <table:table-cell/>
          <table:table-cell office:value-type="string">
            <text:p>AVE GAL DE GAULLE</text:p>
          </table:table-cell>
          <table:table-cell office:value-type="string">
            <text:p>LRE</text:p>
          </table:table-cell>
          <table:table-cell table:style-name="ce4" office:value-type="float" office:value="7">
            <text:p><text:s/>7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424</text:p>
          </table:table-cell>
          <table:table-cell office:value-type="string">
            <text:p>Sanitaire automatique Orbigny</text:p>
          </table:table-cell>
          <table:table-cell/>
          <table:table-cell office:value-type="string">
            <text:p>PARC D ORBIGNY</text:p>
          </table:table-cell>
          <table:table-cell office:value-type="string">
            <text:p>LRE</text:p>
          </table:table-cell>
          <table:table-cell table:style-name="ce4" office:value-type="float" office:value="7">
            <text:p><text:s/>7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420</text:p>
          </table:table-cell>
          <table:table-cell office:value-type="string">
            <text:p>Sanitaire automatique Parc des Pères</text:p>
          </table:table-cell>
          <table:table-cell table:number-columns-repeated="2"/>
          <table:table-cell office:value-type="string">
            <text:p>LRE</text:p>
          </table:table-cell>
          <table:table-cell table:style-name="ce4" office:value-type="float" office:value="7">
            <text:p><text:s/>7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422</text:p>
          </table:table-cell>
          <table:table-cell office:value-type="string">
            <text:p>Sanitaire automatique St Jean Acre</text:p>
          </table:table-cell>
          <table:table-cell/>
          <table:table-cell office:value-type="string">
            <text:p>ESPL SAINT JEAN D'ACRE</text:p>
          </table:table-cell>
          <table:table-cell office:value-type="string">
            <text:p>LRE</text:p>
          </table:table-cell>
          <table:table-cell table:style-name="ce4" office:value-type="float" office:value="7">
            <text:p><text:s/>7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418</text:p>
          </table:table-cell>
          <table:table-cell office:value-type="string">
            <text:p>Sanitaire automatique valin</text:p>
          </table:table-cell>
          <table:table-cell/>
          <table:table-cell office:value-type="string">
            <text:p>QUAI VALIN</text:p>
          </table:table-cell>
          <table:table-cell office:value-type="string">
            <text:p>LRE</text:p>
          </table:table-cell>
          <table:table-cell table:style-name="ce4" office:value-type="float" office:value="7">
            <text:p><text:s/>7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384</text:p>
          </table:table-cell>
          <table:table-cell office:value-type="string">
            <text:p>SCAN</text:p>
          </table:table-cell>
          <table:table-cell/>
          <table:table-cell office:value-type="string">
            <text:p>AVE PDT WILSON</text:p>
          </table:table-cell>
          <table:table-cell office:value-type="string">
            <text:p>LRE</text:p>
          </table:table-cell>
          <table:table-cell table:style-name="ce4" office:value-type="float" office:value="13362">
            <text:p><text:s/>13 362,0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190</text:p>
          </table:table-cell>
          <table:table-cell office:value-type="string">
            <text:p>Secours populaire</text:p>
          </table:table-cell>
          <table:table-cell office:value-type="string">
            <text:p>18</text:p>
          </table:table-cell>
          <table:table-cell office:value-type="string">
            <text:p>RUE DES CORDERIES</text:p>
          </table:table-cell>
          <table:table-cell office:value-type="string">
            <text:p>LRE</text:p>
          </table:table-cell>
          <table:table-cell table:style-name="ce4" office:value-type="float" office:value="200">
            <text:p><text:s/>200,00 <text:s text:c="3"/></text:p>
          </table:table-cell>
          <table:table-cell office:value-type="string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000417</text:p>
          </table:table-cell>
          <table:table-cell office:value-type="string">
            <text:p>Serres Municipales</text:p>
          </table:table-cell>
          <table:table-cell/>
          <table:table-cell office:value-type="string">
            <text:p>RUE DE LA BERGERIE</text:p>
          </table:table-cell>
          <table:table-cell office:value-type="string">
            <text:p>LRE</text:p>
          </table:table-cell>
          <table:table-cell table:style-name="ce4" office:value-type="float" office:value="10290">
            <text:p><text:s/>10 290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1011</text:p>
          </table:table-cell>
          <table:table-cell office:value-type="string">
            <text:p>Service Stationnement</text:p>
          </table:table-cell>
          <table:table-cell office:value-type="string">
            <text:p>14</text:p>
          </table:table-cell>
          <table:table-cell office:value-type="string">
            <text:p>RUE DE L'ARSENAL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408</text:p>
          </table:table-cell>
          <table:table-cell office:value-type="string">
            <text:p>Sirènes de Sécurité Civile</text:p>
          </table:table-cell>
          <table:table-cell table:number-columns-repeated="2"/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112</text:p>
          </table:table-cell>
          <table:table-cell office:value-type="string">
            <text:p>Stade André Bracq</text:p>
          </table:table-cell>
          <table:table-cell office:value-type="string">
            <text:p>2</text:p>
          </table:table-cell>
          <table:table-cell office:value-type="string">
            <text:p>IMP ANDRE BRACQ</text:p>
          </table:table-cell>
          <table:table-cell office:value-type="string">
            <text:p>LRE</text:p>
          </table:table-cell>
          <table:table-cell table:style-name="ce4" office:value-type="float" office:value="521">
            <text:p><text:s/>521,00 <text:s text:c="3"/></text:p>
          </table:table-cell>
          <table:table-cell office:value-type="string">
            <text:p>03</text:p>
          </table:table-cell>
          <table:table-cell table:number-columns-repeated="1017"/>
        </table:table-row>
        <table:table-row table:style-name="ro1">
          <table:table-cell office:value-type="string">
            <text:p>000105</text:p>
          </table:table-cell>
          <table:table-cell office:value-type="string">
            <text:p>Stade Bouffenie</text:p>
          </table:table-cell>
          <table:table-cell office:value-type="string">
            <text:p>7</text:p>
          </table:table-cell>
          <table:table-cell office:value-type="string">
            <text:p>AVE PIERRE DE COUBERTIN</text:p>
          </table:table-cell>
          <table:table-cell office:value-type="string">
            <text:p>LRE</text:p>
          </table:table-cell>
          <table:table-cell table:style-name="ce4" office:value-type="float" office:value="6277">
            <text:p><text:s/>6 277,00 <text:s text:c="3"/></text:p>
          </table:table-cell>
          <table:table-cell office:value-type="string">
            <text:p>06</text:p>
          </table:table-cell>
          <table:table-cell table:number-columns-repeated="1017"/>
        </table:table-row>
        <table:table-row table:style-name="ro1">
          <table:table-cell office:value-type="string">
            <text:p>000331</text:p>
          </table:table-cell>
          <table:table-cell office:value-type="string">
            <text:p>Stade du Lac de Villeneuve les Salines</text:p>
          </table:table-cell>
          <table:table-cell office:value-type="string">
            <text:p>62</text:p>
          </table:table-cell>
          <table:table-cell office:value-type="string">
            <text:p>AVE ROBESPIERRE</text:p>
          </table:table-cell>
          <table:table-cell office:value-type="string">
            <text:p>LRE</text:p>
          </table:table-cell>
          <table:table-cell table:style-name="ce4" office:value-type="float" office:value="372">
            <text:p><text:s/>372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113</text:p>
          </table:table-cell>
          <table:table-cell office:value-type="string">
            <text:p>Stade Hebella</text:p>
          </table:table-cell>
          <table:table-cell/>
          <table:table-cell office:value-type="string">
            <text:p>LE PARC</text:p>
          </table:table-cell>
          <table:table-cell office:value-type="string">
            <text:p>LRE</text:p>
          </table:table-cell>
          <table:table-cell table:style-name="ce4" office:value-type="float" office:value="140">
            <text:p><text:s/>140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106</text:p>
          </table:table-cell>
          <table:table-cell office:value-type="string">
            <text:p>Stade le Parco</text:p>
          </table:table-cell>
          <table:table-cell office:value-type="string">
            <text:p>18</text:p>
          </table:table-cell>
          <table:table-cell office:value-type="string">
            <text:p>RUE HENRI REGNAULT</text:p>
          </table:table-cell>
          <table:table-cell office:value-type="string">
            <text:p>LRE</text:p>
          </table:table-cell>
          <table:table-cell table:style-name="ce4" office:value-type="float" office:value="1113">
            <text:p><text:s/>1 113,00 <text:s text:c="3"/></text:p>
          </table:table-cell>
          <table:table-cell office:value-type="string">
            <text:p>04</text:p>
          </table:table-cell>
          <table:table-cell table:number-columns-repeated="1017"/>
        </table:table-row>
        <table:table-row table:style-name="ro1">
          <table:table-cell office:value-type="string">
            <text:p>000332</text:p>
          </table:table-cell>
          <table:table-cell office:value-type="string">
            <text:p>Stade Marc Garnier (vds)</text:p>
          </table:table-cell>
          <table:table-cell office:value-type="string">
            <text:p>86</text:p>
          </table:table-cell>
          <table:table-cell office:value-type="string">
            <text:p>AVE BILLAUD VARENNE</text:p>
          </table:table-cell>
          <table:table-cell office:value-type="string">
            <text:p>LRE</text:p>
          </table:table-cell>
          <table:table-cell table:style-name="ce4" office:value-type="float" office:value="138">
            <text:p><text:s/>138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212</text:p>
          </table:table-cell>
          <table:table-cell office:value-type="string">
            <text:p>Stade Marcel Deflandre</text:p>
          </table:table-cell>
          <table:table-cell office:value-type="string">
            <text:p>69</text:p>
          </table:table-cell>
          <table:table-cell office:value-type="string">
            <text:p>AVE MARECHAL JUIN</text:p>
          </table:table-cell>
          <table:table-cell office:value-type="string">
            <text:p>LRE</text:p>
          </table:table-cell>
          <table:table-cell table:style-name="ce4" office:value-type="float" office:value="7019.5">
            <text:p><text:s/>7 019,5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163</text:p>
          </table:table-cell>
          <table:table-cell office:value-type="string">
            <text:p>Stand de tir Porte Royale</text:p>
          </table:table-cell>
          <table:table-cell office:value-type="string">
            <text:p>86</text:p>
          </table:table-cell>
          <table:table-cell office:value-type="string">
            <text:p>AVE DE LA PORTE ROYALE</text:p>
          </table:table-cell>
          <table:table-cell office:value-type="string">
            <text:p>LRE</text:p>
          </table:table-cell>
          <table:table-cell/>
          <table:table-cell office:value-type="string">
            <text:p>09</text:p>
          </table:table-cell>
          <table:table-cell table:number-columns-repeated="1017"/>
        </table:table-row>
        <table:table-row table:style-name="ro1">
          <table:table-cell office:value-type="string">
            <text:p>000174</text:p>
          </table:table-cell>
          <table:table-cell office:value-type="string">
            <text:p>Station de pompage de varaize</text:p>
          </table:table-cell>
          <table:table-cell/>
          <table:table-cell office:value-type="string">
            <text:p>pre Carre</text:p>
          </table:table-cell>
          <table:table-cell office:value-type="string">
            <text:p>LRE</text:p>
          </table:table-cell>
          <table:table-cell table:number-columns-repeated="1019"/>
        </table:table-row>
        <table:table-row table:style-name="ro1">
          <table:table-cell office:value-type="string">
            <text:p>000177</text:p>
          </table:table-cell>
          <table:table-cell office:value-type="string">
            <text:p>Station d''exhaure d''anais-n°1-</text:p>
          </table:table-cell>
          <table:table-cell table:number-columns-repeated="2"/>
          <table:table-cell office:value-type="string">
            <text:p>ANA</text:p>
          </table:table-cell>
          <table:table-cell table:number-columns-repeated="1019"/>
        </table:table-row>
        <table:table-row table:style-name="ro1">
          <table:table-cell office:value-type="string">
            <text:p>000178</text:p>
          </table:table-cell>
          <table:table-cell office:value-type="string">
            <text:p>Station d''exhaure d''anais-n°2-</text:p>
          </table:table-cell>
          <table:table-cell table:number-columns-repeated="2"/>
          <table:table-cell office:value-type="string">
            <text:p>ANA</text:p>
          </table:table-cell>
          <table:table-cell table:number-columns-repeated="1019"/>
        </table:table-row>
        <table:table-row table:style-name="ro1">
          <table:table-cell office:value-type="string">
            <text:p>000179</text:p>
          </table:table-cell>
          <table:table-cell office:value-type="string">
            <text:p>Station d''exhaure gué d''allere</text:p>
          </table:table-cell>
          <table:table-cell/>
          <table:table-cell office:value-type="string">
            <text:p>le Gue d'allere</text:p>
          </table:table-cell>
          <table:table-cell office:value-type="string">
            <text:p>LEG</text:p>
          </table:table-cell>
          <table:table-cell table:number-columns-repeated="1019"/>
        </table:table-row>
        <table:table-row table:style-name="ro1">
          <table:table-cell office:value-type="string">
            <text:p>000217</text:p>
          </table:table-cell>
          <table:table-cell office:value-type="string">
            <text:p>Station pompage 5 rue aqueduc</text:p>
          </table:table-cell>
          <table:table-cell office:value-type="string">
            <text:p>5</text:p>
          </table:table-cell>
          <table:table-cell office:value-type="string">
            <text:p>RUE DE L'AQUEDUC</text:p>
          </table:table-cell>
          <table:table-cell office:value-type="string">
            <text:p>LRE</text:p>
          </table:table-cell>
          <table:table-cell/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00176</text:p>
          </table:table-cell>
          <table:table-cell office:value-type="string">
            <text:p>Station pompage/exhaure fraise</text:p>
          </table:table-cell>
          <table:table-cell/>
          <table:table-cell office:value-type="string">
            <text:p>verines</text:p>
          </table:table-cell>
          <table:table-cell office:value-type="string">
            <text:p>VER</text:p>
          </table:table-cell>
          <table:table-cell table:number-columns-repeated="1019"/>
        </table:table-row>
        <table:table-row table:style-name="ro1">
          <table:table-cell office:value-type="string">
            <text:p>000152</text:p>
          </table:table-cell>
          <table:table-cell office:value-type="string">
            <text:p>Syndicat des gens de mer</text:p>
          </table:table-cell>
          <table:table-cell/>
          <table:table-cell office:value-type="string">
            <text:p>AVE DU 123E R I</text:p>
          </table:table-cell>
          <table:table-cell office:value-type="string">
            <text:p>LRE</text:p>
          </table:table-cell>
          <table:table-cell table:style-name="ce4" office:value-type="float" office:value="114">
            <text:p><text:s/>114,00 <text:s text:c="3"/></text:p>
          </table:table-cell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351</text:p>
          </table:table-cell>
          <table:table-cell office:value-type="string">
            <text:p>Temple Protestant</text:p>
          </table:table-cell>
          <table:table-cell office:value-type="string">
            <text:p>4</text:p>
          </table:table-cell>
          <table:table-cell office:value-type="string">
            <text:p>RUE SAINT MICHEL</text:p>
          </table:table-cell>
          <table:table-cell office:value-type="string">
            <text:p>LRE</text:p>
          </table:table-cell>
          <table:table-cell table:style-name="ce4" office:value-type="float" office:value="750">
            <text:p><text:s/>750,00 <text:s text:c="3"/></text:p>
          </table:table-cell>
          <table:table-cell office:value-type="string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000119</text:p>
          </table:table-cell>
          <table:table-cell office:value-type="string">
            <text:p>Tennis club rochelais</text:p>
          </table:table-cell>
          <table:table-cell office:value-type="string">
            <text:p>50</text:p>
          </table:table-cell>
          <table:table-cell office:value-type="string">
            <text:p>AVE ARISTIDE BRIAND</text:p>
          </table:table-cell>
          <table:table-cell office:value-type="string">
            <text:p>LRE</text:p>
          </table:table-cell>
          <table:table-cell table:style-name="ce4" office:value-type="float" office:value="190">
            <text:p><text:s/>190,00 <text:s text:c="3"/></text:p>
          </table:table-cell>
          <table:table-cell office:value-type="string">
            <text:p>07</text:p>
          </table:table-cell>
          <table:table-cell table:number-columns-repeated="1017"/>
        </table:table-row>
        <table:table-row table:style-name="ro1">
          <table:table-cell office:value-type="string">
            <text:p>000107</text:p>
          </table:table-cell>
          <table:table-cell office:value-type="string">
            <text:p>Terrain de sport de la SCAN</text:p>
          </table:table-cell>
          <table:table-cell/>
          <table:table-cell office:value-type="string">
            <text:p>MARAIS DE VAUGOUIN</text:p>
          </table:table-cell>
          <table:table-cell office:value-type="string">
            <text:p>LRE</text:p>
          </table:table-cell>
          <table:table-cell table:style-name="ce4" office:value-type="float" office:value="20">
            <text:p><text:s/>20,00 <text:s text:c="3"/></text:p>
          </table:table-cell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109</text:p>
          </table:table-cell>
          <table:table-cell office:value-type="string">
            <text:p>Terrain de sport de Tasdon</text:p>
          </table:table-cell>
          <table:table-cell office:value-type="string">
            <text:p>21</text:p>
          </table:table-cell>
          <table:table-cell office:value-type="string">
            <text:p>RUE JEHAN MERICHON</text:p>
          </table:table-cell>
          <table:table-cell office:value-type="string">
            <text:p>LRE</text:p>
          </table:table-cell>
          <table:table-cell table:style-name="ce4" office:value-type="float" office:value="206">
            <text:p><text:s/>206,00 <text:s text:c="3"/></text:p>
          </table:table-cell>
          <table:table-cell office:value-type="string">
            <text:p>19</text:p>
          </table:table-cell>
          <table:table-cell table:number-columns-repeated="1017"/>
        </table:table-row>
        <table:table-row table:style-name="ro1">
          <table:table-cell office:value-type="string">
            <text:p>000318</text:p>
          </table:table-cell>
          <table:table-cell office:value-type="string">
            <text:p>Terrain de Sport du Petit Marseille</text:p>
          </table:table-cell>
          <table:table-cell office:value-type="string">
            <text:p>19</text:p>
          </table:table-cell>
          <table:table-cell office:value-type="string">
            <text:p>RUE DU PRADO</text:p>
          </table:table-cell>
          <table:table-cell office:value-type="string">
            <text:p>LRE</text:p>
          </table:table-cell>
          <table:table-cell table:style-name="ce4" office:value-type="float" office:value="220">
            <text:p><text:s/>220,00 <text:s text:c="3"/></text:p>
          </table:table-cell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1005</text:p>
          </table:table-cell>
          <table:table-cell office:value-type="string">
            <text:p>Théâtre "La Tasse de Thé"</text:p>
          </table:table-cell>
          <table:table-cell office:value-type="string">
            <text:p>5</text:p>
          </table:table-cell>
          <table:table-cell office:value-type="string">
            <text:p>RUE AUDRAN</text:p>
          </table:table-cell>
          <table:table-cell office:value-type="string">
            <text:p>LRE</text:p>
          </table:table-cell>
          <table:table-cell table:style-name="ce4" office:value-type="float" office:value="190">
            <text:p><text:s/>190,00 <text:s text:c="3"/></text:p>
          </table:table-cell>
          <table:table-cell office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000399</text:p>
          </table:table-cell>
          <table:table-cell office:value-type="string">
            <text:p>Théâtre de la Fabrique du Vélodrome</text:p>
          </table:table-cell>
          <table:table-cell office:value-type="string">
            <text:p>4</text:p>
          </table:table-cell>
          <table:table-cell office:value-type="string">
            <text:p>RUE DU VELODROME</text:p>
          </table:table-cell>
          <table:table-cell office:value-type="string">
            <text:p>LRE</text:p>
          </table:table-cell>
          <table:table-cell table:style-name="ce4" office:value-type="float" office:value="628">
            <text:p><text:s/>628,00 <text:s text:c="3"/></text:p>
          </table:table-cell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00129</text:p>
          </table:table-cell>
          <table:table-cell office:value-type="string">
            <text:p>Théâtre de la Ville en Bois (Ex. chapelle St Vince</text:p>
          </table:table-cell>
          <table:table-cell office:value-type="string">
            <text:p>29</text:p>
          </table:table-cell>
          <table:table-cell office:value-type="string">
            <text:p>RUE ALBERT 1ER</text:p>
          </table:table-cell>
          <table:table-cell office:value-type="string">
            <text:p>LRE</text:p>
          </table:table-cell>
          <table:table-cell table:style-name="ce4" office:value-type="float" office:value="304">
            <text:p><text:s/>304,00 <text:s text:c="3"/>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001002</text:p>
          </table:table-cell>
          <table:table-cell office:value-type="string">
            <text:p>Théatre du Ballon Rouge</text:p>
          </table:table-cell>
          <table:table-cell office:value-type="string">
            <text:p>10</text:p>
          </table:table-cell>
          <table:table-cell office:value-type="string">
            <text:p>RUE JACQUES HENRY</text:p>
          </table:table-cell>
          <table:table-cell office:value-type="string">
            <text:p>LRE</text:p>
          </table:table-cell>
          <table:table-cell table:style-name="ce4" office:value-type="float" office:value="342.5">
            <text:p><text:s/>342,5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1001</text:p>
          </table:table-cell>
          <table:table-cell office:value-type="string">
            <text:p>Théatre toujours à l''horizon</text:p>
          </table:table-cell>
          <table:table-cell table:number-columns-repeated="2"/>
          <table:table-cell office:value-type="string">
            <text:p>LRE</text:p>
          </table:table-cell>
          <table:table-cell table:style-name="ce4" office:value-type="float" office:value="415">
            <text:p><text:s/>415,00 <text:s text:c="3"/></text:p>
          </table:table-cell>
          <table:table-cell office:value-type="string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000335</text:p>
          </table:table-cell>
          <table:table-cell office:value-type="string">
            <text:p>Tour Carrée</text:p>
          </table:table-cell>
          <table:table-cell/>
          <table:table-cell office:value-type="string">
            <text:p>LA TOUR CARREE</text:p>
          </table:table-cell>
          <table:table-cell office:value-type="string">
            <text:p>LRE</text:p>
          </table:table-cell>
          <table:table-cell table:style-name="ce4" office:value-type="float" office:value="104">
            <text:p><text:s/>104,00 <text:s text:c="3"/></text:p>
          </table:table-cell>
          <table:table-cell table:number-columns-repeated="1018"/>
        </table:table-row>
        <table:table-row table:style-name="ro1">
          <table:table-cell office:value-type="string">
            <text:p>000175</text:p>
          </table:table-cell>
          <table:table-cell office:value-type="string">
            <text:p>Tour d''Équilibre de Bourgneuf</text:p>
          </table:table-cell>
          <table:table-cell table:number-columns-repeated="2"/>
          <table:table-cell office:value-type="string">
            <text:p>BOU</text:p>
          </table:table-cell>
          <table:table-cell table:number-columns-repeated="1019"/>
        </table:table-row>
        <table:table-row table:style-name="ro1">
          <table:table-cell office:value-type="string">
            <text:p>000257</text:p>
          </table:table-cell>
          <table:table-cell office:value-type="string">
            <text:p>Trésorerie municipale</text:p>
          </table:table-cell>
          <table:table-cell office:value-type="string">
            <text:p>8</text:p>
          </table:table-cell>
          <table:table-cell office:value-type="string">
            <text:p>AVE GAL LECLERC</text:p>
          </table:table-cell>
          <table:table-cell office:value-type="string">
            <text:p>LRE</text:p>
          </table:table-cell>
          <table:table-cell table:style-name="ce4" office:value-type="float" office:value="600">
            <text:p><text:s/>600,0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114</text:p>
          </table:table-cell>
          <table:table-cell office:value-type="string">
            <text:p>Vélodrome Maurice Delaunay</text:p>
          </table:table-cell>
          <table:table-cell office:value-type="string">
            <text:p>92</text:p>
          </table:table-cell>
          <table:table-cell office:value-type="string">
            <text:p>RUE DU VELODROME</text:p>
          </table:table-cell>
          <table:table-cell office:value-type="string">
            <text:p>LRE</text:p>
          </table:table-cell>
          <table:table-cell table:style-name="ce4" office:value-type="float" office:value="328">
            <text:p><text:s/>328,00 <text:s text:c="3"/></text:p>
          </table:table-cell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00086</text:p>
          </table:table-cell>
          <table:table-cell office:value-type="string">
            <text:p>Villa Fort-Louis</text:p>
          </table:table-cell>
          <table:table-cell office:value-type="string">
            <text:p>24</text:p>
          </table:table-cell>
          <table:table-cell office:value-type="string">
            <text:p>AVE DU FORT LOUIS</text:p>
          </table:table-cell>
          <table:table-cell office:value-type="string">
            <text:p>LRE</text:p>
          </table:table-cell>
          <table:table-cell table:style-name="ce4" office:value-type="float" office:value="1100">
            <text:p><text:s/>1 100,0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205</text:p>
          </table:table-cell>
          <table:table-cell office:value-type="string">
            <text:p>Wc public bas du Mail</text:p>
          </table:table-cell>
          <table:table-cell/>
          <table:table-cell office:value-type="string">
            <text:p>AVE MAURICE DELMAS</text:p>
          </table:table-cell>
          <table:table-cell office:value-type="string">
            <text:p>LRE</text:p>
          </table:table-cell>
          <table:table-cell table:style-name="ce4" office:value-type="float" office:value="24.1">
            <text:p><text:s/>24,10 <text:s text:c="3"/>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329</text:p>
          </table:table-cell>
          <table:table-cell office:value-type="string">
            <text:p>Wc public centre commercial Villeneuve les Salines</text:p>
          </table:table-cell>
          <table:table-cell/>
          <table:table-cell office:value-type="string">
            <text:p>AVE BILLAUD VARENNE</text:p>
          </table:table-cell>
          <table:table-cell office:value-type="string">
            <text:p>LRE</text:p>
          </table:table-cell>
          <table:table-cell/>
          <table:table-cell office:value-type="string">
            <text:p>17</text:p>
          </table:table-cell>
          <table:table-cell table:number-columns-repeated="1017"/>
        </table:table-row>
        <table:table-row table:style-name="ro1">
          <table:table-cell office:value-type="string">
            <text:p>000162</text:p>
          </table:table-cell>
          <table:table-cell office:value-type="string">
            <text:p>Wc public Cours des Dames</text:p>
          </table:table-cell>
          <table:table-cell/>
          <table:table-cell office:value-type="string">
            <text:p>COURS DES DAMES</text:p>
          </table:table-cell>
          <table:table-cell office:value-type="string">
            <text:p>LRE</text:p>
          </table:table-cell>
          <table:table-cell table:style-name="ce4" office:value-type="float" office:value="25">
            <text:p><text:s/>25,00 <text:s text:c="3"/>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000207</text:p>
          </table:table-cell>
          <table:table-cell office:value-type="string">
            <text:p>Wc public de Port-Neuf</text:p>
          </table:table-cell>
          <table:table-cell/>
          <table:table-cell office:value-type="string">
            <text:p>AVE MARECHAL JUIN</text:p>
          </table:table-cell>
          <table:table-cell office:value-type="string">
            <text:p>LRE</text:p>
          </table:table-cell>
          <table:table-cell/>
          <table:table-cell office:value-type="string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000161</text:p>
          </table:table-cell>
          <table:table-cell office:value-type="string">
            <text:p>Wc public Esplanade des Parcs</text:p>
          </table:table-cell>
          <table:table-cell/>
          <table:table-cell office:value-type="string">
            <text:p>ESPLANADE DES PARCS</text:p>
          </table:table-cell>
          <table:table-cell office:value-type="string">
            <text:p>LRE</text:p>
          </table:table-cell>
          <table:table-cell/>
          <table:table-cell office:value-type="string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000338</text:p>
          </table:table-cell>
          <table:table-cell office:value-type="string">
            <text:p>Wc public Parking Encan</text:p>
          </table:table-cell>
          <table:table-cell/>
          <table:table-cell office:value-type="string">
            <text:p>QUAI LOUIS PRUNIER</text:p>
          </table:table-cell>
          <table:table-cell office:value-type="string">
            <text:p>LRE</text:p>
          </table:table-cell>
          <table:table-cell/>
          <table:table-cell office:value-type="string">
            <text:p>18</text:p>
          </table:table-cell>
          <table:table-cell table:number-columns-repeated="1017"/>
        </table:table-row>
        <table:table-row table:style-name="ro1">
          <table:table-cell office:value-type="string">
            <text:p>000166</text:p>
          </table:table-cell>
          <table:table-cell office:value-type="string">
            <text:p>Wc public Square Valin</text:p>
          </table:table-cell>
          <table:table-cell/>
          <table:table-cell office:value-type="string">
            <text:p>SQ VALIN</text:p>
          </table:table-cell>
          <table:table-cell office:value-type="string">
            <text:p>LRE</text:p>
          </table:table-cell>
          <table:table-cell table:style-name="ce4" office:value-type="float" office:value="24">
            <text:p><text:s/>24,00 <text:s text:c="3"/></text:p>
          </table:table-cell>
          <table:table-cell office:value-type="string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000197</text:p>
          </table:table-cell>
          <table:table-cell office:value-type="string">
            <text:p>Zoo Parc Charruyer</text:p>
          </table:table-cell>
          <table:table-cell/>
          <table:table-cell office:value-type="string">
            <text:p>PARC CHARRUYER</text:p>
          </table:table-cell>
          <table:table-cell office:value-type="string">
            <text:p>LRE</text:p>
          </table:table-cell>
          <table:table-cell table:style-name="ce4" office:value-type="float" office:value="250">
            <text:p><text:s/>250,00 <text:s text:c="3"/></text:p>
          </table:table-cell>
          <table:table-cell table:number-columns-repeated="1018"/>
        </table:table-row>
        <table:table-row table:style-name="ro1" table:number-rows-repeated="10482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au1" table:target-range-address="'PAR NUMERO'.A1:'PAR NUMERO'.I41" table:display-filter-buttons="true"/>
        <table:database-range table:name="Tableau13" table:target-range-address="'PAR ALPHABET'.A1:'PAR ALPHABET'.G3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106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6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fr" number:country="FR">
      <number:minutes number:style="long"/>
      <number:text>:</number:text>
      <number:seconds number:style="long"/>
    </number:time-style>
    <number:time-style style:name="N1012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fr" number:country="FR">
      <number:minutes number:style="long"/>
      <number:text>:</number:text>
      <number:seconds number:style="long" number:decimal-places="1"/>
    </number:time-style>
    <number:number-style style:name="N10126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NUMERO" style:display-name="PageStyle_PAR NUME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_20_ALPHABET" style:display-name="PageStyle_PAR ALPHAB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OTIER</dc:creator>
    <meta:creation-date>2012-10-11T15:46:28</meta:creation-date>
    <dc:date>2013-09-17T07:39:18</dc:date>
    <meta:generator>LibreOffice/4.0.4.2$Windows_x86 LibreOffice_project/9e9821abd0ffdbc09cd8c52eaa574fa09eb08f2</meta:generator>
    <meta:document-statistic meta:table-count="2" meta:cell-count="249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